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70.89pt"/>
    </style:style>
    <style:style style:name="co8" style:family="table-column">
      <style:table-column-properties fo:break-before="auto" style:column-width="36.65pt"/>
    </style:style>
    <style:style style:name="co9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0"/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cccccc"/>
    </style:style>
    <style:style style:name="ce38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aa61a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/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4">
      <style:table-cell-properties fo:background-color="#ffe5ca"/>
    </style:style>
    <style:style style:name="ce7" style:family="table-cell" style:parent-style-name="Default" style:data-style-name="N4">
      <style:table-cell-properties fo:background-color="#bce4e5"/>
    </style:style>
    <style:style style:name="ce9" style:family="table-cell" style:parent-style-name="Default" style:data-style-name="N4">
      <style:table-cell-properties fo:background-color="#8ccfb7"/>
    </style:style>
    <style:style style:name="ce31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4">
      <style:table-cell-properties fo:background-color="#cccccc"/>
    </style:style>
    <style:style style:name="ce43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end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visibility="collapse" table:default-cell-style-name="ce17"/>
        <table:table-column table:style-name="co5" table:default-cell-style-name="ce17"/>
        <table:table-column table:style-name="co6" table:default-cell-style-name="ce17"/>
        <table:table-column table:style-name="co4" table:visibility="collapse" table:number-columns-repeated="2" table:default-cell-style-name="ce17"/>
        <table:table-column table:style-name="co6" table:visibility="collapse" table:default-cell-style-name="ce17"/>
        <table:table-column table:style-name="co7" table:default-cell-style-name="ce17"/>
        <table:table-column table:style-name="co5" table:default-cell-style-name="ce17"/>
        <table:table-column table:style-name="co4" table:visibility="collapse" table:number-columns-repeated="2" table:default-cell-style-name="ce17"/>
        <table:table-column table:style-name="co6" table:visibility="collapse" table:default-cell-style-name="ce17"/>
        <table:table-column table:style-name="co8" table:visibility="collapse" table:number-columns-repeated="2" table:default-cell-style-name="ce17"/>
        <table:table-column table:style-name="co6" table:default-cell-style-name="ce17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z (CENTER)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17" office:value-type="string" calcext:value-type="string">
            <text:p>Spacing</text:p>
          </table:table-cell>
          <table:table-cell table:formula="of:=12*0.0254" office:value-type="float" office:value="0.3048" calcext:value-type="float">
            <text:p>0.3048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table:formula="of:=[.I3]+[.N3]" office:value-type="float" office:value="2.13943183210231" calcext:value-type="float">
            <text:p>2.14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30" table:formula="of:=[.F3]" office:value-type="float" office:value="1.07032773253794" calcext:value-type="float">
            <text:p>1.07</text:p>
          </table:table-cell>
          <table:table-cell table:style-name="ce7" table:formula="of:=[.W3]/[.$T$1]" office:value-type="float" office:value="3.51157392564941" calcext:value-type="float">
            <text:p>3.51</text:p>
          </table:table-cell>
          <table:table-cell table:style-name="ce14" table:formula="of:=[.J3]" office:value-type="float" office:value="2.13943183210231" calcext:value-type="float">
            <text:p>2.14</text:p>
          </table:table-cell>
          <table:table-cell table:style-name="ce9" table:formula="of:=[.Y3]/[.$T$1]" office:value-type="float" office:value="7.01913330742228" calcext:value-type="float">
            <text:p>7.02</text:p>
          </table:table-cell>
          <table:table-cell table:style-name="ce17" table:formula="of:=[.Q3]" office:value-type="float" office:value="1.06787114788644" calcext:value-type="float">
            <text:p>1.07</text:p>
          </table:table-cell>
          <table:table-cell table:style-name="ce17" table:formula="of:=[.AA3]/[.$T$1]" office:value-type="float" office:value="3.50351426471929" calcext:value-type="float">
            <text:p>3.50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table:formula="of:=[.I4]+[.N4]" office:value-type="float" office:value="5.35648122730229" calcext:value-type="float">
            <text:p>5.36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30" table:formula="of:=([.F4]-[.F3])" office:value-type="float" office:value="1.64196979199991" calcext:value-type="float">
            <text:p>1.64</text:p>
          </table:table-cell>
          <table:table-cell table:style-name="ce7" table:formula="of:=[.W4]/[.$T$1]" office:value-type="float" office:value="5.38703999999971" calcext:value-type="float">
            <text:p>5.39</text:p>
          </table:table-cell>
          <table:table-cell table:style-name="ce14" table:formula="of:=([.J4]-[.J3])" office:value-type="float" office:value="3.21704939519998" calcext:value-type="float">
            <text:p>3.22</text:p>
          </table:table-cell>
          <table:table-cell table:style-name="ce9" table:formula="of:=[.Y4]/[.$T$1]" office:value-type="float" office:value="10.5546239999999" calcext:value-type="float">
            <text:p>10.55</text:p>
          </table:table-cell>
          <table:table-cell table:style-name="ce17" table:formula="of:=([.Q4]-[.Q3])" office:value-type="float" office:value="1.57507960320023" calcext:value-type="float">
            <text:p>1.58</text:p>
          </table:table-cell>
          <table:table-cell table:style-name="ce17" table:formula="of:=[.AA4]/[.$T$1]" office:value-type="float" office:value="5.16758400000076" calcext:value-type="float">
            <text:p>5.17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table:formula="of:=[.I5]+[.N5]" office:value-type="float" office:value="8.87512900330223" calcext:value-type="float">
            <text:p>8.88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30" table:formula="of:=([.F5]-[.F3])" office:value-type="float" office:value="3.43787425199981" calcext:value-type="float">
            <text:p>3.44</text:p>
          </table:table-cell>
          <table:table-cell table:style-name="ce7" table:formula="of:=[.W5]/[.$T$1]" office:value-type="float" office:value="11.2791149999994" calcext:value-type="float">
            <text:p>11.28</text:p>
          </table:table-cell>
          <table:table-cell table:style-name="ce14" table:formula="of:=([.J5]-[.J3])" office:value-type="float" office:value="6.73569717119992" calcext:value-type="float">
            <text:p>6.74</text:p>
          </table:table-cell>
          <table:table-cell table:style-name="ce9" table:formula="of:=[.Y5]/[.$T$1]" office:value-type="float" office:value="22.0987439999997" calcext:value-type="float">
            <text:p>22.10</text:p>
          </table:table-cell>
          <table:table-cell table:style-name="ce17" table:formula="of:=([.Q5]-[.Q3])" office:value-type="float" office:value="3.2978229192005" calcext:value-type="float">
            <text:p>3.30</text:p>
          </table:table-cell>
          <table:table-cell table:style-name="ce17" table:formula="of:=[.AA5]/[.$T$1]" office:value-type="float" office:value="10.8196290000016" calcext:value-type="float">
            <text:p>10.82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table:formula="of:=[.I6]+[.N6]" office:value-type="float" office:value="9.60399175690222" calcext:value-type="float">
            <text:p>9.60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30" table:formula="of:=([.F7]-[.F3])/0.6" office:value-type="float" office:value="-2.17218929031494" calcext:value-type="float">
            <text:p>-2.17</text:p>
          </table:table-cell>
          <table:table-cell table:style-name="ce7" table:formula="of:=[.W6]/[.$T$1]" office:value-type="float" office:value="-7.12660528318549" calcext:value-type="float">
            <text:p>-7.13</text:p>
          </table:table-cell>
          <table:table-cell table:style-name="ce14" table:formula="of:=([.J7]-[.J3])/0.6" office:value-type="float" office:value="-4.25588843151374" calcext:value-type="float">
            <text:p>-4.26</text:p>
          </table:table-cell>
          <table:table-cell table:style-name="ce9" table:formula="of:=[.Y6]/[.$T$1]" office:value-type="float" office:value="-13.9628885548351" calcext:value-type="float">
            <text:p>-13.96</text:p>
          </table:table-cell>
          <table:table-cell table:style-name="ce17" table:formula="of:=([.Q7]-[.Q3])/0.6" office:value-type="float" office:value="-2.08369914119909" calcext:value-type="float">
            <text:p>-2.08</text:p>
          </table:table-cell>
          <table:table-cell table:style-name="ce17" table:formula="of:=[.AA6]/[.$T$1]" office:value-type="float" office:value="-6.83628327165055" calcext:value-type="float">
            <text:p>-6.84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232985841651022" calcext:value-type="float">
            <text:p>-0.23</text:p>
          </table:table-cell>
          <table:table-cell table:style-name="ce14" office:value-type="float" office:value="-4.38538094726937E-015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219649419176345" calcext:value-type="float">
            <text:p>-0.22</text:p>
          </table:table-cell>
          <table:table-cell table:style-name="ce14" table:formula="of:=[.I7]+[.N7]" office:value-type="float" office:value="-0.414101226805936" calcext:value-type="float">
            <text:p>-0.41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float" office:value="3.44169137633799E-015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194451807629591" calcext:value-type="float">
            <text:p>-0.19</text:p>
          </table:table-cell>
          <table:table-cell table:style-name="ce14" office:value-type="float" office:value="-0.0000000000000237534436564601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182348336833012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table:formula="of:=[.I8]+[.N8]" office:value-type="float" office:value="7.6888420895564" calcext:value-type="float">
            <text:p>7.69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661116909147595" calcext:value-type="float">
            <text:p>-0.66</text:p>
          </table:table-cell>
          <table:table-cell table:style-name="ce14" office:value-type="float" office:value="-0.0000000000000108171249735278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653115055344768" calcext:value-type="float">
            <text:p>-0.65</text:p>
          </table:table-cell>
          <table:table-cell table:style-name="ce14" table:formula="of:=[.I9]+[.N9]" office:value-type="float" office:value="-1.26987390863883" calcext:value-type="float">
            <text:p>-1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float" office:value="0.0000000000000184856574492187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616758853294066" calcext:value-type="float">
            <text:p>-0.62</text:p>
          </table:table-cell>
          <table:table-cell table:style-name="ce14" office:value-type="float" office:value="-0.0000000000000807460764917778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609496770527555" calcext:value-type="float">
            <text:p>-0.6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" table:formula="of:=MAX([.F3:.F9])" office:value-type="float" office:value="4.88021076553774" calcext:value-type="float">
            <text:p>4.88</text:p>
          </table:table-cell>
          <table:table-cell table:style-name="ce18" table:number-columns-repeated="2"/>
          <table:table-cell table:style-name="ce18" table:formula="of:=MAX([.I3:.I9])" office:value-type="float" office:value="4.89354718801188" calcext:value-type="float">
            <text:p>4.89</text:p>
          </table:table-cell>
          <table:table-cell table:style-name="ce18" table:formula="of:=MAX([.J3:.J9])" office:value-type="float" office:value="9.60399175690222" calcext:value-type="float">
            <text:p>9.60</text:p>
          </table:table-cell>
          <table:table-cell table:style-name="ce18" table:number-columns-repeated="3"/>
          <table:table-cell table:style-name="ce18" table:formula="of:=MAX([.N3:.N9])" office:value-type="float" office:value="4.71044456889034" calcext:value-type="float">
            <text:p>4.71</text:p>
          </table:table-cell>
          <table:table-cell table:style-name="ce18" table:number-columns-repeated="2"/>
          <table:table-cell table:style-name="ce18" table:formula="of:=MAX([.Q3:.Q9])" office:value-type="float" office:value="4.722548039687" calcext:value-type="float">
            <text:p>4.72</text:p>
          </table:table-cell>
          <table:table-cell table:style-name="ce17" table:formula="of:=MAX([.F10];[.Q10])" office:value-type="float" office:value="4.88021076553774" calcext:value-type="float">
            <text:p>4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8" office:value-type="string" calcext:value-type="string">
            <text:p>kN/m</text:p>
          </table:table-cell>
          <table:table-cell table:number-columns-repeated="2"/>
          <table:table-cell table:style-name="ce18" table:formula="of:=[.F10]/[.$T$1]" office:value-type="float" office:value="16.0111901756488" calcext:value-type="float">
            <text:p>16.01</text:p>
          </table:table-cell>
          <table:table-cell table:number-columns-repeated="2"/>
          <table:table-cell table:style-name="ce18" table:formula="of:=[.I10]/[.$T$1]" office:value-type="float" office:value="16.0549448425587" calcext:value-type="float">
            <text:p>16.05</text:p>
          </table:table-cell>
          <table:table-cell table:style-name="ce18" table:formula="of:=[.J10]/[.$T$1]" office:value-type="float" office:value="31.509159307422" calcext:value-type="float">
            <text:p>31.51</text:p>
          </table:table-cell>
          <table:table-cell table:number-columns-repeated="3"/>
          <table:table-cell table:style-name="ce18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18" table:formula="of:=[.Q10]/[.$T$1]" office:value-type="float" office:value="15.4939240147211" calcext:value-type="float">
            <text:p>15.49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3]+[.N13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3]" office:value-type="string" office:string-value="2A" calcext:value-type="string">
            <text:p>2A</text:p>
          </table:table-cell>
          <table:table-cell table:formula="of:=[.K13]" office:value-type="string" office:string-value="2B" calcext:value-type="string">
            <text:p>2B</text:p>
          </table:table-cell>
          <table:table-cell office:value-type="string" calcext:value-type="string">
            <text:p>DEAD LOAD</text:p>
          </table:table-cell>
          <table:table-cell table:style-name="ce17" table:formula="of:=[.F13]" office:value-type="float" office:value="1.95968990922341" calcext:value-type="float">
            <text:p>1.96</text:p>
          </table:table-cell>
          <table:table-cell table:style-name="ce17" table:formula="of:=[.W13]/[.$T$1]" office:value-type="float" office:value="6.42942883603481" calcext:value-type="float">
            <text:p>6.43</text:p>
          </table:table-cell>
          <table:table-cell table:style-name="ce17" table:formula="of:=[.J13]" office:value-type="float" office:value="3.83677320207184" calcext:value-type="float">
            <text:p>3.84</text:p>
          </table:table-cell>
          <table:table-cell table:style-name="ce17" table:formula="of:=[.Y13]/[.$T$1]" office:value-type="float" office:value="12.5878385894745" calcext:value-type="float">
            <text:p>12.59</text:p>
          </table:table-cell>
          <table:table-cell table:style-name="ce17" table:formula="of:=[.Q13]" office:value-type="float" office:value="1.87708329284858" calcext:value-type="float">
            <text:p>1.88</text:p>
          </table:table-cell>
          <table:table-cell table:style-name="ce17" table:formula="of:=[.AA13]/[.$T$1]" office:value-type="float" office:value="6.15840975344022" calcext:value-type="float">
            <text:p>6.16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table:formula="of:=[.I14]+[.N14]" office:value-type="float" office:value="10.270871992467" calcext:value-type="float">
            <text:p>10.27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2"/>
          <table:table-cell table:formula="of:=[.C14]" office:value-type="string" office:string-value="2A" calcext:value-type="string">
            <text:p>2A</text:p>
          </table:table-cell>
          <table:table-cell table:formula="of:=[.K14]" office:value-type="string" office:string-value="2B" calcext:value-type="string">
            <text:p>2B</text:p>
          </table:table-cell>
          <table:table-cell office:value-type="string" calcext:value-type="string">
            <text:p>LIVE LOAD</text:p>
          </table:table-cell>
          <table:table-cell table:style-name="ce17" table:formula="of:=([.F14]-[.F13])" office:value-type="float" office:value="3.28393958399778" calcext:value-type="float">
            <text:p>3.28</text:p>
          </table:table-cell>
          <table:table-cell table:style-name="ce17" table:formula="of:=[.W14]/[.$T$1]" office:value-type="float" office:value="10.7740799999927" calcext:value-type="float">
            <text:p>10.77</text:p>
          </table:table-cell>
          <table:table-cell table:style-name="ce17" table:formula="of:=([.J14]-[.J13])" office:value-type="float" office:value="6.4340987903952" calcext:value-type="float">
            <text:p>6.43</text:p>
          </table:table-cell>
          <table:table-cell table:style-name="ce17" table:formula="of:=[.Y14]/[.$T$1]" office:value-type="float" office:value="21.1092479999842" calcext:value-type="float">
            <text:p>21.11</text:p>
          </table:table-cell>
          <table:table-cell table:style-name="ce17" table:formula="of:=([.Q14]-[.Q13])" office:value-type="float" office:value="3.15015920639767" calcext:value-type="float">
            <text:p>3.15</text:p>
          </table:table-cell>
          <table:table-cell table:style-name="ce17" table:formula="of:=[.AA14]/[.$T$1]" office:value-type="float" office:value="10.3351679999924" calcext:value-type="float">
            <text:p>10.34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5]+[.N15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5]" office:value-type="string" office:string-value="2A" calcext:value-type="string">
            <text:p>2A</text:p>
          </table:table-cell>
          <table:table-cell table:formula="of:=[.K15]" office:value-type="string" office:string-value="2B" calcext:value-type="string">
            <text:p>2B</text:p>
          </table:table-cell>
          <table:table-cell office:value-type="string" calcext:value-type="string">
            <text:p>SNOW LOAD</text:p>
          </table:table-cell>
          <table:table-cell table:style-name="ce17" table:formula="of:=([.F15]-[.F13])" office:value-type="float" office:value="0" calcext:value-type="float">
            <text:p>0.00</text:p>
          </table:table-cell>
          <table:table-cell table:style-name="ce17" table:formula="of:=[.W15]/[.$T$1]" office:value-type="float" office:value="0" calcext:value-type="float">
            <text:p>0.00</text:p>
          </table:table-cell>
          <table:table-cell table:style-name="ce17" table:formula="of:=([.J15]-[.J13])" office:value-type="float" office:value="0" calcext:value-type="float">
            <text:p>0.00</text:p>
          </table:table-cell>
          <table:table-cell table:style-name="ce17" table:formula="of:=[.Y15]/[.$T$1]" office:value-type="float" office:value="0" calcext:value-type="float">
            <text:p>0.00</text:p>
          </table:table-cell>
          <table:table-cell table:style-name="ce17" table:formula="of:=([.Q15]-[.Q13])" office:value-type="float" office:value="0" calcext:value-type="float">
            <text:p>0.00</text:p>
          </table:table-cell>
          <table:table-cell table:style-name="ce17" table:formula="of:=[.AA15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6]+[.N16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2"/>
          <table:table-cell table:formula="of:=[.C16]" office:value-type="string" office:string-value="2A" calcext:value-type="string">
            <text:p>2A</text:p>
          </table:table-cell>
          <table:table-cell table:formula="of:=[.K16]" office:value-type="string" office:string-value="2B" calcext:value-type="string">
            <text:p>2B</text:p>
          </table:table-cell>
          <table:table-cell office:value-type="string" calcext:value-type="string">
            <text:p>WIND LOAD</text:p>
          </table:table-cell>
          <table:table-cell table:style-name="ce17" table:formula="of:=([.F17]-[.F13])/0.6" office:value-type="float" office:value="0" calcext:value-type="float">
            <text:p>0.00</text:p>
          </table:table-cell>
          <table:table-cell table:style-name="ce17" table:formula="of:=[.W16]/[.$T$1]" office:value-type="float" office:value="0" calcext:value-type="float">
            <text:p>0.00</text:p>
          </table:table-cell>
          <table:table-cell table:style-name="ce17" table:formula="of:=([.J17]-[.J13])/0.6" office:value-type="float" office:value="0" calcext:value-type="float">
            <text:p>0.00</text:p>
          </table:table-cell>
          <table:table-cell table:style-name="ce17" table:formula="of:=[.Y16]/[.$T$1]" office:value-type="float" office:value="0" calcext:value-type="float">
            <text:p>0.00</text:p>
          </table:table-cell>
          <table:table-cell table:style-name="ce17" table:formula="of:=([.Q17]-[.Q13])/0.6" office:value-type="float" office:value="0" calcext:value-type="float">
            <text:p>0.00</text:p>
          </table:table-cell>
          <table:table-cell table:style-name="ce17" table:formula="of:=[.AA16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7]+[.N17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8]+[.N18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table:formula="of:=[.I19]+[.N19]" office:value-type="float" office:value="2.30206401271891" calcext:value-type="float">
            <text:p>2.30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" table:formula="of:=MAX([.F13:.F19])" office:value-type="float" office:value="5.24362949322119" calcext:value-type="float">
            <text:p>5.24</text:p>
          </table:table-cell>
          <table:table-cell table:style-name="ce18" table:number-columns-repeated="2"/>
          <table:table-cell table:style-name="ce18" table:formula="of:=MAX([.I13:.I19])" office:value-type="float" office:value="5.2436294932211" calcext:value-type="float">
            <text:p>5.24</text:p>
          </table:table-cell>
          <table:table-cell table:style-name="ce18" table:formula="of:=MAX([.J13:.J19])" office:value-type="float" office:value="10.270871992467" calcext:value-type="float">
            <text:p>10.27</text:p>
          </table:table-cell>
          <table:table-cell table:style-name="ce18" table:number-columns-repeated="3"/>
          <table:table-cell table:style-name="ce18" table:formula="of:=MAX([.N13:.N19])" office:value-type="float" office:value="5.02724249924594" calcext:value-type="float">
            <text:p>5.03</text:p>
          </table:table-cell>
          <table:table-cell table:style-name="ce18" table:number-columns-repeated="2"/>
          <table:table-cell table:style-name="ce18" table:formula="of:=MAX([.Q13:.Q19])" office:value-type="float" office:value="5.02724249924625" calcext:value-type="float">
            <text:p>5.03</text:p>
          </table:table-cell>
          <table:table-cell table:style-name="ce17" table:formula="of:=MAX([.F20];[.Q20])" office:value-type="float" office:value="5.24362949322119" calcext:value-type="float">
            <text:p>5.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8" office:value-type="string" calcext:value-type="string">
            <text:p>kN/m</text:p>
          </table:table-cell>
          <table:table-cell table:number-columns-repeated="2"/>
          <table:table-cell table:style-name="ce18" table:formula="of:=[.F20]/[.$T$1]" office:value-type="float" office:value="17.2035088360275" calcext:value-type="float">
            <text:p>17.20</text:p>
          </table:table-cell>
          <table:table-cell table:number-columns-repeated="2"/>
          <table:table-cell table:style-name="ce18" table:formula="of:=[.I20]/[.$T$1]" office:value-type="float" office:value="17.2035088360272" calcext:value-type="float">
            <text:p>17.20</text:p>
          </table:table-cell>
          <table:table-cell table:style-name="ce18" table:formula="of:=[.J20]/[.$T$1]" office:value-type="float" office:value="33.6970865894588" calcext:value-type="float">
            <text:p>33.70</text:p>
          </table:table-cell>
          <table:table-cell table:number-columns-repeated="3"/>
          <table:table-cell table:style-name="ce18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18" table:formula="of:=[.Q20]/[.$T$1]" office:value-type="float" office:value="16.4935777534326" calcext:value-type="float">
            <text:p>16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2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A+2A" calcext:value-type="string">
            <text:p>3A+2A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3.03001764176135" calcext:value-type="float">
            <text:p>3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3.04335406423584" calcext:value-type="float">
            <text:p>3.04</text:p>
          </table:table-cell>
          <table:table-cell table:formula="of:=[.I23]+[.N23]" office:value-type="float" office:value="5.97620503417415" calcext:value-type="float">
            <text:p>5.98</text:p>
          </table:table-cell>
          <table:table-cell table:formula="of:=COM.MICROSOFT.CONCAT([.K3];&quot;+&quot;;[.K13])" office:value-type="string" office:string-value="3B+2B" calcext:value-type="string">
            <text:p>3B+2B</text:p>
          </table:table-cell>
          <table:table-cell table:formula="of:=#REF!+#REF!+[.L13]" office:value-type="string" office:string-value="" calcext:value-type="error">
            <text:p>#REF!</text:p>
          </table:table-cell>
          <table:table-cell table:formula="of:=[.EM3]+[.M13]" office:value-type="float" office:value="0" calcext:value-type="float">
            <text:p>0.00</text:p>
          </table:table-cell>
          <table:table-cell table:formula="of:=[.N3]+[.N13]" office:value-type="float" office:value="2.93285096993831" calcext:value-type="float">
            <text:p>2.93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#REF!+#REF!+[.P13]" office:value-type="string" office:string-value="" calcext:value-type="error">
            <text:p>#REF!</text:p>
          </table:table-cell>
          <table:table-cell table:formula="of:=[.Q3]+[.Q13]" office:value-type="float" office:value="2.94495444073502" calcext:value-type="float">
            <text:p>2.94</text:p>
          </table:table-cell>
          <table:table-cell table:number-columns-repeated="2"/>
          <table:table-cell table:formula="of:=[.C23]" office:value-type="string" office:string-value="3A+2A" calcext:value-type="string">
            <text:p>3A+2A</text:p>
          </table:table-cell>
          <table:table-cell table:formula="of:=[.K23]" office:value-type="string" office:string-value="3B+2B" calcext:value-type="string">
            <text:p>3B+2B</text:p>
          </table:table-cell>
          <table:table-cell office:value-type="string" calcext:value-type="string">
            <text:p>DEAD LOAD</text:p>
          </table:table-cell>
          <table:table-cell table:style-name="ce30" table:formula="of:=[.F23]" office:value-type="float" office:value="3.03001764176135" calcext:value-type="float">
            <text:p>3.03</text:p>
          </table:table-cell>
          <table:table-cell table:style-name="ce7" table:formula="of:=[.W23]/[.$T$1]" office:value-type="float" office:value="9.94100276168422" calcext:value-type="float">
            <text:p>9.94</text:p>
          </table:table-cell>
          <table:table-cell table:style-name="ce14" table:formula="of:=[.J23]" office:value-type="float" office:value="5.97620503417415" calcext:value-type="float">
            <text:p>5.98</text:p>
          </table:table-cell>
          <table:table-cell table:style-name="ce9" table:formula="of:=[.Y23]/[.$T$1]" office:value-type="float" office:value="19.6069718968968" calcext:value-type="float">
            <text:p>19.61</text:p>
          </table:table-cell>
          <table:table-cell table:style-name="ce17" table:formula="of:=[.Q23]" office:value-type="float" office:value="2.94495444073502" calcext:value-type="float">
            <text:p>2.94</text:p>
          </table:table-cell>
          <table:table-cell table:style-name="ce17" table:formula="of:=[.AA23]/[.$T$1]" office:value-type="float" office:value="9.66192401815951" calcext:value-type="float">
            <text:p>9.66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A+2A" calcext:value-type="string">
            <text:p>3A+2A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7.95592701775904" calcext:value-type="float">
            <text:p>7.96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7.96926344023332" calcext:value-type="float">
            <text:p>7.97</text:p>
          </table:table-cell>
          <table:table-cell table:formula="of:=[.I24]+[.N24]" office:value-type="float" office:value="15.6273532197693" calcext:value-type="float">
            <text:p>15.63</text:p>
          </table:table-cell>
          <table:table-cell table:formula="of:=COM.MICROSOFT.CONCAT([.K4];&quot;+&quot;;[.K14])" office:value-type="string" office:string-value="3B+2B" calcext:value-type="string">
            <text:p>3B+2B</text:p>
          </table:table-cell>
          <table:table-cell table:formula="of:=#REF!+#REF!+[.L14]" office:value-type="string" office:string-value="" calcext:value-type="error">
            <text:p>#REF!</text:p>
          </table:table-cell>
          <table:table-cell table:formula="of:=[.EM4]+[.M14]" office:value-type="float" office:value="0" calcext:value-type="float">
            <text:p>0.00</text:p>
          </table:table-cell>
          <table:table-cell table:formula="of:=[.N4]+[.N14]" office:value-type="float" office:value="7.65808977953601" calcext:value-type="float">
            <text:p>7.66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#REF!+#REF!+[.P14]" office:value-type="string" office:string-value="" calcext:value-type="error">
            <text:p>#REF!</text:p>
          </table:table-cell>
          <table:table-cell table:formula="of:=[.Q4]+[.Q14]" office:value-type="float" office:value="7.67019325033292" calcext:value-type="float">
            <text:p>7.67</text:p>
          </table:table-cell>
          <table:table-cell table:number-columns-repeated="2"/>
          <table:table-cell table:formula="of:=[.C24]" office:value-type="string" office:string-value="3A+2A" calcext:value-type="string">
            <text:p>3A+2A</text:p>
          </table:table-cell>
          <table:table-cell table:formula="of:=[.K24]" office:value-type="string" office:string-value="3B+2B" calcext:value-type="string">
            <text:p>3B+2B</text:p>
          </table:table-cell>
          <table:table-cell office:value-type="string" calcext:value-type="string">
            <text:p>LIVE LOAD</text:p>
          </table:table-cell>
          <table:table-cell table:style-name="ce30" table:formula="of:=([.F24]-[.F23])" office:value-type="float" office:value="4.92590937599769" calcext:value-type="float">
            <text:p>4.93</text:p>
          </table:table-cell>
          <table:table-cell table:style-name="ce7" table:formula="of:=[.W24]/[.$T$1]" office:value-type="float" office:value="16.1611199999924" calcext:value-type="float">
            <text:p>16.16</text:p>
          </table:table-cell>
          <table:table-cell table:style-name="ce14" table:formula="of:=([.J24]-[.J23])" office:value-type="float" office:value="9.65114818559518" calcext:value-type="float">
            <text:p>9.65</text:p>
          </table:table-cell>
          <table:table-cell table:style-name="ce9" table:formula="of:=[.Y24]/[.$T$1]" office:value-type="float" office:value="31.6638719999842" calcext:value-type="float">
            <text:p>31.66</text:p>
          </table:table-cell>
          <table:table-cell table:style-name="ce17" table:formula="of:=([.Q24]-[.Q23])" office:value-type="float" office:value="4.7252388095979" calcext:value-type="float">
            <text:p>4.73</text:p>
          </table:table-cell>
          <table:table-cell table:style-name="ce17" table:formula="of:=[.AA24]/[.$T$1]" office:value-type="float" office:value="15.5027519999931" calcext:value-type="float">
            <text:p>15.50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A+2A" calcext:value-type="string">
            <text:p>3A+2A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6.46789189376116" calcext:value-type="float">
            <text:p>6.47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6.4812283162353" calcext:value-type="float">
            <text:p>6.48</text:p>
          </table:table-cell>
          <table:table-cell table:formula="of:=[.I25]+[.N25]" office:value-type="float" office:value="12.7119022053741" calcext:value-type="float">
            <text:p>12.71</text:p>
          </table:table-cell>
          <table:table-cell table:formula="of:=COM.MICROSOFT.CONCAT([.K5];&quot;+&quot;;[.K15])" office:value-type="string" office:string-value="3B+2B" calcext:value-type="string">
            <text:p>3B+2B</text:p>
          </table:table-cell>
          <table:table-cell table:formula="of:=#REF!+#REF!+[.L15]" office:value-type="string" office:string-value="" calcext:value-type="error">
            <text:p>#REF!</text:p>
          </table:table-cell>
          <table:table-cell table:formula="of:=[.EM5]+[.M15]" office:value-type="float" office:value="0" calcext:value-type="float">
            <text:p>0.00</text:p>
          </table:table-cell>
          <table:table-cell table:formula="of:=[.N5]+[.N15]" office:value-type="float" office:value="6.23067388913877" calcext:value-type="float">
            <text:p>6.23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#REF!+#REF!+[.P15]" office:value-type="string" office:string-value="" calcext:value-type="error">
            <text:p>#REF!</text:p>
          </table:table-cell>
          <table:table-cell table:formula="of:=[.Q5]+[.Q15]" office:value-type="float" office:value="6.24277735993552" calcext:value-type="float">
            <text:p>6.24</text:p>
          </table:table-cell>
          <table:table-cell table:number-columns-repeated="2"/>
          <table:table-cell table:formula="of:=[.C25]" office:value-type="string" office:string-value="3A+2A" calcext:value-type="string">
            <text:p>3A+2A</text:p>
          </table:table-cell>
          <table:table-cell table:formula="of:=[.K25]" office:value-type="string" office:string-value="3B+2B" calcext:value-type="string">
            <text:p>3B+2B</text:p>
          </table:table-cell>
          <table:table-cell office:value-type="string" calcext:value-type="string">
            <text:p>SNOW LOAD</text:p>
          </table:table-cell>
          <table:table-cell table:style-name="ce30" table:formula="of:=([.F25]-[.F23])" office:value-type="float" office:value="3.43787425199981" calcext:value-type="float">
            <text:p>3.44</text:p>
          </table:table-cell>
          <table:table-cell table:style-name="ce7" table:formula="of:=[.W25]/[.$T$1]" office:value-type="float" office:value="11.2791149999994" calcext:value-type="float">
            <text:p>11.28</text:p>
          </table:table-cell>
          <table:table-cell table:style-name="ce9" table:formula="of:=([.J25]-[.J23])" office:value-type="float" office:value="6.73569717119992" calcext:value-type="float">
            <text:p>6.74</text:p>
          </table:table-cell>
          <table:table-cell table:style-name="ce9" table:formula="of:=[.Y25]/[.$T$1]" office:value-type="float" office:value="22.0987439999997" calcext:value-type="float">
            <text:p>22.10</text:p>
          </table:table-cell>
          <table:table-cell table:style-name="ce17" table:formula="of:=([.Q25]-[.Q23])" office:value-type="float" office:value="3.2978229192005" calcext:value-type="float">
            <text:p>3.30</text:p>
          </table:table-cell>
          <table:table-cell table:style-name="ce17" table:formula="of:=[.AA25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A+2A" calcext:value-type="string">
            <text:p>3A+2A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9.30285536275948" calcext:value-type="float">
            <text:p>9.30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9.31619178523355" calcext:value-type="float">
            <text:p>9.32</text:p>
          </table:table-cell>
          <table:table-cell table:formula="of:=[.I26]+[.N26]" office:value-type="float" office:value="18.2663390517705" calcext:value-type="float">
            <text:p>18.27</text:p>
          </table:table-cell>
          <table:table-cell table:formula="of:=COM.MICROSOFT.CONCAT([.K6];&quot;+&quot;;[.K16])" office:value-type="string" office:string-value="3B+2B" calcext:value-type="string">
            <text:p>3B+2B</text:p>
          </table:table-cell>
          <table:table-cell table:formula="of:=#REF!+#REF!+[.L16]" office:value-type="string" office:string-value="" calcext:value-type="error">
            <text:p>#REF!</text:p>
          </table:table-cell>
          <table:table-cell table:formula="of:=[.EM6]+[.M16]" office:value-type="float" office:value="0" calcext:value-type="float">
            <text:p>0.00</text:p>
          </table:table-cell>
          <table:table-cell table:formula="of:=[.N6]+[.N16]" office:value-type="float" office:value="8.95014726653693" calcext:value-type="float">
            <text:p>8.95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#REF!+#REF!+[.P16]" office:value-type="string" office:string-value="" calcext:value-type="error">
            <text:p>#REF!</text:p>
          </table:table-cell>
          <table:table-cell table:formula="of:=[.Q6]+[.Q16]" office:value-type="float" office:value="8.96225073733383" calcext:value-type="float">
            <text:p>8.96</text:p>
          </table:table-cell>
          <table:table-cell table:number-columns-repeated="2"/>
          <table:table-cell table:formula="of:=[.C26]" office:value-type="string" office:string-value="3A+2A" calcext:value-type="string">
            <text:p>3A+2A</text:p>
          </table:table-cell>
          <table:table-cell table:formula="of:=[.K26]" office:value-type="string" office:string-value="3B+2B" calcext:value-type="string">
            <text:p>3B+2B</text:p>
          </table:table-cell>
          <table:table-cell office:value-type="string" calcext:value-type="string">
            <text:p>WIND LOAD</text:p>
          </table:table-cell>
          <table:table-cell table:style-name="ce30" table:formula="of:=([.F27]-[.F23])/0.6" office:value-type="float" office:value="-2.17218929031494" calcext:value-type="float">
            <text:p>-2.17</text:p>
          </table:table-cell>
          <table:table-cell table:style-name="ce7" table:formula="of:=[.W26]/[.$T$1]" office:value-type="float" office:value="-7.12660528318549" calcext:value-type="float">
            <text:p>-7.13</text:p>
          </table:table-cell>
          <table:table-cell table:style-name="ce14" table:formula="of:=([.J27]-[.J23])/0.6" office:value-type="float" office:value="-4.25588843151374" calcext:value-type="float">
            <text:p>-4.26</text:p>
          </table:table-cell>
          <table:table-cell table:style-name="ce9" table:formula="of:=[.Y26]/[.$T$1]" office:value-type="float" office:value="-13.9628885548351" calcext:value-type="float">
            <text:p>-13.96</text:p>
          </table:table-cell>
          <table:table-cell table:style-name="ce17" table:formula="of:=([.Q27]-[.Q23])/0.6" office:value-type="float" office:value="-2.08369914119909" calcext:value-type="float">
            <text:p>-2.08</text:p>
          </table:table-cell>
          <table:table-cell table:style-name="ce17" table:formula="of:=[.AA26]/[.$T$1]" office:value-type="float" office:value="-6.83628327165055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A+2A" calcext:value-type="string">
            <text:p>3A+2A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1.72670406757239" calcext:value-type="float">
            <text:p>1.73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1.74004049004703" calcext:value-type="float">
            <text:p>1.74</text:p>
          </table:table-cell>
          <table:table-cell table:formula="of:=[.I27]+[.N27]" office:value-type="float" office:value="3.4226719752659" calcext:value-type="float">
            <text:p>3.42</text:p>
          </table:table-cell>
          <table:table-cell table:formula="of:=COM.MICROSOFT.CONCAT([.K7];&quot;+&quot;;[.K17])" office:value-type="string" office:string-value="3B+2B" calcext:value-type="string">
            <text:p>3B+2B</text:p>
          </table:table-cell>
          <table:table-cell table:formula="of:=#REF!+#REF!+[.L17]" office:value-type="string" office:string-value="" calcext:value-type="error">
            <text:p>#REF!</text:p>
          </table:table-cell>
          <table:table-cell table:formula="of:=[.EM7]+[.M17]" office:value-type="float" office:value="0" calcext:value-type="float">
            <text:p>0.00</text:p>
          </table:table-cell>
          <table:table-cell table:formula="of:=[.N7]+[.N17]" office:value-type="float" office:value="1.68263148521888" calcext:value-type="float">
            <text:p>1.68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#REF!+#REF!+[.P17]" office:value-type="string" office:string-value="" calcext:value-type="error">
            <text:p>#REF!</text:p>
          </table:table-cell>
          <table:table-cell table:formula="of:=[.Q7]+[.Q17]" office:value-type="float" office:value="1.69473495601557" calcext:value-type="float">
            <text:p>1.69</text:p>
          </table:table-cell>
          <table:table-cell table:number-columns-repeated="11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A+2A" calcext:value-type="string">
            <text:p>3A+2A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8.32537024685404" calcext:value-type="float">
            <text:p>8.33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8.33870666932821" calcext:value-type="float">
            <text:p>8.34</text:p>
          </table:table-cell>
          <table:table-cell table:formula="of:=[.I28]+[.N28]" office:value-type="float" office:value="16.3511893844247" calcext:value-type="float">
            <text:p>16.35</text:p>
          </table:table-cell>
          <table:table-cell table:formula="of:=COM.MICROSOFT.CONCAT([.K8];&quot;+&quot;;[.K18])" office:value-type="string" office:string-value="3B+2B" calcext:value-type="string">
            <text:p>3B+2B</text:p>
          </table:table-cell>
          <table:table-cell table:formula="of:=#REF!+#REF!+[.L18]" office:value-type="string" office:string-value="" calcext:value-type="error">
            <text:p>#REF!</text:p>
          </table:table-cell>
          <table:table-cell table:formula="of:=[.EM8]+[.M18]" office:value-type="float" office:value="0" calcext:value-type="float">
            <text:p>0.00</text:p>
          </table:table-cell>
          <table:table-cell table:formula="of:=[.N8]+[.N18]" office:value-type="float" office:value="8.01248271509645" calcext:value-type="float">
            <text:p>8.01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#REF!+#REF!+[.P18]" office:value-type="string" office:string-value="" calcext:value-type="error">
            <text:p>#REF!</text:p>
          </table:table-cell>
          <table:table-cell table:formula="of:=[.Q8]+[.Q18]" office:value-type="float" office:value="8.02458618589331" calcext:value-type="float">
            <text:p>8.02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A+2A" calcext:value-type="string">
            <text:p>3A+2A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0.514697083109095" calcext:value-type="float">
            <text:p>0.51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0.522698936911912" calcext:value-type="float">
            <text:p>0.52</text:p>
          </table:table-cell>
          <table:table-cell table:formula="of:=[.I29]+[.N29]" office:value-type="float" office:value="1.03219010408008" calcext:value-type="float">
            <text:p>1.03</text:p>
          </table:table-cell>
          <table:table-cell table:formula="of:=COM.MICROSOFT.CONCAT([.K9];&quot;+&quot;;[.K19])" office:value-type="string" office:string-value="3B+2B" calcext:value-type="string">
            <text:p>3B+2B</text:p>
          </table:table-cell>
          <table:table-cell table:formula="of:=#REF!+#REF!+[.L19]" office:value-type="string" office:string-value="" calcext:value-type="error">
            <text:p>#REF!</text:p>
          </table:table-cell>
          <table:table-cell table:formula="of:=[.EM9]+[.M19]" office:value-type="float" office:value="0" calcext:value-type="float">
            <text:p>0.00</text:p>
          </table:table-cell>
          <table:table-cell table:formula="of:=[.N9]+[.N19]" office:value-type="float" office:value="0.509491167168164" calcext:value-type="float">
            <text:p>0.51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#REF!+#REF!+[.P19]" office:value-type="string" office:string-value="" calcext:value-type="error">
            <text:p>#REF!</text:p>
          </table:table-cell>
          <table:table-cell table:formula="of:=[.Q9]+[.Q19]" office:value-type="float" office:value="0.516753249934745" calcext:value-type="float">
            <text:p>0.52</text:p>
          </table:table-cell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18" table:formula="of:=MAX([.F23:.F29])" office:value-type="float" office:value="9.30285536275948" calcext:value-type="float">
            <text:p>9.30</text:p>
          </table:table-cell>
          <table:table-cell table:style-name="ce18" table:number-columns-repeated="2"/>
          <table:table-cell table:style-name="ce18" table:formula="of:=MAX([.I23:.I29])" office:value-type="float" office:value="9.31619178523355" calcext:value-type="float">
            <text:p>9.32</text:p>
          </table:table-cell>
          <table:table-cell table:style-name="ce18" table:formula="of:=MAX([.J23:.J29])" office:value-type="float" office:value="18.2663390517705" calcext:value-type="float">
            <text:p>18.27</text:p>
          </table:table-cell>
          <table:table-cell table:style-name="ce18" table:number-columns-repeated="3"/>
          <table:table-cell table:style-name="ce18" table:formula="of:=MAX([.N23:.N29])" office:value-type="float" office:value="8.95014726653693" calcext:value-type="float">
            <text:p>8.95</text:p>
          </table:table-cell>
          <table:table-cell table:style-name="ce18" table:number-columns-repeated="2"/>
          <table:table-cell table:style-name="ce18" table:formula="of:=MAX([.Q23:.Q29])" office:value-type="float" office:value="8.96225073733383" calcext:value-type="float">
            <text:p>8.96</text:p>
          </table:table-cell>
          <table:table-cell table:style-name="ce17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1"/>
          <table:table-cell table:style-name="ce17"/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kN/m</text:p>
          </table:table-cell>
          <table:table-cell table:number-columns-repeated="2"/>
          <table:table-cell table:style-name="ce18" table:formula="of:=[.F30]/[.$T$1]" office:value-type="float" office:value="30.5211790116781" calcext:value-type="float">
            <text:p>30.52</text:p>
          </table:table-cell>
          <table:table-cell table:number-columns-repeated="2"/>
          <table:table-cell table:style-name="ce18" table:formula="of:=[.I30]/[.$T$1]" office:value-type="float" office:value="30.5649336785878" calcext:value-type="float">
            <text:p>30.56</text:p>
          </table:table-cell>
          <table:table-cell table:style-name="ce18" table:formula="of:=[.J30]/[.$T$1]" office:value-type="float" office:value="59.9289338968848" calcext:value-type="float">
            <text:p>59.93</text:p>
          </table:table-cell>
          <table:table-cell table:number-columns-repeated="3"/>
          <table:table-cell table:style-name="ce18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18" table:formula="of:=[.Q30]/[.$T$1]" office:value-type="float" office:value="29.4037097681556" calcext:value-type="float">
            <text:p>29.40</text:p>
          </table:table-cell>
          <table:table-cell table:number-columns-repeated="4"/>
          <table:table-cell table:style-name="ce21"/>
          <table:table-cell table:style-name="ce17"/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2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21"/>
          <table:table-cell table:style-name="ce17"/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table:style-name="Default" office:value-type="string" calcext:value-type="string">
            <text:p>EQ1608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4]+[.N34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4]" office:value-type="string" office:string-value="1A" calcext:value-type="string">
            <text:p>1A</text:p>
          </table:table-cell>
          <table:table-cell table:formula="of:=[.K34]" office:value-type="string" office:string-value="1B" calcext:value-type="string">
            <text:p>1B</text:p>
          </table:table-cell>
          <table:table-cell office:value-type="string" calcext:value-type="string">
            <text:p>DEAD LOAD</text:p>
          </table:table-cell>
          <table:table-cell table:style-name="ce17" table:formula="of:=[.F34]" office:value-type="float" office:value="1.61886425190081" calcext:value-type="float">
            <text:p>1.62</text:p>
          </table:table-cell>
          <table:table-cell table:style-name="ce17" table:formula="of:=[.W34]/[.$T$1]" office:value-type="float" office:value="5.31123442224675" calcext:value-type="float">
            <text:p>5.31</text:p>
          </table:table-cell>
          <table:table-cell table:style-name="ce17" table:formula="of:=[.J34]" office:value-type="float" office:value="3.16350879043035" calcext:value-type="float">
            <text:p>3.16</text:p>
          </table:table-cell>
          <table:table-cell table:style-name="ce17" table:formula="of:=[.Y34]/[.$T$1]" office:value-type="float" office:value="10.3789658478686" calcext:value-type="float">
            <text:p>10.38</text:p>
          </table:table-cell>
          <table:table-cell table:style-name="ce17" table:formula="of:=[.Q34]" office:value-type="float" office:value="1.54464453852964" calcext:value-type="float">
            <text:p>1.54</text:p>
          </table:table-cell>
          <table:table-cell table:style-name="ce17" table:formula="of:=[.AA34]/[.$T$1]" office:value-type="float" office:value="5.06773142562218" calcext:value-type="float">
            <text:p>5.07</text:p>
          </table:table-cell>
        </table:table-row>
        <table:table-row table:style-name="ro2">
          <table:table-cell table:style-name="Default" office:value-type="string" calcext:value-type="string">
            <text:p>EQ1609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table:formula="of:=[.I35]+[.N35]" office:value-type="float" office:value="9.12943478082979" calcext:value-type="float">
            <text:p>9.13</text:p>
          </table:table-cell>
          <table:table-cell office:value-type="string" calcext:value-type="string">
            <text:p>1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  <table:table-cell table:number-columns-repeated="2"/>
          <table:table-cell table:formula="of:=[.C35]" office:value-type="string" office:string-value="1A" calcext:value-type="string">
            <text:p>1A</text:p>
          </table:table-cell>
          <table:table-cell table:formula="of:=[.K35]" office:value-type="string" office:string-value="1B" calcext:value-type="string">
            <text:p>1B</text:p>
          </table:table-cell>
          <table:table-cell office:value-type="string" calcext:value-type="string">
            <text:p>LIVE LOAD</text:p>
          </table:table-cell>
          <table:table-cell table:style-name="ce17" table:formula="of:=([.F35]-[.F34])" office:value-type="float" office:value="3.04985318399933" calcext:value-type="float">
            <text:p>3.05</text:p>
          </table:table-cell>
          <table:table-cell table:style-name="ce17" table:formula="of:=[.W35]/[.$T$1]" office:value-type="float" office:value="10.0060799999978" calcext:value-type="float">
            <text:p>10.01</text:p>
          </table:table-cell>
          <table:table-cell table:style-name="ce17" table:formula="of:=([.J35]-[.J34])" office:value-type="float" office:value="5.96592599039944" calcext:value-type="float">
            <text:p>5.97</text:p>
          </table:table-cell>
          <table:table-cell table:style-name="ce17" table:formula="of:=[.Y35]/[.$T$1]" office:value-type="float" office:value="19.5732479999982" calcext:value-type="float">
            <text:p>19.57</text:p>
          </table:table-cell>
          <table:table-cell table:style-name="ce17" table:formula="of:=([.Q35]-[.Q34])" office:value-type="float" office:value="2.91607280640031" calcext:value-type="float">
            <text:p>2.92</text:p>
          </table:table-cell>
          <table:table-cell table:style-name="ce17" table:formula="of:=[.AA35]/[.$T$1]" office:value-type="float" office:value="9.56716800000102" calcext:value-type="float">
            <text:p>9.57</text:p>
          </table:table-cell>
        </table:table-row>
        <table:table-row table:style-name="ro2">
          <table:table-cell table:style-name="Default" office:value-type="string" calcext:value-type="string">
            <text:p>EQ1610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6]+[.N36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6]" office:value-type="string" office:string-value="1A" calcext:value-type="string">
            <text:p>1A</text:p>
          </table:table-cell>
          <table:table-cell table:formula="of:=[.K36]" office:value-type="string" office:string-value="1B" calcext:value-type="string">
            <text:p>1B</text:p>
          </table:table-cell>
          <table:table-cell office:value-type="string" calcext:value-type="string">
            <text:p>SNOW LOAD</text:p>
          </table:table-cell>
          <table:table-cell table:style-name="ce17" table:formula="of:=([.F36]-[.F34])" office:value-type="float" office:value="0" calcext:value-type="float">
            <text:p>0.00</text:p>
          </table:table-cell>
          <table:table-cell table:style-name="ce17" table:formula="of:=[.W36]/[.$T$1]" office:value-type="float" office:value="0" calcext:value-type="float">
            <text:p>0.00</text:p>
          </table:table-cell>
          <table:table-cell table:style-name="ce17" table:formula="of:=([.J36]-[.J34])" office:value-type="float" office:value="0" calcext:value-type="float">
            <text:p>0.00</text:p>
          </table:table-cell>
          <table:table-cell table:style-name="ce17" table:formula="of:=[.Y36]/[.$T$1]" office:value-type="float" office:value="0" calcext:value-type="float">
            <text:p>0.00</text:p>
          </table:table-cell>
          <table:table-cell table:style-name="ce17" table:formula="of:=([.Q36]-[.Q34])" office:value-type="float" office:value="0" calcext:value-type="float">
            <text:p>0.00</text:p>
          </table:table-cell>
          <table:table-cell table:style-name="ce17" table:formula="of:=[.AA36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1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7]+[.N37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2"/>
          <table:table-cell table:formula="of:=[.C37]" office:value-type="string" office:string-value="1A" calcext:value-type="string">
            <text:p>1A</text:p>
          </table:table-cell>
          <table:table-cell table:formula="of:=[.K37]" office:value-type="string" office:string-value="1B" calcext:value-type="string">
            <text:p>1B</text:p>
          </table:table-cell>
          <table:table-cell office:value-type="string" calcext:value-type="string">
            <text:p>WIND LOAD</text:p>
          </table:table-cell>
          <table:table-cell table:style-name="ce17" table:formula="of:=([.F38]-[.F34])/0.6" office:value-type="float" office:value="0" calcext:value-type="float">
            <text:p>0.00</text:p>
          </table:table-cell>
          <table:table-cell table:style-name="ce17" table:formula="of:=[.W37]/[.$T$1]" office:value-type="float" office:value="0" calcext:value-type="float">
            <text:p>0.00</text:p>
          </table:table-cell>
          <table:table-cell table:style-name="ce17" table:formula="of:=([.J38]-[.J34])/0.6" office:value-type="float" office:value="0" calcext:value-type="float">
            <text:p>0.00</text:p>
          </table:table-cell>
          <table:table-cell table:style-name="ce17" table:formula="of:=[.Y37]/[.$T$1]" office:value-type="float" office:value="0" calcext:value-type="float">
            <text:p>0.00</text:p>
          </table:table-cell>
          <table:table-cell table:style-name="ce17" table:formula="of:=([.Q38]-[.Q34])/0.6" office:value-type="float" office:value="0" calcext:value-type="float">
            <text:p>0.00</text:p>
          </table:table-cell>
          <table:table-cell table:style-name="ce17" table:formula="of:=[.AA37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2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8]+[.N38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3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9]+[.N39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5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table:formula="of:=[.I40]+[.N40]" office:value-type="float" office:value="1.89810534968214" calcext:value-type="float">
            <text:p>1.90</text:p>
          </table:table-cell>
          <table:table-cell office:value-type="string" calcext:value-type="string">
            <text:p>1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8" table:formula="of:=MAX([.F34:.F40])" office:value-type="float" office:value="4.66871743590014" calcext:value-type="float">
            <text:p>4.67</text:p>
          </table:table-cell>
          <table:table-cell table:style-name="ce18" table:number-columns-repeated="2"/>
          <table:table-cell table:style-name="ce18" table:formula="of:=MAX([.I34:.I40])" office:value-type="float" office:value="4.66871743589987" calcext:value-type="float">
            <text:p>4.67</text:p>
          </table:table-cell>
          <table:table-cell table:style-name="ce18" table:formula="of:=MAX([.J34:.J40])" office:value-type="float" office:value="9.12943478082979" calcext:value-type="float">
            <text:p>9.13</text:p>
          </table:table-cell>
          <table:table-cell table:style-name="ce18" table:number-columns-repeated="3"/>
          <table:table-cell table:style-name="ce18" table:formula="of:=MAX([.N34:.N40])" office:value-type="float" office:value="4.46071734492992" calcext:value-type="float">
            <text:p>4.46</text:p>
          </table:table-cell>
          <table:table-cell table:style-name="ce18" table:number-columns-repeated="2"/>
          <table:table-cell table:style-name="ce18" table:formula="of:=MAX([.Q34:.Q40])" office:value-type="float" office:value="4.46071734492995" calcext:value-type="float">
            <text:p>4.46</text:p>
          </table:table-cell>
          <table:table-cell table:style-name="ce17" table:formula="of:=MAX([.F41];[.Q41])" office:value-type="float" office:value="4.66871743590014" calcext:value-type="float">
            <text:p>4.6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kN/m</text:p>
          </table:table-cell>
          <table:table-cell table:number-columns-repeated="2"/>
          <table:table-cell table:style-name="ce18" table:formula="of:=[.F41]/[.$T$1]" office:value-type="float" office:value="15.3173144222446" calcext:value-type="float">
            <text:p>15.32</text:p>
          </table:table-cell>
          <table:table-cell table:number-columns-repeated="2"/>
          <table:table-cell table:style-name="ce18" table:formula="of:=[.I41]/[.$T$1]" office:value-type="float" office:value="15.3173144222437" calcext:value-type="float">
            <text:p>15.32</text:p>
          </table:table-cell>
          <table:table-cell table:style-name="ce18" table:formula="of:=[.J41]/[.$T$1]" office:value-type="float" office:value="29.9522138478668" calcext:value-type="float">
            <text:p>29.95</text:p>
          </table:table-cell>
          <table:table-cell table:number-columns-repeated="3"/>
          <table:table-cell table:style-name="ce18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18" table:formula="of:=[.Q41]/[.$T$1]" office:value-type="float" office:value="14.6348994256232" calcext:value-type="float">
            <text:p>14.6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A+2A+1A" calcext:value-type="string">
            <text:p>3A+2A+1A</text:p>
          </table:table-cell>
          <table:table-cell table:formula="of:=[.D13]+[.D3]+[.D34]" office:value-type="float" office:value="0.0000000000000210178541237837" calcext:value-type="float">
            <text:p>0.00</text:p>
          </table:table-cell>
          <table:table-cell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4.64888189366216" calcext:value-type="float">
            <text:p>4.65</text:p>
          </table:table-cell>
          <table:table-cell table:formula="of:=[.G13]+[.G3]+[.G34]" office:value-type="float" office:value="0.000000000000277323053410328" calcext:value-type="float">
            <text:p>0.00</text:p>
          </table:table-cell>
          <table:table-cell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4.66221831613656" calcext:value-type="float">
            <text:p>4.66</text:p>
          </table:table-cell>
          <table:table-cell table:formula="of:=[.I44]+[.N44]" office:value-type="float" office:value="9.1397138246045" calcext:value-type="float">
            <text:p>9.14</text:p>
          </table:table-cell>
          <table:table-cell table:formula="of:=COM.MICROSOFT.CONCAT([.K3];&quot;+&quot;;[.K13];&quot;+&quot;;[.K34])" office:value-type="string" office:string-value="3B+2B+1B" calcext:value-type="string">
            <text:p>3B+2B+1B</text:p>
          </table:table-cell>
          <table:table-cell table:formula="of:=[.L13]+[.L3]+[.L34]" office:value-type="float" office:value="-0.0000000000000217212914321863" calcext:value-type="float">
            <text:p>0.00</text:p>
          </table:table-cell>
          <table:table-cell table:formula="of:=[.M13]+[.M3]+[.M34]" office:value-type="float" office:value="0" calcext:value-type="float">
            <text:p>0.00</text:p>
          </table:table-cell>
          <table:table-cell table:formula="of:=[.N13]+[.N3]+[.N34]" office:value-type="float" office:value="4.47749550846794" calcext:value-type="float">
            <text:p>4.48</text:p>
          </table:table-cell>
          <table:table-cell table:formula="of:=[.O13]+[.O3]+[.O34]" office:value-type="float" office:value="0.000000000000216241247130711" calcext:value-type="float">
            <text:p>0.00</text:p>
          </table:table-cell>
          <table:table-cell table:formula="of:=[.P13]+[.P3]+[.P34]" office:value-type="float" office:value="0" calcext:value-type="float">
            <text:p>0.00</text:p>
          </table:table-cell>
          <table:table-cell table:formula="of:=[.Q13]+[.Q3]+[.Q3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30" table:formula="of:=[.F44]" office:value-type="float" office:value="4.64888189366216" calcext:value-type="float">
            <text:p>4.65</text:p>
          </table:table-cell>
          <table:table-cell table:style-name="ce7" table:formula="of:=[.W44]/[.$T$1]" office:value-type="float" office:value="15.252237183931" calcext:value-type="float">
            <text:p>15.25</text:p>
          </table:table-cell>
          <table:table-cell table:style-name="ce14" table:formula="of:=[.J44]" office:value-type="float" office:value="9.1397138246045" calcext:value-type="float">
            <text:p>9.14</text:p>
          </table:table-cell>
          <table:table-cell table:style-name="ce9" table:formula="of:=[.Y44]/[.$T$1]" office:value-type="float" office:value="29.9859377447654" calcext:value-type="float">
            <text:p>29.99</text:p>
          </table:table-cell>
          <table:table-cell table:style-name="ce17" table:formula="of:=[.Q44]" office:value-type="float" office:value="4.48959897926466" calcext:value-type="float">
            <text:p>4.49</text:p>
          </table:table-cell>
          <table:table-cell table:style-name="ce17" table:formula="of:=[.AA44]/[.$T$1]" office:value-type="float" office:value="14.7296554437817" calcext:value-type="float">
            <text:p>14.73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A+2A+1A" calcext:value-type="string">
            <text:p>3A+2A+1A</text:p>
          </table:table-cell>
          <table:table-cell table:formula="of:=[.D14]+[.D4]+[.D35]" office:value-type="float" office:value="0.0000000000000102868824569669" calcext:value-type="float">
            <text:p>0.00</text:p>
          </table:table-cell>
          <table:table-cell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12.6246444536592" calcext:value-type="float">
            <text:p>12.62</text:p>
          </table:table-cell>
          <table:table-cell table:formula="of:=[.G14]+[.G4]+[.G35]" office:value-type="float" office:value="0.000000000000737152561214316" calcext:value-type="float">
            <text:p>0.00</text:p>
          </table:table-cell>
          <table:table-cell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12.6379808761332" calcext:value-type="float">
            <text:p>12.64</text:p>
          </table:table-cell>
          <table:table-cell table:formula="of:=[.I45]+[.N45]" office:value-type="float" office:value="24.7567880005991" calcext:value-type="float">
            <text:p>24.76</text:p>
          </table:table-cell>
          <table:table-cell table:formula="of:=COM.MICROSOFT.CONCAT([.K4];&quot;+&quot;;[.K14];&quot;+&quot;;[.K35])" office:value-type="string" office:string-value="3B+2B+1B" calcext:value-type="string">
            <text:p>3B+2B+1B</text:p>
          </table:table-cell>
          <table:table-cell table:formula="of:=[.L14]+[.L4]+[.L35]" office:value-type="float" office:value="-0.000000000000129020349959319" calcext:value-type="float">
            <text:p>0.00</text:p>
          </table:table-cell>
          <table:table-cell table:formula="of:=[.M14]+[.M4]+[.M35]" office:value-type="float" office:value="0" calcext:value-type="float">
            <text:p>0.00</text:p>
          </table:table-cell>
          <table:table-cell table:formula="of:=[.N14]+[.N4]+[.N35]" office:value-type="float" office:value="12.1188071244659" calcext:value-type="float">
            <text:p>12.12</text:p>
          </table:table-cell>
          <table:table-cell table:formula="of:=[.O14]+[.O4]+[.O35]" office:value-type="float" office:value="0.000000000000553786350110386" calcext:value-type="float">
            <text:p>0.00</text:p>
          </table:table-cell>
          <table:table-cell table:formula="of:=[.P14]+[.P4]+[.P35]" office:value-type="float" office:value="0" calcext:value-type="float">
            <text:p>0.00</text:p>
          </table:table-cell>
          <table:table-cell table:formula="of:=[.Q14]+[.Q4]+[.Q3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30" table:formula="of:=([.F45]-[.F44])" office:value-type="float" office:value="7.97576255999702" calcext:value-type="float">
            <text:p>7.98</text:p>
          </table:table-cell>
          <table:table-cell table:style-name="ce7" table:formula="of:=[.W45]/[.$T$1]" office:value-type="float" office:value="26.1671999999902" calcext:value-type="float">
            <text:p>26.17</text:p>
          </table:table-cell>
          <table:table-cell table:style-name="ce14" table:formula="of:=([.J45]-[.J44])" office:value-type="float" office:value="15.6170741759946" calcext:value-type="float">
            <text:p>15.62</text:p>
          </table:table-cell>
          <table:table-cell table:style-name="ce9" table:formula="of:=[.Y45]/[.$T$1]" office:value-type="float" office:value="51.2371199999823" calcext:value-type="float">
            <text:p>51.24</text:p>
          </table:table-cell>
          <table:table-cell table:style-name="ce17" table:formula="of:=([.Q45]-[.Q44])" office:value-type="float" office:value="7.64131161599821" calcext:value-type="float">
            <text:p>7.64</text:p>
          </table:table-cell>
          <table:table-cell table:style-name="ce17" table:formula="of:=[.AA45]/[.$T$1]" office:value-type="float" office:value="25.0699199999941" calcext:value-type="float">
            <text:p>25.07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A+2A+1A" calcext:value-type="string">
            <text:p>3A+2A+1A</text:p>
          </table:table-cell>
          <table:table-cell table:formula="of:=[.D15]+[.D5]+[.D36]" office:value-type="float" office:value="0.0000000000000315409920403908" calcext:value-type="float">
            <text:p>0.00</text:p>
          </table:table-cell>
          <table:table-cell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8.08675614566197" calcext:value-type="float">
            <text:p>8.09</text:p>
          </table:table-cell>
          <table:table-cell table:formula="of:=[.G15]+[.G5]+[.G36]" office:value-type="float" office:value="0.00000000000033430147539093" calcext:value-type="float">
            <text:p>0.00</text:p>
          </table:table-cell>
          <table:table-cell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8.10009256813602" calcext:value-type="float">
            <text:p>8.10</text:p>
          </table:table-cell>
          <table:table-cell table:formula="of:=[.I46]+[.N46]" office:value-type="float" office:value="15.8754109958044" calcext:value-type="float">
            <text:p>15.88</text:p>
          </table:table-cell>
          <table:table-cell table:formula="of:=COM.MICROSOFT.CONCAT([.K5];&quot;+&quot;;[.K15];&quot;+&quot;;[.K36])" office:value-type="string" office:string-value="3B+2B+1B" calcext:value-type="string">
            <text:p>3B+2B+1B</text:p>
          </table:table-cell>
          <table:table-cell table:formula="of:=[.L15]+[.L5]+[.L36]" office:value-type="float" office:value="-0.000000000000093439922466132" calcext:value-type="float">
            <text:p>0.00</text:p>
          </table:table-cell>
          <table:table-cell table:formula="of:=[.M15]+[.M5]+[.M36]" office:value-type="float" office:value="0" calcext:value-type="float">
            <text:p>0.00</text:p>
          </table:table-cell>
          <table:table-cell table:formula="of:=[.N15]+[.N5]+[.N36]" office:value-type="float" office:value="7.7753184276684" calcext:value-type="float">
            <text:p>7.78</text:p>
          </table:table-cell>
          <table:table-cell table:formula="of:=[.O15]+[.O5]+[.O36]" office:value-type="float" office:value="0.000000000000646311448804227" calcext:value-type="float">
            <text:p>0.00</text:p>
          </table:table-cell>
          <table:table-cell table:formula="of:=[.P15]+[.P5]+[.P36]" office:value-type="float" office:value="0" calcext:value-type="float">
            <text:p>0.00</text:p>
          </table:table-cell>
          <table:table-cell table:formula="of:=[.Q15]+[.Q5]+[.Q3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30" table:formula="of:=([.F46]-[.F44])" office:value-type="float" office:value="3.43787425199981" calcext:value-type="float">
            <text:p>3.44</text:p>
          </table:table-cell>
          <table:table-cell table:style-name="ce7" table:formula="of:=[.W46]/[.$T$1]" office:value-type="float" office:value="11.2791149999994" calcext:value-type="float">
            <text:p>11.28</text:p>
          </table:table-cell>
          <table:table-cell table:style-name="ce14" table:formula="of:=([.J46]-[.J44])" office:value-type="float" office:value="6.73569717119992" calcext:value-type="float">
            <text:p>6.74</text:p>
          </table:table-cell>
          <table:table-cell table:style-name="ce9" table:formula="of:=[.Y46]/[.$T$1]" office:value-type="float" office:value="22.0987439999997" calcext:value-type="float">
            <text:p>22.10</text:p>
          </table:table-cell>
          <table:table-cell table:style-name="ce17" table:formula="of:=([.Q46]-[.Q44])" office:value-type="float" office:value="3.2978229192005" calcext:value-type="float">
            <text:p>3.30</text:p>
          </table:table-cell>
          <table:table-cell table:style-name="ce17" table:formula="of:=[.AA46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A+2A+1A" calcext:value-type="string">
            <text:p>3A+2A+1A</text:p>
          </table:table-cell>
          <table:table-cell table:formula="of:=[.D16]+[.D6]+[.D37]" office:value-type="float" office:value="0.0000000000000479190020996612" calcext:value-type="float">
            <text:p>0.00</text:p>
          </table:table-cell>
          <table:table-cell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13.2091095026598" calcext:value-type="float">
            <text:p>13.21</text:p>
          </table:table-cell>
          <table:table-cell table:formula="of:=[.G16]+[.G6]+[.G37]" office:value-type="float" office:value="0.000000000000638234354255473" calcext:value-type="float">
            <text:p>0.00</text:p>
          </table:table-cell>
          <table:table-cell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13.2224459251336" calcext:value-type="float">
            <text:p>13.22</text:p>
          </table:table-cell>
          <table:table-cell table:formula="of:=[.I47]+[.N47]" office:value-type="float" office:value="25.9042923350004" calcext:value-type="float">
            <text:p>25.90</text:p>
          </table:table-cell>
          <table:table-cell table:formula="of:=COM.MICROSOFT.CONCAT([.K6];&quot;+&quot;;[.K16];&quot;+&quot;;[.K37])" office:value-type="string" office:string-value="3B+2B+1B" calcext:value-type="string">
            <text:p>3B+2B+1B</text:p>
          </table:table-cell>
          <table:table-cell table:formula="of:=[.L16]+[.L6]+[.L37]" office:value-type="float" office:value="-0.000000000000110873088488006" calcext:value-type="float">
            <text:p>0.00</text:p>
          </table:table-cell>
          <table:table-cell table:formula="of:=[.M16]+[.M6]+[.M37]" office:value-type="float" office:value="0" calcext:value-type="float">
            <text:p>0.00</text:p>
          </table:table-cell>
          <table:table-cell table:formula="of:=[.N16]+[.N6]+[.N37]" office:value-type="float" office:value="12.6818464098668" calcext:value-type="float">
            <text:p>12.68</text:p>
          </table:table-cell>
          <table:table-cell table:formula="of:=[.O16]+[.O6]+[.O37]" office:value-type="float" office:value="0.000000000000794983634477831" calcext:value-type="float">
            <text:p>0.00</text:p>
          </table:table-cell>
          <table:table-cell table:formula="of:=[.P16]+[.P6]+[.P37]" office:value-type="float" office:value="0" calcext:value-type="float">
            <text:p>0.00</text:p>
          </table:table-cell>
          <table:table-cell table:formula="of:=[.Q16]+[.Q6]+[.Q3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30" table:formula="of:=([.F48]-[.F44])/0.6" office:value-type="float" office:value="-2.17218929031494" calcext:value-type="float">
            <text:p>-2.17</text:p>
          </table:table-cell>
          <table:table-cell table:style-name="ce7" table:formula="of:=[.W47]/[.$T$1]" office:value-type="float" office:value="-7.12660528318549" calcext:value-type="float">
            <text:p>-7.13</text:p>
          </table:table-cell>
          <table:table-cell table:style-name="ce14" table:formula="of:=([.J48]-[.J44])/0.6" office:value-type="float" office:value="-4.25588843151374" calcext:value-type="float">
            <text:p>-4.26</text:p>
          </table:table-cell>
          <table:table-cell table:style-name="ce9" table:formula="of:=[.Y47]/[.$T$1]" office:value-type="float" office:value="-13.9628885548351" calcext:value-type="float">
            <text:p>-13.96</text:p>
          </table:table-cell>
          <table:table-cell table:style-name="ce17" table:formula="of:=([.Q48]-[.Q44])/0.6" office:value-type="float" office:value="-2.08369914119909" calcext:value-type="float">
            <text:p>-2.08</text:p>
          </table:table-cell>
          <table:table-cell table:style-name="ce17" table:formula="of:=[.AA47]/[.$T$1]" office:value-type="float" office:value="-6.83628327165054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A+2A+1A" calcext:value-type="string">
            <text:p>3A+2A+1A</text:p>
          </table:table-cell>
          <table:table-cell table:formula="of:=[.D17]+[.D7]+[.D38]" office:value-type="float" office:value="0.0000000000000297557534167936" calcext:value-type="float">
            <text:p>0.00</text:p>
          </table:table-cell>
          <table:table-cell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3.3455683194732" calcext:value-type="float">
            <text:p>3.35</text:p>
          </table:table-cell>
          <table:table-cell table:formula="of:=[.G17]+[.G7]+[.G38]" office:value-type="float" office:value="0.000000000000253440379793801" calcext:value-type="float">
            <text:p>0.00</text:p>
          </table:table-cell>
          <table:table-cell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35890474194774" calcext:value-type="float">
            <text:p>3.36</text:p>
          </table:table-cell>
          <table:table-cell table:formula="of:=[.I48]+[.N48]" office:value-type="float" office:value="6.58618076569625" calcext:value-type="float">
            <text:p>6.59</text:p>
          </table:table-cell>
          <table:table-cell table:formula="of:=COM.MICROSOFT.CONCAT([.K7];&quot;+&quot;;[.K17];&quot;+&quot;;[.K38])" office:value-type="string" office:string-value="3B+2B+1B" calcext:value-type="string">
            <text:p>3B+2B+1B</text:p>
          </table:table-cell>
          <table:table-cell table:formula="of:=[.L17]+[.L7]+[.L38]" office:value-type="float" office:value="-4.26414459298031E-015" calcext:value-type="float">
            <text:p>0.00</text:p>
          </table:table-cell>
          <table:table-cell table:formula="of:=[.M17]+[.M7]+[.M38]" office:value-type="float" office:value="0" calcext:value-type="float">
            <text:p>0.00</text:p>
          </table:table-cell>
          <table:table-cell table:formula="of:=[.N17]+[.N7]+[.N38]" office:value-type="float" office:value="3.22727602374851" calcext:value-type="float">
            <text:p>3.23</text:p>
          </table:table-cell>
          <table:table-cell table:formula="of:=[.O17]+[.O7]+[.O38]" office:value-type="float" office:value="0.0000000000000526529930766628" calcext:value-type="float">
            <text:p>0.00</text:p>
          </table:table-cell>
          <table:table-cell table:formula="of:=[.P17]+[.P7]+[.P38]" office:value-type="float" office:value="0" calcext:value-type="float">
            <text:p>0.00</text:p>
          </table:table-cell>
          <table:table-cell table:formula="of:=[.Q17]+[.Q7]+[.Q38]" office:value-type="float" office:value="3.23937949454521" calcext:value-type="float">
            <text:p>3.24</text:p>
          </table:table-cell>
          <table:table-cell table:number-columns-repeated="8"/>
          <table:table-cell table:style-name="ce17"/>
          <table:table-cell table:number-columns-repeated="2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A+2A+1A" calcext:value-type="string">
            <text:p>3A+2A+1A</text:p>
          </table:table-cell>
          <table:table-cell table:formula="of:=[.D18]+[.D8]+[.D39]" office:value-type="float" office:value="0.0000000000000576356740111805" calcext:value-type="float">
            <text:p>0.00</text:p>
          </table:table-cell>
          <table:table-cell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12.2316243867544" calcext:value-type="float">
            <text:p>12.23</text:p>
          </table:table-cell>
          <table:table-cell table:formula="of:=[.G18]+[.G8]+[.G39]" office:value-type="float" office:value="0.000000000000615401063441823" calcext:value-type="float">
            <text:p>0.00</text:p>
          </table:table-cell>
          <table:table-cell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12.2449608092283" calcext:value-type="float">
            <text:p>12.24</text:p>
          </table:table-cell>
          <table:table-cell table:formula="of:=[.I49]+[.N49]" office:value-type="float" office:value="23.9891426676546" calcext:value-type="float">
            <text:p>23.99</text:p>
          </table:table-cell>
          <table:table-cell table:formula="of:=COM.MICROSOFT.CONCAT([.K8];&quot;+&quot;;[.K18];&quot;+&quot;;[.K39])" office:value-type="string" office:string-value="3B+2B+1B" calcext:value-type="string">
            <text:p>3B+2B+1B</text:p>
          </table:table-cell>
          <table:table-cell table:formula="of:=[.L18]+[.L8]+[.L39]" office:value-type="float" office:value="-0.000000000000111860742890712" calcext:value-type="float">
            <text:p>0.00</text:p>
          </table:table-cell>
          <table:table-cell table:formula="of:=[.M18]+[.M8]+[.M39]" office:value-type="float" office:value="0" calcext:value-type="float">
            <text:p>0.00</text:p>
          </table:table-cell>
          <table:table-cell table:formula="of:=[.N18]+[.N8]+[.N39]" office:value-type="float" office:value="11.7441818584263" calcext:value-type="float">
            <text:p>11.74</text:p>
          </table:table-cell>
          <table:table-cell table:formula="of:=[.O18]+[.O8]+[.O39]" office:value-type="float" office:value="0.000000000000676266154187033" calcext:value-type="float">
            <text:p>0.00</text:p>
          </table:table-cell>
          <table:table-cell table:formula="of:=[.P18]+[.P8]+[.P39]" office:value-type="float" office:value="0" calcext:value-type="float">
            <text:p>0.00</text:p>
          </table:table-cell>
          <table:table-cell table:formula="of:=[.Q18]+[.Q8]+[.Q39]" office:value-type="float" office:value="11.7562853292232" calcext:value-type="float">
            <text:p>11.76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A+2A+1A" calcext:value-type="string">
            <text:p>3A+2A+1A</text:p>
          </table:table-cell>
          <table:table-cell table:formula="of:=[.D19]+[.D9]+[.D40]" office:value-type="float" office:value="0.0000000000000251896281611152" calcext:value-type="float">
            <text:p>0.00</text:p>
          </table:table-cell>
          <table:table-cell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1.48601567284631" calcext:value-type="float">
            <text:p>1.49</text:p>
          </table:table-cell>
          <table:table-cell table:formula="of:=[.G19]+[.G9]+[.G40]" office:value-type="float" office:value="0.000000000000130662591857344" calcext:value-type="float">
            <text:p>0.00</text:p>
          </table:table-cell>
          <table:table-cell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49401752664908" calcext:value-type="float">
            <text:p>1.49</text:p>
          </table:table-cell>
          <table:table-cell table:formula="of:=[.I50]+[.N50]" office:value-type="float" office:value="2.93029545376222" calcext:value-type="float">
            <text:p>2.93</text:p>
          </table:table-cell>
          <table:table-cell table:formula="of:=COM.MICROSOFT.CONCAT([.K9];&quot;+&quot;;[.K19];&quot;+&quot;;[.K40])" office:value-type="string" office:string-value="3B+2B+1B" calcext:value-type="string">
            <text:p>3B+2B+1B</text:p>
          </table:table-cell>
          <table:table-cell table:formula="of:=[.L19]+[.L9]+[.L40]" office:value-type="float" office:value="-0.0000000000000255120369274664" calcext:value-type="float">
            <text:p>0.00</text:p>
          </table:table-cell>
          <table:table-cell table:formula="of:=[.M19]+[.M9]+[.M40]" office:value-type="float" office:value="0" calcext:value-type="float">
            <text:p>0.00</text:p>
          </table:table-cell>
          <table:table-cell table:formula="of:=[.N19]+[.N9]+[.N40]" office:value-type="float" office:value="1.43627792711314" calcext:value-type="float">
            <text:p>1.44</text:p>
          </table:table-cell>
          <table:table-cell table:formula="of:=[.O19]+[.O9]+[.O40]" office:value-type="float" office:value="-0.0000000000000379802855832167" calcext:value-type="float">
            <text:p>0.00</text:p>
          </table:table-cell>
          <table:table-cell table:formula="of:=[.P19]+[.P9]+[.P40]" office:value-type="float" office:value="0" calcext:value-type="float">
            <text:p>0.00</text:p>
          </table:table-cell>
          <table:table-cell table:formula="of:=[.Q19]+[.Q9]+[.Q40]" office:value-type="float" office:value="1.44354000987972" calcext:value-type="float">
            <text:p>1.44</text:p>
          </table:table-cell>
          <table:table-cell table:number-columns-repeated="4"/>
          <table:table-cell table:style-name="ce22" table:number-columns-spanned="3" table:number-rows-spanned="1"/>
          <table:covered-table-cell table:style-name="ce22"/>
          <table:covered-table-cell/>
          <table:table-cell table:number-columns-repeated="2"/>
          <table:table-cell table:style-name="ce22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18" table:formula="of:=MAX([.F44:.F50])" office:value-type="float" office:value="13.2091095026598" calcext:value-type="float">
            <text:p>13.21</text:p>
          </table:table-cell>
          <table:table-cell table:style-name="ce18" table:number-columns-repeated="2"/>
          <table:table-cell table:style-name="ce18" table:formula="of:=MAX([.I44:.I50])" office:value-type="float" office:value="13.2224459251336" calcext:value-type="float">
            <text:p>13.22</text:p>
          </table:table-cell>
          <table:table-cell table:style-name="ce18" table:formula="of:=MAX([.J44:.J50])" office:value-type="float" office:value="25.9042923350004" calcext:value-type="float">
            <text:p>25.90</text:p>
          </table:table-cell>
          <table:table-cell table:style-name="ce18" table:number-columns-repeated="3"/>
          <table:table-cell table:style-name="ce18" table:formula="of:=MAX([.N44:.N50])" office:value-type="float" office:value="12.6818464098668" calcext:value-type="float">
            <text:p>12.68</text:p>
          </table:table-cell>
          <table:table-cell table:style-name="ce18" table:number-columns-repeated="2"/>
          <table:table-cell table:style-name="ce18" table:formula="of:=MAX([.Q44:.Q50])" office:value-type="float" office:value="12.6939498806637" calcext:value-type="float">
            <text:p>12.69</text:p>
          </table:table-cell>
          <table:table-cell table:style-name="ce17" table:formula="of:=MAX([.F51];[.Q51])" office:value-type="float" office:value="13.2091095026598" calcext:value-type="float">
            <text:p>13.21</text:p>
          </table:table-cell>
          <table:table-cell table:number-columns-repeated="5"/>
          <table:table-cell table:style-name="ce17"/>
          <table:table-cell table:number-columns-repeated="2"/>
          <table:table-cell table:style-name="ce17"/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kN/m</text:p>
          </table:table-cell>
          <table:table-cell table:number-columns-repeated="2"/>
          <table:table-cell table:style-name="ce18" table:formula="of:=[.F51]/[.$T$1]" office:value-type="float" office:value="43.3369734339232" calcext:value-type="float">
            <text:p>43.34</text:p>
          </table:table-cell>
          <table:table-cell table:number-columns-repeated="2"/>
          <table:table-cell table:style-name="ce18" table:formula="of:=[.I51]/[.$T$1]" office:value-type="float" office:value="43.3807281008322" calcext:value-type="float">
            <text:p>43.38</text:p>
          </table:table-cell>
          <table:table-cell table:style-name="ce18" table:formula="of:=[.J51]/[.$T$1]" office:value-type="float" office:value="84.987835744752" calcext:value-type="float">
            <text:p>84.99</text:p>
          </table:table-cell>
          <table:table-cell table:number-columns-repeated="3"/>
          <table:table-cell table:style-name="ce18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18" table:formula="of:=[.Q51]/[.$T$1]" office:value-type="float" office:value="41.6468171937785" calcext:value-type="float">
            <text:p>41.65</text:p>
          </table:table-cell>
          <table:table-cell table:number-columns-repeated="6"/>
          <table:table-cell table:style-name="ce17" table:number-columns-repeated="2"/>
          <table:table-cell table:number-columns-repeated="3"/>
        </table:table-row>
        <table:table-row table:style-name="ro1" table:number-rows-repeated="2">
          <table:table-cell table:number-columns-repeated="23"/>
          <table:table-cell table:style-name="ce17" table:number-columns-repeated="2"/>
          <table:table-cell table:number-columns-repeated="3"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load_on_cantilever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visibility="collapse" table:default-cell-style-name="ce17"/>
        <table:table-column table:style-name="co5" table:default-cell-style-name="ce17"/>
        <table:table-column table:style-name="co6" table:default-cell-style-name="ce17"/>
        <table:table-column table:style-name="co4" table:visibility="collapse" table:number-columns-repeated="2" table:default-cell-style-name="ce17"/>
        <table:table-column table:style-name="co6" table:visibility="collapse" table:default-cell-style-name="ce17"/>
        <table:table-column table:style-name="co7" table:default-cell-style-name="ce17"/>
        <table:table-column table:style-name="co5" table:default-cell-style-name="ce17"/>
        <table:table-column table:style-name="co4" table:visibility="collapse" table:number-columns-repeated="2" table:default-cell-style-name="ce17"/>
        <table:table-column table:style-name="co6" table:visibility="collapse" table:default-cell-style-name="ce17"/>
        <table:table-column table:style-name="co8" table:visibility="collapse" table:number-columns-repeated="2" table:default-cell-style-name="ce17"/>
        <table:table-column table:style-name="co6" table:default-cell-style-name="ce17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row table:style-name="ro1">
          <table:table-cell table:formula="of:=[$truss_AB_reactions.A1]" office:value-type="string" office:string-value="comb" calcext:value-type="string">
            <text:p>comb</text:p>
          </table:table-cell>
          <table:table-cell table:formula="of:=[$truss_AB_reactions.B1]" office:value-type="string" office:string-value="floor" calcext:value-type="string">
            <text:p>floor</text:p>
          </table:table-cell>
          <table:table-cell table:formula="of:=[$truss_AB_reactions.C1]" office:value-type="string" office:string-value="truss" calcext:value-type="string">
            <text:p>truss</text:p>
          </table:table-cell>
          <table:table-cell table:formula="of:=[$truss_AB_reactions.D1]" office:value-type="string" office:string-value="Rx" calcext:value-type="string">
            <text:p>Rx</text:p>
          </table:table-cell>
          <table:table-cell table:formula="of:=[$truss_AB_reactions.E1]" office:value-type="string" office:string-value="Ry" calcext:value-type="string">
            <text:p>Ry</text:p>
          </table:table-cell>
          <table:table-cell table:formula="of:=[$truss_AB_reactions.F1]" office:value-type="string" office:string-value="Rz" calcext:value-type="string">
            <text:p>Rz</text:p>
          </table:table-cell>
          <table:table-cell table:formula="of:=[$truss_AB_reactions.G1]" office:value-type="string" office:string-value="Rx" calcext:value-type="string">
            <text:p>Rx</text:p>
          </table:table-cell>
          <table:table-cell table:formula="of:=[$truss_AB_reactions.H1]" office:value-type="string" office:string-value="Ry" calcext:value-type="string">
            <text:p>Ry</text:p>
          </table:table-cell>
          <table:table-cell table:formula="of:=[$truss_AB_reactions.I1]" office:value-type="string" office:string-value="Rz" calcext:value-type="string">
            <text:p>Rz</text:p>
          </table:table-cell>
          <table:table-cell table:formula="of:=[$truss_AB_reactions.J1]" office:value-type="string" office:string-value="Rz (CENTER)" calcext:value-type="string">
            <text:p>Rz (CENTER)</text:p>
          </table:table-cell>
          <table:table-cell table:formula="of:=[$truss_AB_reactions.K1]" office:value-type="string" office:string-value="truss" calcext:value-type="string">
            <text:p>truss</text:p>
          </table:table-cell>
          <table:table-cell table:formula="of:=[$truss_AB_reactions.L1]" office:value-type="string" office:string-value="Rx" calcext:value-type="string">
            <text:p>Rx</text:p>
          </table:table-cell>
          <table:table-cell table:formula="of:=[$truss_AB_reactions.M1]" office:value-type="string" office:string-value="Ry" calcext:value-type="string">
            <text:p>Ry</text:p>
          </table:table-cell>
          <table:table-cell table:formula="of:=[$truss_AB_reactions.N1]" office:value-type="string" office:string-value="Rz" calcext:value-type="string">
            <text:p>Rz</text:p>
          </table:table-cell>
          <table:table-cell table:formula="of:=[$truss_AB_reactions.O1]" office:value-type="string" office:string-value="Rx" calcext:value-type="string">
            <text:p>Rx</text:p>
          </table:table-cell>
          <table:table-cell table:formula="of:=[$truss_AB_reactions.P1]" office:value-type="string" office:string-value="Ry" calcext:value-type="string">
            <text:p>Ry</text:p>
          </table:table-cell>
          <table:table-cell table:formula="of:=[$truss_AB_reactions.Q1]" office:value-type="string" office:string-value="Rz" calcext:value-type="string">
            <text:p>Rz</text:p>
          </table:table-cell>
          <table:table-cell table:style-name="ce17"/>
          <table:table-cell table:style-name="ce17" table:formula="of:=[$truss_AB_reactions.S1]" office:value-type="string" office:string-value="Spacing" calcext:value-type="string">
            <text:p>Spacing</text:p>
          </table:table-cell>
          <table:table-cell table:style-name="ce17" table:formula="of:=[$truss_AB_reactions.T1]" office:value-type="float" office:value="0.3048" calcext:value-type="float">
            <text:p>0.30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$truss_AB_reactions.C2]" office:value-type="string" office:string-value="name" calcext:value-type="string">
            <text:p>name</text:p>
          </table:table-cell>
          <table:table-cell table:formula="of:=[$truss_AB_reactions.D2]" office:value-type="string" office:string-value="(kN)" calcext:value-type="string">
            <text:p>(kN)</text:p>
          </table:table-cell>
          <table:table-cell table:formula="of:=[$truss_AB_reactions.E2]" office:value-type="string" office:string-value="(kN)" calcext:value-type="string">
            <text:p>(kN)</text:p>
          </table:table-cell>
          <table:table-cell table:formula="of:=[$truss_AB_reactions.F2]" office:value-type="string" office:string-value="(kN)" calcext:value-type="string">
            <text:p>(kN)</text:p>
          </table:table-cell>
          <table:table-cell table:formula="of:=[$truss_AB_reactions.G2]" office:value-type="string" office:string-value="(kN)" calcext:value-type="string">
            <text:p>(kN)</text:p>
          </table:table-cell>
          <table:table-cell table:formula="of:=[$truss_AB_reactions.H2]" office:value-type="string" office:string-value="(kN)" calcext:value-type="string">
            <text:p>(kN)</text:p>
          </table:table-cell>
          <table:table-cell table:formula="of:=[$truss_AB_reactions.I2]" office:value-type="string" office:string-value="(kN)" calcext:value-type="string">
            <text:p>(kN)</text:p>
          </table:table-cell>
          <table:table-cell table:formula="of:=[$truss_AB_reactions.J2]" office:value-type="float" office:value="0" calcext:value-type="float">
            <text:p>0.00</text:p>
          </table:table-cell>
          <table:table-cell table:formula="of:=[$truss_AB_reactions.K2]" office:value-type="string" office:string-value="name" calcext:value-type="string">
            <text:p>name</text:p>
          </table:table-cell>
          <table:table-cell table:formula="of:=[$truss_AB_reactions.L2]" office:value-type="string" office:string-value="(kN)" calcext:value-type="string">
            <text:p>(kN)</text:p>
          </table:table-cell>
          <table:table-cell table:formula="of:=[$truss_AB_reactions.M2]" office:value-type="string" office:string-value="(kN)" calcext:value-type="string">
            <text:p>(kN)</text:p>
          </table:table-cell>
          <table:table-cell table:formula="of:=[$truss_AB_reactions.N2]" office:value-type="string" office:string-value="(kN)" calcext:value-type="string">
            <text:p>(kN)</text:p>
          </table:table-cell>
          <table:table-cell table:formula="of:=[$truss_AB_reactions.O2]" office:value-type="string" office:string-value="(kN)" calcext:value-type="string">
            <text:p>(kN)</text:p>
          </table:table-cell>
          <table:table-cell table:formula="of:=[$truss_AB_reactions.P2]" office:value-type="string" office:string-value="(kN)" calcext:value-type="string">
            <text:p>(kN)</text:p>
          </table:table-cell>
          <table:table-cell table:formula="of:=[$truss_AB_reactions.Q2]" office:value-type="string" office:string-value="(kN)" calcext:value-type="string">
            <text:p>(kN)</text:p>
          </table:table-cell>
          <table:table-cell table:number-columns-repeated="13"/>
        </table:table-row>
        <table:table-row table:style-name="ro1">
          <table:table-cell table:formula="of:=[$truss_AB_reactions.A3]" office:value-type="string" office:string-value="EQ1608" calcext:value-type="string">
            <text:p>EQ1608</text:p>
          </table:table-cell>
          <table:table-cell table:formula="of:=[$truss_AB_reactions.B3]" office:value-type="string" office:string-value="roof" calcext:value-type="string">
            <text:p>roof</text:p>
          </table:table-cell>
          <table:table-cell table:formula="of:=[$truss_AB_reactions.C3]" office:value-type="string" office:string-value="3A" calcext:value-type="string">
            <text:p>3A</text:p>
          </table:table-cell>
          <table:table-cell table:formula="of:=[$truss_AB_reactions.D3]" office:value-type="float" office:value="-9.88720216810179E-015" calcext:value-type="float">
            <text:p>0.00</text:p>
          </table:table-cell>
          <table:table-cell table:formula="of:=[$truss_AB_reactions.E3]" office:value-type="float" office:value="0" calcext:value-type="float">
            <text:p>0.00</text:p>
          </table:table-cell>
          <table:table-cell table:formula="of:=[$truss_AB_reactions.F3]" office:value-type="float" office:value="1.07032773253794" calcext:value-type="float">
            <text:p>1.07</text:p>
          </table:table-cell>
          <table:table-cell table:formula="of:=[$truss_AB_reactions.G3]" office:value-type="float" office:value="0.0000000000000194972926692572" calcext:value-type="float">
            <text:p>0.00</text:p>
          </table:table-cell>
          <table:table-cell table:formula="of:=[$truss_AB_reactions.H3]" office:value-type="float" office:value="0" calcext:value-type="float">
            <text:p>0.00</text:p>
          </table:table-cell>
          <table:table-cell table:formula="of:=[$truss_AB_reactions.I3]" office:value-type="float" office:value="1.08366415501247" calcext:value-type="float">
            <text:p>1.08</text:p>
          </table:table-cell>
          <table:table-cell table:formula="of:=[$truss_AB_reactions.J3]" office:value-type="float" office:value="2.13943183210231" calcext:value-type="float">
            <text:p>2.14</text:p>
          </table:table-cell>
          <table:table-cell table:formula="of:=[$truss_AB_reactions.K3]" office:value-type="string" office:string-value="3B" calcext:value-type="string">
            <text:p>3B</text:p>
          </table:table-cell>
          <table:table-cell table:formula="of:=[$truss_AB_reactions.L3]" office:value-type="float" office:value="-0.000000000000014015455462868" calcext:value-type="float">
            <text:p>0.00</text:p>
          </table:table-cell>
          <table:table-cell table:formula="of:=[$truss_AB_reactions.M3]" office:value-type="float" office:value="0" calcext:value-type="float">
            <text:p>0.00</text:p>
          </table:table-cell>
          <table:table-cell table:formula="of:=[$truss_AB_reactions.N3]" office:value-type="float" office:value="1.05576767708984" calcext:value-type="float">
            <text:p>1.06</text:p>
          </table:table-cell>
          <table:table-cell table:formula="of:=[$truss_AB_reactions.O3]" office:value-type="float" office:value="0.000000000000139834810397588" calcext:value-type="float">
            <text:p>0.00</text:p>
          </table:table-cell>
          <table:table-cell table:formula="of:=[$truss_AB_reactions.P3]" office:value-type="float" office:value="0" calcext:value-type="float">
            <text:p>0.00</text:p>
          </table:table-cell>
          <table:table-cell table:formula="of:=[$truss_AB_reactions.Q3]"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17" table:formula="of:=[.F3]/[.$T$1]" office:value-type="float" office:value="3.51157392564941" calcext:value-type="float">
            <text:p>3.51</text:p>
          </table:table-cell>
          <table:table-cell table:style-name="ce17" table:formula="of:=[.Q3]/[.$T$1]" office:value-type="float" office:value="3.50351426471929" calcext:value-type="float">
            <text:p>3.50</text:p>
          </table:table-cell>
          <table:table-cell table:number-columns-repeated="6"/>
        </table:table-row>
        <table:table-row table:style-name="ro1">
          <table:table-cell table:formula="of:=[$truss_AB_reactions.A4]" office:value-type="string" office:string-value="EQ1609" calcext:value-type="string">
            <text:p>EQ1609</text:p>
          </table:table-cell>
          <table:table-cell table:formula="of:=[$truss_AB_reactions.B4]" office:value-type="string" office:string-value="roof" calcext:value-type="string">
            <text:p>roof</text:p>
          </table:table-cell>
          <table:table-cell table:formula="of:=[$truss_AB_reactions.C4]" office:value-type="string" office:string-value="3A" calcext:value-type="string">
            <text:p>3A</text:p>
          </table:table-cell>
          <table:table-cell table:formula="of:=[$truss_AB_reactions.D4]" office:value-type="float" office:value="8.62421245528822E-015" calcext:value-type="float">
            <text:p>0.00</text:p>
          </table:table-cell>
          <table:table-cell table:formula="of:=[$truss_AB_reactions.E4]" office:value-type="float" office:value="0" calcext:value-type="float">
            <text:p>0.00</text:p>
          </table:table-cell>
          <table:table-cell table:formula="of:=[$truss_AB_reactions.F4]" office:value-type="float" office:value="2.71229752453785" calcext:value-type="float">
            <text:p>2.71</text:p>
          </table:table-cell>
          <table:table-cell table:formula="of:=[$truss_AB_reactions.G4]" office:value-type="float" office:value="0.0000000000000382769371753966" calcext:value-type="float">
            <text:p>0.00</text:p>
          </table:table-cell>
          <table:table-cell table:formula="of:=[$truss_AB_reactions.H4]" office:value-type="float" office:value="0" calcext:value-type="float">
            <text:p>0.00</text:p>
          </table:table-cell>
          <table:table-cell table:formula="of:=[$truss_AB_reactions.I4]" office:value-type="float" office:value="2.72563394701222" calcext:value-type="float">
            <text:p>2.73</text:p>
          </table:table-cell>
          <table:table-cell table:formula="of:=[$truss_AB_reactions.J4]" office:value-type="float" office:value="5.35648122730229" calcext:value-type="float">
            <text:p>5.36</text:p>
          </table:table-cell>
          <table:table-cell table:formula="of:=[$truss_AB_reactions.K4]" office:value-type="string" office:string-value="3B" calcext:value-type="string">
            <text:p>3B</text:p>
          </table:table-cell>
          <table:table-cell table:formula="of:=[$truss_AB_reactions.L4]" office:value-type="float" office:value="-0.0000000000000386322085432766" calcext:value-type="float">
            <text:p>0.00</text:p>
          </table:table-cell>
          <table:table-cell table:formula="of:=[$truss_AB_reactions.M4]" office:value-type="float" office:value="0" calcext:value-type="float">
            <text:p>0.00</text:p>
          </table:table-cell>
          <table:table-cell table:formula="of:=[$truss_AB_reactions.N4]" office:value-type="float" office:value="2.63084728029007" calcext:value-type="float">
            <text:p>2.63</text:p>
          </table:table-cell>
          <table:table-cell table:formula="of:=[$truss_AB_reactions.O4]" office:value-type="float" office:value="0.000000000000347380790799434" calcext:value-type="float">
            <text:p>0.00</text:p>
          </table:table-cell>
          <table:table-cell table:formula="of:=[$truss_AB_reactions.P4]" office:value-type="float" office:value="0" calcext:value-type="float">
            <text:p>0.00</text:p>
          </table:table-cell>
          <table:table-cell table:formula="of:=[$truss_AB_reactions.Q4]"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17" table:formula="of:=([.F4]-[.F3])/[.$T$1]" office:value-type="float" office:value="5.38703999999971" calcext:value-type="float">
            <text:p>5.39</text:p>
          </table:table-cell>
          <table:table-cell table:style-name="ce17" table:formula="of:=([.Q4]-[.Q3])/[.$T$1]" office:value-type="float" office:value="5.16758400000076" calcext:value-type="float">
            <text:p>5.17</text:p>
          </table:table-cell>
          <table:table-cell table:number-columns-repeated="6"/>
        </table:table-row>
        <table:table-row table:style-name="ro1">
          <table:table-cell table:formula="of:=[$truss_AB_reactions.A5]" office:value-type="string" office:string-value="EQ1610" calcext:value-type="string">
            <text:p>EQ1610</text:p>
          </table:table-cell>
          <table:table-cell table:formula="of:=[$truss_AB_reactions.B5]" office:value-type="string" office:string-value="roof" calcext:value-type="string">
            <text:p>roof</text:p>
          </table:table-cell>
          <table:table-cell table:formula="of:=[$truss_AB_reactions.C5]" office:value-type="string" office:string-value="3A" calcext:value-type="string">
            <text:p>3A</text:p>
          </table:table-cell>
          <table:table-cell table:formula="of:=[$truss_AB_reactions.D5]" office:value-type="float" office:value="6.3593574850529E-016" calcext:value-type="float">
            <text:p>0.00</text:p>
          </table:table-cell>
          <table:table-cell table:formula="of:=[$truss_AB_reactions.E5]" office:value-type="float" office:value="0" calcext:value-type="float">
            <text:p>0.00</text:p>
          </table:table-cell>
          <table:table-cell table:formula="of:=[$truss_AB_reactions.F5]" office:value-type="float" office:value="4.50820198453775" calcext:value-type="float">
            <text:p>4.51</text:p>
          </table:table-cell>
          <table:table-cell table:formula="of:=[$truss_AB_reactions.G5]" office:value-type="float" office:value="0.0000000000000764757146498596" calcext:value-type="float">
            <text:p>0.00</text:p>
          </table:table-cell>
          <table:table-cell table:formula="of:=[$truss_AB_reactions.H5]" office:value-type="float" office:value="0" calcext:value-type="float">
            <text:p>0.00</text:p>
          </table:table-cell>
          <table:table-cell table:formula="of:=[$truss_AB_reactions.I5]" office:value-type="float" office:value="4.52153840701193" calcext:value-type="float">
            <text:p>4.52</text:p>
          </table:table-cell>
          <table:table-cell table:formula="of:=[$truss_AB_reactions.J5]" office:value-type="float" office:value="8.87512900330223" calcext:value-type="float">
            <text:p>8.88</text:p>
          </table:table-cell>
          <table:table-cell table:formula="of:=[$truss_AB_reactions.K5]" office:value-type="string" office:string-value="3B" calcext:value-type="string">
            <text:p>3B</text:p>
          </table:table-cell>
          <table:table-cell table:formula="of:=[$truss_AB_reactions.L5]" office:value-type="float" office:value="-0.0000000000000857340864968137" calcext:value-type="float">
            <text:p>0.00</text:p>
          </table:table-cell>
          <table:table-cell table:formula="of:=[$truss_AB_reactions.M5]" office:value-type="float" office:value="0" calcext:value-type="float">
            <text:p>0.00</text:p>
          </table:table-cell>
          <table:table-cell table:formula="of:=[$truss_AB_reactions.N5]" office:value-type="float" office:value="4.3535905962903" calcext:value-type="float">
            <text:p>4.35</text:p>
          </table:table-cell>
          <table:table-cell table:formula="of:=[$truss_AB_reactions.O5]" office:value-type="float" office:value="0.000000000000569905012071104" calcext:value-type="float">
            <text:p>0.00</text:p>
          </table:table-cell>
          <table:table-cell table:formula="of:=[$truss_AB_reactions.P5]" office:value-type="float" office:value="0" calcext:value-type="float">
            <text:p>0.00</text:p>
          </table:table-cell>
          <table:table-cell table:formula="of:=[$truss_AB_reactions.Q5]"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17" table:formula="of:=([.F5]-[.F3])/[.$T$1]" office:value-type="float" office:value="11.2791149999994" calcext:value-type="float">
            <text:p>11.28</text:p>
          </table:table-cell>
          <table:table-cell table:style-name="ce17" table:formula="of:=([.Q5]-[.Q3])/[.$T$1]" office:value-type="float" office:value="10.8196290000016" calcext:value-type="float">
            <text:p>10.82</text:p>
          </table:table-cell>
          <table:table-cell table:number-columns-repeated="6"/>
        </table:table-row>
        <table:table-row table:style-name="ro1">
          <table:table-cell table:formula="of:=[$truss_AB_reactions.A6]" office:value-type="string" office:string-value="EQ1611" calcext:value-type="string">
            <text:p>EQ1611</text:p>
          </table:table-cell>
          <table:table-cell table:formula="of:=[$truss_AB_reactions.B6]" office:value-type="string" office:string-value="roof" calcext:value-type="string">
            <text:p>roof</text:p>
          </table:table-cell>
          <table:table-cell table:formula="of:=[$truss_AB_reactions.C6]" office:value-type="string" office:string-value="3A" calcext:value-type="string">
            <text:p>3A</text:p>
          </table:table-cell>
          <table:table-cell table:formula="of:=[$truss_AB_reactions.D6]" office:value-type="float" office:value="-0.0000000000000277964318229351" calcext:value-type="float">
            <text:p>0.00</text:p>
          </table:table-cell>
          <table:table-cell table:formula="of:=[$truss_AB_reactions.E6]" office:value-type="float" office:value="0" calcext:value-type="float">
            <text:p>0.00</text:p>
          </table:table-cell>
          <table:table-cell table:formula="of:=[$truss_AB_reactions.F6]" office:value-type="float" office:value="4.88021076553774" calcext:value-type="float">
            <text:p>4.88</text:p>
          </table:table-cell>
          <table:table-cell table:formula="of:=[$truss_AB_reactions.G6]" office:value-type="float" office:value="0.0000000000000979660796929238" calcext:value-type="float">
            <text:p>0.00</text:p>
          </table:table-cell>
          <table:table-cell table:formula="of:=[$truss_AB_reactions.H6]" office:value-type="float" office:value="0" calcext:value-type="float">
            <text:p>0.00</text:p>
          </table:table-cell>
          <table:table-cell table:formula="of:=[$truss_AB_reactions.I6]" office:value-type="float" office:value="4.89354718801188" calcext:value-type="float">
            <text:p>4.89</text:p>
          </table:table-cell>
          <table:table-cell table:formula="of:=[$truss_AB_reactions.J6]" office:value-type="float" office:value="9.60399175690222" calcext:value-type="float">
            <text:p>9.60</text:p>
          </table:table-cell>
          <table:table-cell table:formula="of:=[$truss_AB_reactions.K6]" office:value-type="string" office:string-value="3B" calcext:value-type="string">
            <text:p>3B</text:p>
          </table:table-cell>
          <table:table-cell table:formula="of:=[$truss_AB_reactions.L6]" office:value-type="float" office:value="-0.0000000000000389235310649383" calcext:value-type="float">
            <text:p>0.00</text:p>
          </table:table-cell>
          <table:table-cell table:formula="of:=[$truss_AB_reactions.M6]" office:value-type="float" office:value="0" calcext:value-type="float">
            <text:p>0.00</text:p>
          </table:table-cell>
          <table:table-cell table:formula="of:=[$truss_AB_reactions.N6]" office:value-type="float" office:value="4.71044456889034" calcext:value-type="float">
            <text:p>4.71</text:p>
          </table:table-cell>
          <table:table-cell table:formula="of:=[$truss_AB_reactions.O6]" office:value-type="float" office:value="0.000000000000619749584984675" calcext:value-type="float">
            <text:p>0.00</text:p>
          </table:table-cell>
          <table:table-cell table:formula="of:=[$truss_AB_reactions.P6]" office:value-type="float" office:value="0" calcext:value-type="float">
            <text:p>0.00</text:p>
          </table:table-cell>
          <table:table-cell table:formula="of:=[$truss_AB_reactions.Q6]"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17" table:formula="of:=([.F7]-[.F3])/0.6/[.$T$1]" office:value-type="float" office:value="-7.12660528318549" calcext:value-type="float">
            <text:p>-7.13</text:p>
          </table:table-cell>
          <table:table-cell table:style-name="ce17" table:formula="of:=([.Q7]-[.Q3])/0.6/[.$T$1]" office:value-type="float" office:value="-6.83628327165055" calcext:value-type="float">
            <text:p>-6.84</text:p>
          </table:table-cell>
          <table:table-cell table:number-columns-repeated="6"/>
        </table:table-row>
        <table:table-row table:style-name="ro1">
          <table:table-cell table:formula="of:=[$truss_AB_reactions.A7]" office:value-type="string" office:string-value="EQ1612" calcext:value-type="string">
            <text:p>EQ1612</text:p>
          </table:table-cell>
          <table:table-cell table:formula="of:=[$truss_AB_reactions.B7]" office:value-type="string" office:string-value="roof" calcext:value-type="string">
            <text:p>roof</text:p>
          </table:table-cell>
          <table:table-cell table:formula="of:=[$truss_AB_reactions.C7]" office:value-type="string" office:string-value="3A" calcext:value-type="string">
            <text:p>3A</text:p>
          </table:table-cell>
          <table:table-cell table:formula="of:=[$truss_AB_reactions.D7]" office:value-type="float" office:value="-1.14930287509196E-015" calcext:value-type="float">
            <text:p>0.00</text:p>
          </table:table-cell>
          <table:table-cell table:formula="of:=[$truss_AB_reactions.E7]" office:value-type="float" office:value="0" calcext:value-type="float">
            <text:p>0.00</text:p>
          </table:table-cell>
          <table:table-cell table:formula="of:=[$truss_AB_reactions.F7]" office:value-type="float" office:value="-0.232985841651022" calcext:value-type="float">
            <text:p>-0.23</text:p>
          </table:table-cell>
          <table:table-cell table:formula="of:=[$truss_AB_reactions.G7]" office:value-type="float" office:value="-4.38538094726937E-015" calcext:value-type="float">
            <text:p>0.00</text:p>
          </table:table-cell>
          <table:table-cell table:formula="of:=[$truss_AB_reactions.H7]" office:value-type="float" office:value="0" calcext:value-type="float">
            <text:p>0.00</text:p>
          </table:table-cell>
          <table:table-cell table:formula="of:=[$truss_AB_reactions.I7]" office:value-type="float" office:value="-0.219649419176345" calcext:value-type="float">
            <text:p>-0.22</text:p>
          </table:table-cell>
          <table:table-cell table:formula="of:=[$truss_AB_reactions.J7]" office:value-type="float" office:value="-0.414101226805936" calcext:value-type="float">
            <text:p>-0.41</text:p>
          </table:table-cell>
          <table:table-cell table:formula="of:=[$truss_AB_reactions.K7]" office:value-type="string" office:string-value="3B" calcext:value-type="string">
            <text:p>3B</text:p>
          </table:table-cell>
          <table:table-cell table:formula="of:=[$truss_AB_reactions.L7]" office:value-type="float" office:value="3.44169137633799E-015" calcext:value-type="float">
            <text:p>0.00</text:p>
          </table:table-cell>
          <table:table-cell table:formula="of:=[$truss_AB_reactions.M7]" office:value-type="float" office:value="0" calcext:value-type="float">
            <text:p>0.00</text:p>
          </table:table-cell>
          <table:table-cell table:formula="of:=[$truss_AB_reactions.N7]" office:value-type="float" office:value="-0.194451807629591" calcext:value-type="float">
            <text:p>-0.19</text:p>
          </table:table-cell>
          <table:table-cell table:formula="of:=[$truss_AB_reactions.O7]" office:value-type="float" office:value="-0.0000000000000237534436564601" calcext:value-type="float">
            <text:p>0.00</text:p>
          </table:table-cell>
          <table:table-cell table:formula="of:=[$truss_AB_reactions.P7]" office:value-type="float" office:value="0" calcext:value-type="float">
            <text:p>0.00</text:p>
          </table:table-cell>
          <table:table-cell table:formula="of:=[$truss_AB_reactions.Q7]" office:value-type="float" office:value="-0.182348336833012" calcext:value-type="float">
            <text:p>-0.18</text:p>
          </table:table-cell>
          <table:table-cell table:number-columns-repeated="13"/>
        </table:table-row>
        <table:table-row table:style-name="ro1">
          <table:table-cell table:formula="of:=[$truss_AB_reactions.A8]" office:value-type="string" office:string-value="EQ1613" calcext:value-type="string">
            <text:p>EQ1613</text:p>
          </table:table-cell>
          <table:table-cell table:formula="of:=[$truss_AB_reactions.B8]" office:value-type="string" office:string-value="roof" calcext:value-type="string">
            <text:p>roof</text:p>
          </table:table-cell>
          <table:table-cell table:formula="of:=[$truss_AB_reactions.C8]" office:value-type="string" office:string-value="3A" calcext:value-type="string">
            <text:p>3A</text:p>
          </table:table-cell>
          <table:table-cell table:formula="of:=[$truss_AB_reactions.D8]" office:value-type="float" office:value="-0.0000000000000180797599114158" calcext:value-type="float">
            <text:p>0.00</text:p>
          </table:table-cell>
          <table:table-cell table:formula="of:=[$truss_AB_reactions.E8]" office:value-type="float" office:value="0" calcext:value-type="float">
            <text:p>0.00</text:p>
          </table:table-cell>
          <table:table-cell table:formula="of:=[$truss_AB_reactions.F8]" office:value-type="float" office:value="3.9027256496323" calcext:value-type="float">
            <text:p>3.90</text:p>
          </table:table-cell>
          <table:table-cell table:formula="of:=[$truss_AB_reactions.G8]" office:value-type="float" office:value="0.000000000000075132788879273" calcext:value-type="float">
            <text:p>0.00</text:p>
          </table:table-cell>
          <table:table-cell table:formula="of:=[$truss_AB_reactions.H8]" office:value-type="float" office:value="0" calcext:value-type="float">
            <text:p>0.00</text:p>
          </table:table-cell>
          <table:table-cell table:formula="of:=[$truss_AB_reactions.I8]" office:value-type="float" office:value="3.91606207210654" calcext:value-type="float">
            <text:p>3.92</text:p>
          </table:table-cell>
          <table:table-cell table:formula="of:=[$truss_AB_reactions.J8]" office:value-type="float" office:value="7.6888420895564" calcext:value-type="float">
            <text:p>7.69</text:p>
          </table:table-cell>
          <table:table-cell table:formula="of:=[$truss_AB_reactions.K8]" office:value-type="string" office:string-value="3B" calcext:value-type="string">
            <text:p>3B</text:p>
          </table:table-cell>
          <table:table-cell table:formula="of:=[$truss_AB_reactions.L8]" office:value-type="float" office:value="-0.0000000000000399111854676448" calcext:value-type="float">
            <text:p>0.00</text:p>
          </table:table-cell>
          <table:table-cell table:formula="of:=[$truss_AB_reactions.M8]" office:value-type="float" office:value="0" calcext:value-type="float">
            <text:p>0.00</text:p>
          </table:table-cell>
          <table:table-cell table:formula="of:=[$truss_AB_reactions.N8]" office:value-type="float" office:value="3.77278001744986" calcext:value-type="float">
            <text:p>3.77</text:p>
          </table:table-cell>
          <table:table-cell table:formula="of:=[$truss_AB_reactions.O8]" office:value-type="float" office:value="0.000000000000501032104693877" calcext:value-type="float">
            <text:p>0.00</text:p>
          </table:table-cell>
          <table:table-cell table:formula="of:=[$truss_AB_reactions.P8]" office:value-type="float" office:value="0" calcext:value-type="float">
            <text:p>0.00</text:p>
          </table:table-cell>
          <table:table-cell table:formula="of:=[$truss_AB_reactions.Q8]" office:value-type="float" office:value="3.78488348824648" calcext:value-type="float">
            <text:p>3.78</text:p>
          </table:table-cell>
          <table:table-cell table:number-columns-repeated="13"/>
        </table:table-row>
        <table:table-row table:style-name="ro1">
          <table:table-cell table:formula="of:=[$truss_AB_reactions.A9]" office:value-type="string" office:string-value="EQ1615" calcext:value-type="string">
            <text:p>EQ1615</text:p>
          </table:table-cell>
          <table:table-cell table:formula="of:=[$truss_AB_reactions.B9]" office:value-type="string" office:string-value="roof" calcext:value-type="string">
            <text:p>roof</text:p>
          </table:table-cell>
          <table:table-cell table:formula="of:=[$truss_AB_reactions.C9]" office:value-type="string" office:string-value="3A" calcext:value-type="string">
            <text:p>3A</text:p>
          </table:table-cell>
          <table:table-cell table:formula="of:=[$truss_AB_reactions.D9]" office:value-type="float" office:value="-2.41584530158434E-016" calcext:value-type="float">
            <text:p>0.00</text:p>
          </table:table-cell>
          <table:table-cell table:formula="of:=[$truss_AB_reactions.E9]" office:value-type="float" office:value="0" calcext:value-type="float">
            <text:p>0.00</text:p>
          </table:table-cell>
          <table:table-cell table:formula="of:=[$truss_AB_reactions.F9]" office:value-type="float" office:value="-0.661116909147595" calcext:value-type="float">
            <text:p>-0.66</text:p>
          </table:table-cell>
          <table:table-cell table:formula="of:=[$truss_AB_reactions.G9]" office:value-type="float" office:value="-0.0000000000000108171249735278" calcext:value-type="float">
            <text:p>0.00</text:p>
          </table:table-cell>
          <table:table-cell table:formula="of:=[$truss_AB_reactions.H9]" office:value-type="float" office:value="0" calcext:value-type="float">
            <text:p>0.00</text:p>
          </table:table-cell>
          <table:table-cell table:formula="of:=[$truss_AB_reactions.I9]" office:value-type="float" office:value="-0.653115055344768" calcext:value-type="float">
            <text:p>-0.65</text:p>
          </table:table-cell>
          <table:table-cell table:formula="of:=[$truss_AB_reactions.J9]" office:value-type="float" office:value="-1.26987390863883" calcext:value-type="float">
            <text:p>-1.27</text:p>
          </table:table-cell>
          <table:table-cell table:formula="of:=[$truss_AB_reactions.K9]" office:value-type="string" office:string-value="3B" calcext:value-type="string">
            <text:p>3B</text:p>
          </table:table-cell>
          <table:table-cell table:formula="of:=[$truss_AB_reactions.L9]" office:value-type="float" office:value="0.0000000000000184856574492187" calcext:value-type="float">
            <text:p>0.00</text:p>
          </table:table-cell>
          <table:table-cell table:formula="of:=[$truss_AB_reactions.M9]" office:value-type="float" office:value="0" calcext:value-type="float">
            <text:p>0.00</text:p>
          </table:table-cell>
          <table:table-cell table:formula="of:=[$truss_AB_reactions.N9]" office:value-type="float" office:value="-0.616758853294066" calcext:value-type="float">
            <text:p>-0.62</text:p>
          </table:table-cell>
          <table:table-cell table:formula="of:=[$truss_AB_reactions.O9]" office:value-type="float" office:value="-0.0000000000000807460764917778" calcext:value-type="float">
            <text:p>0.00</text:p>
          </table:table-cell>
          <table:table-cell table:formula="of:=[$truss_AB_reactions.P9]" office:value-type="float" office:value="0" calcext:value-type="float">
            <text:p>0.00</text:p>
          </table:table-cell>
          <table:table-cell table:formula="of:=[$truss_AB_reactions.Q9]" office:value-type="float" office:value="-0.609496770527555" calcext:value-type="float">
            <text:p>-0.6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8" table:formula="of:=[$truss_AB_reactions.F10]" office:value-type="float" office:value="4.88021076553774" calcext:value-type="float">
            <text:p>4.88</text:p>
          </table:table-cell>
          <table:table-cell table:style-name="ce18" table:formula="of:=[$truss_AB_reactions.G10]" office:value-type="float" office:value="0" calcext:value-type="float">
            <text:p>0.00</text:p>
          </table:table-cell>
          <table:table-cell table:style-name="ce18" table:formula="of:=[$truss_AB_reactions.H10]" office:value-type="float" office:value="0" calcext:value-type="float">
            <text:p>0.00</text:p>
          </table:table-cell>
          <table:table-cell table:style-name="ce18" table:formula="of:=[$truss_AB_reactions.I10]" office:value-type="float" office:value="4.89354718801188" calcext:value-type="float">
            <text:p>4.89</text:p>
          </table:table-cell>
          <table:table-cell table:style-name="ce18" table:formula="of:=[$truss_AB_reactions.J10]" office:value-type="float" office:value="9.60399175690222" calcext:value-type="float">
            <text:p>9.60</text:p>
          </table:table-cell>
          <table:table-cell table:style-name="ce18" table:number-columns-repeated="3"/>
          <table:table-cell table:style-name="ce18" table:formula="of:=MAX([.N3:.N9])" office:value-type="float" office:value="4.71044456889034" calcext:value-type="float">
            <text:p>4.71</text:p>
          </table:table-cell>
          <table:table-cell table:style-name="ce18" table:number-columns-repeated="2"/>
          <table:table-cell table:style-name="ce18" table:formula="of:=[$truss_AB_reactions.Q10]" office:value-type="float" office:value="4.722548039687" calcext:value-type="float">
            <text:p>4.72</text:p>
          </table:table-cell>
          <table:table-cell table:style-name="ce17" table:formula="of:=MAX([.F10];[.Q10])" office:value-type="float" office:value="4.88021076553774" calcext:value-type="float">
            <text:p>4.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table:formula="of:=[$truss_AB_reactions.C11]" office:value-type="string" office:string-value="kN/m" calcext:value-type="string">
            <text:p>kN/m</text:p>
          </table:table-cell>
          <table:table-cell table:number-columns-repeated="2"/>
          <table:table-cell table:style-name="ce18" table:formula="of:=[$truss_AB_reactions.F11]" office:value-type="float" office:value="16.0111901756488" calcext:value-type="float">
            <text:p>16.01</text:p>
          </table:table-cell>
          <table:table-cell table:formula="of:=[$truss_AB_reactions.G11]" office:value-type="float" office:value="0" calcext:value-type="float">
            <text:p>0.00</text:p>
          </table:table-cell>
          <table:table-cell table:formula="of:=[$truss_AB_reactions.H11]" office:value-type="float" office:value="0" calcext:value-type="float">
            <text:p>0.00</text:p>
          </table:table-cell>
          <table:table-cell table:style-name="ce18" table:formula="of:=[$truss_AB_reactions.I11]" office:value-type="float" office:value="16.0549448425587" calcext:value-type="float">
            <text:p>16.05</text:p>
          </table:table-cell>
          <table:table-cell table:style-name="ce18" table:formula="of:=[$truss_AB_reactions.J11]" office:value-type="float" office:value="31.509159307422" calcext:value-type="float">
            <text:p>31.51</text:p>
          </table:table-cell>
          <table:table-cell table:number-columns-repeated="3"/>
          <table:table-cell table:style-name="ce18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18" table:formula="of:=[$truss_AB_reactions.Q11]" office:value-type="float" office:value="15.4939240147211" calcext:value-type="float">
            <text:p>15.49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formula="of:=[$truss_AB_reactions.A13]" office:value-type="string" office:string-value="EQ1608" calcext:value-type="string">
            <text:p>EQ1608</text:p>
          </table:table-cell>
          <table:table-cell table:formula="of:=[$truss_AB_reactions.B13]" office:value-type="string" office:string-value="3rd floor" calcext:value-type="string">
            <text:p>3rd floor</text:p>
          </table:table-cell>
          <table:table-cell table:formula="of:=[$truss_AB_reactions.C13]" office:value-type="string" office:string-value="2A" calcext:value-type="string">
            <text:p>2A</text:p>
          </table:table-cell>
          <table:table-cell table:formula="of:=[$truss_AB_reactions.D13]" office:value-type="float" office:value="0.0000000000000343405304192856" calcext:value-type="float">
            <text:p>0.00</text:p>
          </table:table-cell>
          <table:table-cell table:formula="of:=[$truss_AB_reactions.E13]" office:value-type="float" office:value="0" calcext:value-type="float">
            <text:p>0.00</text:p>
          </table:table-cell>
          <table:table-cell table:formula="of:=[$truss_AB_reactions.F13]" office:value-type="float" office:value="1.95968990922341" calcext:value-type="float">
            <text:p>1.96</text:p>
          </table:table-cell>
          <table:table-cell table:formula="of:=[$truss_AB_reactions.G13]" office:value-type="float" office:value="0.000000000000229924523864611" calcext:value-type="float">
            <text:p>0.00</text:p>
          </table:table-cell>
          <table:table-cell table:formula="of:=[$truss_AB_reactions.H13]" office:value-type="float" office:value="0" calcext:value-type="float">
            <text:p>0.00</text:p>
          </table:table-cell>
          <table:table-cell table:formula="of:=[$truss_AB_reactions.I13]" office:value-type="float" office:value="1.95968990922337" calcext:value-type="float">
            <text:p>1.96</text:p>
          </table:table-cell>
          <table:table-cell table:formula="of:=[$truss_AB_reactions.J13]" office:value-type="float" office:value="3.83677320207184" calcext:value-type="float">
            <text:p>3.84</text:p>
          </table:table-cell>
          <table:table-cell table:formula="of:=[$truss_AB_reactions.K13]" office:value-type="string" office:string-value="2B" calcext:value-type="string">
            <text:p>2B</text:p>
          </table:table-cell>
          <table:table-cell table:formula="of:=[$truss_AB_reactions.L13]" office:value-type="float" office:value="0.0000000000000102495789633394" calcext:value-type="float">
            <text:p>0.00</text:p>
          </table:table-cell>
          <table:table-cell table:formula="of:=[$truss_AB_reactions.M13]" office:value-type="float" office:value="0" calcext:value-type="float">
            <text:p>0.00</text:p>
          </table:table-cell>
          <table:table-cell table:formula="of:=[$truss_AB_reactions.N13]" office:value-type="float" office:value="1.87708329284847" calcext:value-type="float">
            <text:p>1.88</text:p>
          </table:table-cell>
          <table:table-cell table:formula="of:=[$truss_AB_reactions.O13]" office:value-type="float" office:value="-2.54019028034236E-015" calcext:value-type="float">
            <text:p>0.00</text:p>
          </table:table-cell>
          <table:table-cell table:formula="of:=[$truss_AB_reactions.P13]" office:value-type="float" office:value="0" calcext:value-type="float">
            <text:p>0.00</text:p>
          </table:table-cell>
          <table:table-cell table:formula="of:=[$truss_AB_reactions.Q13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4]" office:value-type="string" office:string-value="EQ1609" calcext:value-type="string">
            <text:p>EQ1609</text:p>
          </table:table-cell>
          <table:table-cell table:formula="of:=[$truss_AB_reactions.B14]" office:value-type="string" office:string-value="3rd floor" calcext:value-type="string">
            <text:p>3rd floor</text:p>
          </table:table-cell>
          <table:table-cell table:formula="of:=[$truss_AB_reactions.C14]" office:value-type="string" office:string-value="2A" calcext:value-type="string">
            <text:p>2A</text:p>
          </table:table-cell>
          <table:table-cell table:formula="of:=[$truss_AB_reactions.D14]" office:value-type="float" office:value="0.0000000000000549817968931166" calcext:value-type="float">
            <text:p>0.00</text:p>
          </table:table-cell>
          <table:table-cell table:formula="of:=[$truss_AB_reactions.E14]" office:value-type="float" office:value="0" calcext:value-type="float">
            <text:p>0.00</text:p>
          </table:table-cell>
          <table:table-cell table:formula="of:=[$truss_AB_reactions.F14]" office:value-type="float" office:value="5.24362949322119" calcext:value-type="float">
            <text:p>5.24</text:p>
          </table:table-cell>
          <table:table-cell table:formula="of:=[$truss_AB_reactions.G14]" office:value-type="float" office:value="0.000000000000612701001045934" calcext:value-type="float">
            <text:p>0.00</text:p>
          </table:table-cell>
          <table:table-cell table:formula="of:=[$truss_AB_reactions.H14]" office:value-type="float" office:value="0" calcext:value-type="float">
            <text:p>0.00</text:p>
          </table:table-cell>
          <table:table-cell table:formula="of:=[$truss_AB_reactions.I14]" office:value-type="float" office:value="5.2436294932211" calcext:value-type="float">
            <text:p>5.24</text:p>
          </table:table-cell>
          <table:table-cell table:formula="of:=[$truss_AB_reactions.J14]" office:value-type="float" office:value="10.270871992467" calcext:value-type="float">
            <text:p>10.27</text:p>
          </table:table-cell>
          <table:table-cell table:formula="of:=[$truss_AB_reactions.K14]" office:value-type="string" office:string-value="2B" calcext:value-type="string">
            <text:p>2B</text:p>
          </table:table-cell>
          <table:table-cell table:formula="of:=[$truss_AB_reactions.L14]" office:value-type="float" office:value="-0.000000000000061277205531951" calcext:value-type="float">
            <text:p>0.00</text:p>
          </table:table-cell>
          <table:table-cell table:formula="of:=[$truss_AB_reactions.M14]" office:value-type="float" office:value="0" calcext:value-type="float">
            <text:p>0.00</text:p>
          </table:table-cell>
          <table:table-cell table:formula="of:=[$truss_AB_reactions.N14]" office:value-type="float" office:value="5.02724249924594" calcext:value-type="float">
            <text:p>5.03</text:p>
          </table:table-cell>
          <table:table-cell table:formula="of:=[$truss_AB_reactions.O14]" office:value-type="float" office:value="-0.0000000000000142961198434932" calcext:value-type="float">
            <text:p>0.00</text:p>
          </table:table-cell>
          <table:table-cell table:formula="of:=[$truss_AB_reactions.P14]" office:value-type="float" office:value="0" calcext:value-type="float">
            <text:p>0.00</text:p>
          </table:table-cell>
          <table:table-cell table:formula="of:=[$truss_AB_reactions.Q14]" office:value-type="float" office:value="5.02724249924625" calcext:value-type="float">
            <text:p>5.03</text:p>
          </table:table-cell>
          <table:table-cell table:number-columns-repeated="13"/>
        </table:table-row>
        <table:table-row table:style-name="ro1">
          <table:table-cell table:formula="of:=[$truss_AB_reactions.A15]" office:value-type="string" office:string-value="EQ1610" calcext:value-type="string">
            <text:p>EQ1610</text:p>
          </table:table-cell>
          <table:table-cell table:formula="of:=[$truss_AB_reactions.B15]" office:value-type="string" office:string-value="3rd floor" calcext:value-type="string">
            <text:p>3rd floor</text:p>
          </table:table-cell>
          <table:table-cell table:formula="of:=[$truss_AB_reactions.C15]" office:value-type="string" office:string-value="2A" calcext:value-type="string">
            <text:p>2A</text:p>
          </table:table-cell>
          <table:table-cell table:formula="of:=[$truss_AB_reactions.D15]" office:value-type="float" office:value="0.0000000000000343405304192856" calcext:value-type="float">
            <text:p>0.00</text:p>
          </table:table-cell>
          <table:table-cell table:formula="of:=[$truss_AB_reactions.E15]" office:value-type="float" office:value="0" calcext:value-type="float">
            <text:p>0.00</text:p>
          </table:table-cell>
          <table:table-cell table:formula="of:=[$truss_AB_reactions.F15]" office:value-type="float" office:value="1.95968990922341" calcext:value-type="float">
            <text:p>1.96</text:p>
          </table:table-cell>
          <table:table-cell table:formula="of:=[$truss_AB_reactions.G15]" office:value-type="float" office:value="0.000000000000229924523864611" calcext:value-type="float">
            <text:p>0.00</text:p>
          </table:table-cell>
          <table:table-cell table:formula="of:=[$truss_AB_reactions.H15]" office:value-type="float" office:value="0" calcext:value-type="float">
            <text:p>0.00</text:p>
          </table:table-cell>
          <table:table-cell table:formula="of:=[$truss_AB_reactions.I15]" office:value-type="float" office:value="1.95968990922337" calcext:value-type="float">
            <text:p>1.96</text:p>
          </table:table-cell>
          <table:table-cell table:formula="of:=[$truss_AB_reactions.J15]" office:value-type="float" office:value="3.83677320207184" calcext:value-type="float">
            <text:p>3.84</text:p>
          </table:table-cell>
          <table:table-cell table:formula="of:=[$truss_AB_reactions.K15]" office:value-type="string" office:string-value="2B" calcext:value-type="string">
            <text:p>2B</text:p>
          </table:table-cell>
          <table:table-cell table:formula="of:=[$truss_AB_reactions.L15]" office:value-type="float" office:value="0.0000000000000102495789633394" calcext:value-type="float">
            <text:p>0.00</text:p>
          </table:table-cell>
          <table:table-cell table:formula="of:=[$truss_AB_reactions.M15]" office:value-type="float" office:value="0" calcext:value-type="float">
            <text:p>0.00</text:p>
          </table:table-cell>
          <table:table-cell table:formula="of:=[$truss_AB_reactions.N15]" office:value-type="float" office:value="1.87708329284847" calcext:value-type="float">
            <text:p>1.88</text:p>
          </table:table-cell>
          <table:table-cell table:formula="of:=[$truss_AB_reactions.O15]" office:value-type="float" office:value="-2.54019028034236E-015" calcext:value-type="float">
            <text:p>0.00</text:p>
          </table:table-cell>
          <table:table-cell table:formula="of:=[$truss_AB_reactions.P15]" office:value-type="float" office:value="0" calcext:value-type="float">
            <text:p>0.00</text:p>
          </table:table-cell>
          <table:table-cell table:formula="of:=[$truss_AB_reactions.Q15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6]" office:value-type="string" office:string-value="EQ1611" calcext:value-type="string">
            <text:p>EQ1611</text:p>
          </table:table-cell>
          <table:table-cell table:formula="of:=[$truss_AB_reactions.B16]" office:value-type="string" office:string-value="3rd floor" calcext:value-type="string">
            <text:p>3rd floor</text:p>
          </table:table-cell>
          <table:table-cell table:formula="of:=[$truss_AB_reactions.C16]" office:value-type="string" office:string-value="2A" calcext:value-type="string">
            <text:p>2A</text:p>
          </table:table-cell>
          <table:table-cell table:formula="of:=[$truss_AB_reactions.D16]" office:value-type="float" office:value="0.0000000000000864304183778586" calcext:value-type="float">
            <text:p>0.00</text:p>
          </table:table-cell>
          <table:table-cell table:formula="of:=[$truss_AB_reactions.E16]" office:value-type="float" office:value="0" calcext:value-type="float">
            <text:p>0.00</text:p>
          </table:table-cell>
          <table:table-cell table:formula="of:=[$truss_AB_reactions.F16]" office:value-type="float" office:value="4.42264459722174" calcext:value-type="float">
            <text:p>4.42</text:p>
          </table:table-cell>
          <table:table-cell table:formula="of:=[$truss_AB_reactions.G16]" office:value-type="float" office:value="0.000000000000499142061016755" calcext:value-type="float">
            <text:p>0.00</text:p>
          </table:table-cell>
          <table:table-cell table:formula="of:=[$truss_AB_reactions.H16]" office:value-type="float" office:value="0" calcext:value-type="float">
            <text:p>0.00</text:p>
          </table:table-cell>
          <table:table-cell table:formula="of:=[$truss_AB_reactions.I16]" office:value-type="float" office:value="4.42264459722167" calcext:value-type="float">
            <text:p>4.42</text:p>
          </table:table-cell>
          <table:table-cell table:formula="of:=[$truss_AB_reactions.J16]" office:value-type="float" office:value="8.66234729486826" calcext:value-type="float">
            <text:p>8.66</text:p>
          </table:table-cell>
          <table:table-cell table:formula="of:=[$truss_AB_reactions.K16]" office:value-type="string" office:string-value="2B" calcext:value-type="string">
            <text:p>2B</text:p>
          </table:table-cell>
          <table:table-cell table:formula="of:=[$truss_AB_reactions.L16]" office:value-type="float" office:value="-0.0000000000000511732878294424" calcext:value-type="float">
            <text:p>0.00</text:p>
          </table:table-cell>
          <table:table-cell table:formula="of:=[$truss_AB_reactions.M16]" office:value-type="float" office:value="0" calcext:value-type="float">
            <text:p>0.00</text:p>
          </table:table-cell>
          <table:table-cell table:formula="of:=[$truss_AB_reactions.N16]" office:value-type="float" office:value="4.23970269764659" calcext:value-type="float">
            <text:p>4.24</text:p>
          </table:table-cell>
          <table:table-cell table:formula="of:=[$truss_AB_reactions.O16]" office:value-type="float" office:value="-0.0000000000000112976294985856" calcext:value-type="float">
            <text:p>0.00</text:p>
          </table:table-cell>
          <table:table-cell table:formula="of:=[$truss_AB_reactions.P16]" office:value-type="float" office:value="0" calcext:value-type="float">
            <text:p>0.00</text:p>
          </table:table-cell>
          <table:table-cell table:formula="of:=[$truss_AB_reactions.Q16]" office:value-type="float" office:value="4.23970269764683" calcext:value-type="float">
            <text:p>4.24</text:p>
          </table:table-cell>
          <table:table-cell table:number-columns-repeated="13"/>
        </table:table-row>
        <table:table-row table:style-name="ro1">
          <table:table-cell table:formula="of:=[$truss_AB_reactions.A17]" office:value-type="string" office:string-value="EQ1612" calcext:value-type="string">
            <text:p>EQ1612</text:p>
          </table:table-cell>
          <table:table-cell table:formula="of:=[$truss_AB_reactions.B17]" office:value-type="string" office:string-value="3rd floor" calcext:value-type="string">
            <text:p>3rd floor</text:p>
          </table:table-cell>
          <table:table-cell table:formula="of:=[$truss_AB_reactions.C17]" office:value-type="string" office:string-value="2A" calcext:value-type="string">
            <text:p>2A</text:p>
          </table:table-cell>
          <table:table-cell table:formula="of:=[$truss_AB_reactions.D17]" office:value-type="float" office:value="0.0000000000000343405304192856" calcext:value-type="float">
            <text:p>0.00</text:p>
          </table:table-cell>
          <table:table-cell table:formula="of:=[$truss_AB_reactions.E17]" office:value-type="float" office:value="0" calcext:value-type="float">
            <text:p>0.00</text:p>
          </table:table-cell>
          <table:table-cell table:formula="of:=[$truss_AB_reactions.F17]" office:value-type="float" office:value="1.95968990922341" calcext:value-type="float">
            <text:p>1.96</text:p>
          </table:table-cell>
          <table:table-cell table:formula="of:=[$truss_AB_reactions.G17]" office:value-type="float" office:value="0.000000000000229924523864611" calcext:value-type="float">
            <text:p>0.00</text:p>
          </table:table-cell>
          <table:table-cell table:formula="of:=[$truss_AB_reactions.H17]" office:value-type="float" office:value="0" calcext:value-type="float">
            <text:p>0.00</text:p>
          </table:table-cell>
          <table:table-cell table:formula="of:=[$truss_AB_reactions.I17]" office:value-type="float" office:value="1.95968990922337" calcext:value-type="float">
            <text:p>1.96</text:p>
          </table:table-cell>
          <table:table-cell table:formula="of:=[$truss_AB_reactions.J17]" office:value-type="float" office:value="3.83677320207184" calcext:value-type="float">
            <text:p>3.84</text:p>
          </table:table-cell>
          <table:table-cell table:formula="of:=[$truss_AB_reactions.K17]" office:value-type="string" office:string-value="2B" calcext:value-type="string">
            <text:p>2B</text:p>
          </table:table-cell>
          <table:table-cell table:formula="of:=[$truss_AB_reactions.L17]" office:value-type="float" office:value="0.0000000000000102495789633394" calcext:value-type="float">
            <text:p>0.00</text:p>
          </table:table-cell>
          <table:table-cell table:formula="of:=[$truss_AB_reactions.M17]" office:value-type="float" office:value="0" calcext:value-type="float">
            <text:p>0.00</text:p>
          </table:table-cell>
          <table:table-cell table:formula="of:=[$truss_AB_reactions.N17]" office:value-type="float" office:value="1.87708329284847" calcext:value-type="float">
            <text:p>1.88</text:p>
          </table:table-cell>
          <table:table-cell table:formula="of:=[$truss_AB_reactions.O17]" office:value-type="float" office:value="-2.54019028034236E-015" calcext:value-type="float">
            <text:p>0.00</text:p>
          </table:table-cell>
          <table:table-cell table:formula="of:=[$truss_AB_reactions.P17]" office:value-type="float" office:value="0" calcext:value-type="float">
            <text:p>0.00</text:p>
          </table:table-cell>
          <table:table-cell table:formula="of:=[$truss_AB_reactions.Q17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8]" office:value-type="string" office:string-value="EQ1613" calcext:value-type="string">
            <text:p>EQ1613</text:p>
          </table:table-cell>
          <table:table-cell table:formula="of:=[$truss_AB_reactions.B18]" office:value-type="string" office:string-value="3rd floor" calcext:value-type="string">
            <text:p>3rd floor</text:p>
          </table:table-cell>
          <table:table-cell table:formula="of:=[$truss_AB_reactions.C18]" office:value-type="string" office:string-value="2A" calcext:value-type="string">
            <text:p>2A</text:p>
          </table:table-cell>
          <table:table-cell table:formula="of:=[$truss_AB_reactions.D18]" office:value-type="float" office:value="0.0000000000000864304183778586" calcext:value-type="float">
            <text:p>0.00</text:p>
          </table:table-cell>
          <table:table-cell table:formula="of:=[$truss_AB_reactions.E18]" office:value-type="float" office:value="0" calcext:value-type="float">
            <text:p>0.00</text:p>
          </table:table-cell>
          <table:table-cell table:formula="of:=[$truss_AB_reactions.F18]" office:value-type="float" office:value="4.42264459722174" calcext:value-type="float">
            <text:p>4.42</text:p>
          </table:table-cell>
          <table:table-cell table:formula="of:=[$truss_AB_reactions.G18]" office:value-type="float" office:value="0.000000000000499142061016755" calcext:value-type="float">
            <text:p>0.00</text:p>
          </table:table-cell>
          <table:table-cell table:formula="of:=[$truss_AB_reactions.H18]" office:value-type="float" office:value="0" calcext:value-type="float">
            <text:p>0.00</text:p>
          </table:table-cell>
          <table:table-cell table:formula="of:=[$truss_AB_reactions.I18]" office:value-type="float" office:value="4.42264459722167" calcext:value-type="float">
            <text:p>4.42</text:p>
          </table:table-cell>
          <table:table-cell table:formula="of:=[$truss_AB_reactions.J18]" office:value-type="float" office:value="8.66234729486826" calcext:value-type="float">
            <text:p>8.66</text:p>
          </table:table-cell>
          <table:table-cell table:formula="of:=[$truss_AB_reactions.K18]" office:value-type="string" office:string-value="2B" calcext:value-type="string">
            <text:p>2B</text:p>
          </table:table-cell>
          <table:table-cell table:formula="of:=[$truss_AB_reactions.L18]" office:value-type="float" office:value="-0.0000000000000511732878294424" calcext:value-type="float">
            <text:p>0.00</text:p>
          </table:table-cell>
          <table:table-cell table:formula="of:=[$truss_AB_reactions.M18]" office:value-type="float" office:value="0" calcext:value-type="float">
            <text:p>0.00</text:p>
          </table:table-cell>
          <table:table-cell table:formula="of:=[$truss_AB_reactions.N18]" office:value-type="float" office:value="4.23970269764659" calcext:value-type="float">
            <text:p>4.24</text:p>
          </table:table-cell>
          <table:table-cell table:formula="of:=[$truss_AB_reactions.O18]" office:value-type="float" office:value="-0.0000000000000112976294985856" calcext:value-type="float">
            <text:p>0.00</text:p>
          </table:table-cell>
          <table:table-cell table:formula="of:=[$truss_AB_reactions.P18]" office:value-type="float" office:value="0" calcext:value-type="float">
            <text:p>0.00</text:p>
          </table:table-cell>
          <table:table-cell table:formula="of:=[$truss_AB_reactions.Q18]" office:value-type="float" office:value="4.23970269764683" calcext:value-type="float">
            <text:p>4.2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formula="of:=730*(3.3528+3.302+0.6096)*[.T1]*[.AA1]" office:value-type="float" office:value="363.371838570998" calcext:value-type="float">
            <text:p>363.371838570998</text:p>
          </table:table-cell>
          <table:table-cell office:value-type="string" calcext:value-type="string">
            <text:p>pounds/truss</text:p>
          </table:table-cell>
        </table:table-row>
        <table:table-row table:style-name="ro1">
          <table:table-cell table:formula="of:=[$truss_AB_reactions.A19]" office:value-type="string" office:string-value="EQ1615" calcext:value-type="string">
            <text:p>EQ1615</text:p>
          </table:table-cell>
          <table:table-cell table:formula="of:=[$truss_AB_reactions.B19]" office:value-type="string" office:string-value="3rd floor" calcext:value-type="string">
            <text:p>3rd floor</text:p>
          </table:table-cell>
          <table:table-cell table:formula="of:=[$truss_AB_reactions.C19]" office:value-type="string" office:string-value="2A" calcext:value-type="string">
            <text:p>2A</text:p>
          </table:table-cell>
          <table:table-cell table:formula="of:=[$truss_AB_reactions.D19]" office:value-type="float" office:value="0.0000000000000342375017226004" calcext:value-type="float">
            <text:p>0.00</text:p>
          </table:table-cell>
          <table:table-cell table:formula="of:=[$truss_AB_reactions.E19]" office:value-type="float" office:value="0" calcext:value-type="float">
            <text:p>0.00</text:p>
          </table:table-cell>
          <table:table-cell table:formula="of:=[$truss_AB_reactions.F19]" office:value-type="float" office:value="1.17581399225669" calcext:value-type="float">
            <text:p>1.18</text:p>
          </table:table-cell>
          <table:table-cell table:formula="of:=[$truss_AB_reactions.G19]" office:value-type="float" office:value="0.000000000000127055699294942" calcext:value-type="float">
            <text:p>0.00</text:p>
          </table:table-cell>
          <table:table-cell table:formula="of:=[$truss_AB_reactions.H19]" office:value-type="float" office:value="0" calcext:value-type="float">
            <text:p>0.00</text:p>
          </table:table-cell>
          <table:table-cell table:formula="of:=[$truss_AB_reactions.I19]" office:value-type="float" office:value="1.17581399225668" calcext:value-type="float">
            <text:p>1.18</text:p>
          </table:table-cell>
          <table:table-cell table:formula="of:=[$truss_AB_reactions.J19]" office:value-type="float" office:value="2.30206401271891" calcext:value-type="float">
            <text:p>2.30</text:p>
          </table:table-cell>
          <table:table-cell table:formula="of:=[$truss_AB_reactions.K19]" office:value-type="string" office:string-value="2B" calcext:value-type="string">
            <text:p>2B</text:p>
          </table:table-cell>
          <table:table-cell table:formula="of:=[$truss_AB_reactions.L19]" office:value-type="float" office:value="-0.0000000000000274624767371279" calcext:value-type="float">
            <text:p>0.00</text:p>
          </table:table-cell>
          <table:table-cell table:formula="of:=[$truss_AB_reactions.M19]" office:value-type="float" office:value="0" calcext:value-type="float">
            <text:p>0.00</text:p>
          </table:table-cell>
          <table:table-cell table:formula="of:=[$truss_AB_reactions.N19]" office:value-type="float" office:value="1.12625002046223" calcext:value-type="float">
            <text:p>1.13</text:p>
          </table:table-cell>
          <table:table-cell table:formula="of:=[$truss_AB_reactions.O19]" office:value-type="float" office:value="-3.08730818687764E-015" calcext:value-type="float">
            <text:p>0.00</text:p>
          </table:table-cell>
          <table:table-cell table:formula="of:=[$truss_AB_reactions.P19]" office:value-type="float" office:value="0" calcext:value-type="float">
            <text:p>0.00</text:p>
          </table:table-cell>
          <table:table-cell table:formula="of:=[$truss_AB_reactions.Q19]" office:value-type="float" office:value="1.126250020462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8" table:formula="of:=[$truss_AB_reactions.F20]" office:value-type="float" office:value="5.24362949322119" calcext:value-type="float">
            <text:p>5.24</text:p>
          </table:table-cell>
          <table:table-cell table:style-name="ce18" table:formula="of:=[$truss_AB_reactions.G20]" office:value-type="float" office:value="0" calcext:value-type="float">
            <text:p>0.00</text:p>
          </table:table-cell>
          <table:table-cell table:style-name="ce18" table:formula="of:=[$truss_AB_reactions.H20]" office:value-type="float" office:value="0" calcext:value-type="float">
            <text:p>0.00</text:p>
          </table:table-cell>
          <table:table-cell table:style-name="ce18" table:formula="of:=[$truss_AB_reactions.I20]" office:value-type="float" office:value="5.2436294932211" calcext:value-type="float">
            <text:p>5.24</text:p>
          </table:table-cell>
          <table:table-cell table:style-name="ce18" table:formula="of:=[$truss_AB_reactions.J20]" office:value-type="float" office:value="10.270871992467" calcext:value-type="float">
            <text:p>10.27</text:p>
          </table:table-cell>
          <table:table-cell table:style-name="ce18" table:number-columns-repeated="3"/>
          <table:table-cell table:style-name="ce18" table:formula="of:=MAX([.N13:.N19])" office:value-type="float" office:value="5.02724249924594" calcext:value-type="float">
            <text:p>5.03</text:p>
          </table:table-cell>
          <table:table-cell table:style-name="ce18" table:number-columns-repeated="2"/>
          <table:table-cell table:style-name="ce18" table:formula="of:=[$truss_AB_reactions.Q20]" office:value-type="float" office:value="5.02724249924625" calcext:value-type="float">
            <text:p>5.03</text:p>
          </table:table-cell>
          <table:table-cell table:style-name="ce17" table:formula="of:=MAX([.F20];[.Q20])" office:value-type="float" office:value="5.24362949322119" calcext:value-type="float">
            <text:p>5.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table:formula="of:=[$truss_AB_reactions.C21]" office:value-type="string" office:string-value="kN/m" calcext:value-type="string">
            <text:p>kN/m</text:p>
          </table:table-cell>
          <table:table-cell table:number-columns-repeated="2"/>
          <table:table-cell table:style-name="ce18" table:formula="of:=[$truss_AB_reactions.F21]" office:value-type="float" office:value="17.2035088360275" calcext:value-type="float">
            <text:p>17.20</text:p>
          </table:table-cell>
          <table:table-cell table:formula="of:=[$truss_AB_reactions.G21]" office:value-type="float" office:value="0" calcext:value-type="float">
            <text:p>0.00</text:p>
          </table:table-cell>
          <table:table-cell table:formula="of:=[$truss_AB_reactions.H21]" office:value-type="float" office:value="0" calcext:value-type="float">
            <text:p>0.00</text:p>
          </table:table-cell>
          <table:table-cell table:style-name="ce18" table:formula="of:=[$truss_AB_reactions.I21]" office:value-type="float" office:value="17.2035088360272" calcext:value-type="float">
            <text:p>17.20</text:p>
          </table:table-cell>
          <table:table-cell table:style-name="ce18" table:formula="of:=[$truss_AB_reactions.J21]" office:value-type="float" office:value="33.6970865894588" calcext:value-type="float">
            <text:p>33.70</text:p>
          </table:table-cell>
          <table:table-cell table:number-columns-repeated="3"/>
          <table:table-cell table:style-name="ce18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18" table:formula="of:=[$truss_AB_reactions.Q21]" office:value-type="float" office:value="16.4935777534326" calcext:value-type="float">
            <text:p>16.49</text:p>
          </table:table-cell>
          <table:table-cell table:number-columns-repeated="4"/>
          <table:table-cell table:style-name="ce33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33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2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39"/>
          <table:table-cell table:style-name="ce41" table:formula="of:=[.C23]" office:value-type="string" office:string-value="3A+2A" calcext:value-type="string">
            <text:p>3A+2A</text:p>
          </table:table-cell>
          <table:table-cell table:style-name="ce41" table:formula="of:=[.K23]" office:value-type="string" office:string-value="3B+2B" calcext:value-type="string">
            <text:p>3B+2B</text:p>
          </table:table-cell>
          <table:table-cell table:number-columns-repeated="3"/>
          <table:table-cell table:style-name="ce39"/>
          <table:table-cell table:style-name="ce33" table:formula="of:=[.W22]" office:value-type="string" office:string-value="3A+2A" calcext:value-type="string">
            <text:p>3A+2A</text:p>
          </table:table-cell>
          <table:table-cell table:style-name="ce33" table:formula="of:=[.X22]" office:value-type="string" office:string-value="3B+2B" calcext:value-type="string">
            <text:p>3B+2B</text:p>
          </table:table-cell>
        </table:table-row>
        <table:table-row table:style-name="ro1">
          <table:table-cell table:formula="of:=[$truss_AB_reactions.A23]" office:value-type="string" office:string-value="EQ1608" calcext:value-type="string">
            <text:p>EQ1608</text:p>
          </table:table-cell>
          <table:table-cell/>
          <table:table-cell table:formula="of:=[$truss_AB_reactions.C23]" office:value-type="string" office:string-value="3A+2A" calcext:value-type="string">
            <text:p>3A+2A</text:p>
          </table:table-cell>
          <table:table-cell table:formula="of:=[$truss_AB_reactions.D23]" office:value-type="string" office:string-value="" calcext:value-type="error">
            <text:p>#REF!</text:p>
          </table:table-cell>
          <table:table-cell table:formula="of:=[$truss_AB_reactions.E23]" office:value-type="float" office:value="0" calcext:value-type="float">
            <text:p>0.00</text:p>
          </table:table-cell>
          <table:table-cell table:formula="of:=[$truss_AB_reactions.F23]" office:value-type="float" office:value="3.03001764176135" calcext:value-type="float">
            <text:p>3.03</text:p>
          </table:table-cell>
          <table:table-cell table:formula="of:=[$truss_AB_reactions.G23]" office:value-type="string" office:string-value="" calcext:value-type="error">
            <text:p>#REF!</text:p>
          </table:table-cell>
          <table:table-cell table:formula="of:=[$truss_AB_reactions.H23]" office:value-type="float" office:value="0" calcext:value-type="float">
            <text:p>0.00</text:p>
          </table:table-cell>
          <table:table-cell table:formula="of:=[$truss_AB_reactions.I23]" office:value-type="float" office:value="3.04335406423584" calcext:value-type="float">
            <text:p>3.04</text:p>
          </table:table-cell>
          <table:table-cell table:formula="of:=[$truss_AB_reactions.J23]" office:value-type="float" office:value="5.97620503417415" calcext:value-type="float">
            <text:p>5.98</text:p>
          </table:table-cell>
          <table:table-cell table:formula="of:=[$truss_AB_reactions.K23]" office:value-type="string" office:string-value="3B+2B" calcext:value-type="string">
            <text:p>3B+2B</text:p>
          </table:table-cell>
          <table:table-cell table:formula="of:=[$truss_AB_reactions.L23]" office:value-type="string" office:string-value="" calcext:value-type="error">
            <text:p>#REF!</text:p>
          </table:table-cell>
          <table:table-cell table:formula="of:=[$truss_AB_reactions.M23]" office:value-type="float" office:value="0" calcext:value-type="float">
            <text:p>0.00</text:p>
          </table:table-cell>
          <table:table-cell table:formula="of:=[$truss_AB_reactions.N23]" office:value-type="float" office:value="2.93285096993831" calcext:value-type="float">
            <text:p>2.93</text:p>
          </table:table-cell>
          <table:table-cell table:formula="of:=[$truss_AB_reactions.O23]" office:value-type="string" office:string-value="" calcext:value-type="error">
            <text:p>#REF!</text:p>
          </table:table-cell>
          <table:table-cell table:formula="of:=[$truss_AB_reactions.P23]" office:value-type="string" office:string-value="" calcext:value-type="error">
            <text:p>#REF!</text:p>
          </table:table-cell>
          <table:table-cell table:formula="of:=[$truss_AB_reactions.Q23]" office:value-type="float" office:value="2.94495444073502" calcext:value-type="float">
            <text:p>2.94</text:p>
          </table:table-cell>
          <table:table-cell table:number-columns-repeated="3"/>
          <table:table-cell table:style-name="ce31"/>
          <table:table-cell table:style-name="ce40" office:value-type="string" calcext:value-type="string">
            <text:p>DEAD LOAD</text:p>
          </table:table-cell>
          <table:table-cell table:style-name="ce42" table:formula="of:=[.F23]/[.$T$1]" office:value-type="float" office:value="9.94100276168422" calcext:value-type="float">
            <text:p>9.94</text:p>
          </table:table-cell>
          <table:table-cell table:style-name="ce42" table:formula="of:=[.Q23]/[.$T$1]" office:value-type="float" office:value="9.66192401815951" calcext:value-type="float">
            <text:p>9.66</text:p>
          </table:table-cell>
          <table:table-cell table:number-columns-repeated="3"/>
          <table:table-cell table:style-name="ce39" table:formula="of:=[.V23]" office:value-type="string" office:string-value="DEAD LOAD" calcext:value-type="string">
            <text:p>DEAD LOAD</text:p>
          </table:table-cell>
          <table:table-cell table:style-name="ce43" table:formula="of:=[.W23]*[.$AA$1]*1000*[.$T$1]+[.AC18]" office:value-type="float" office:value="1044.54707459773" calcext:value-type="float">
            <text:p>1,044.55</text:p>
          </table:table-cell>
          <table:table-cell table:style-name="ce43" table:formula="of:=[.X23]*[.$AA$1]*1000*[.$T$1]+[.AC18]" office:value-type="float" office:value="1025.4241014382" calcext:value-type="float">
            <text:p>1,025.42</text:p>
          </table:table-cell>
        </table:table-row>
        <table:table-row table:style-name="ro1">
          <table:table-cell table:formula="of:=[$truss_AB_reactions.A24]" office:value-type="string" office:string-value="EQ1609" calcext:value-type="string">
            <text:p>EQ1609</text:p>
          </table:table-cell>
          <table:table-cell/>
          <table:table-cell table:formula="of:=[$truss_AB_reactions.C24]" office:value-type="string" office:string-value="3A+2A" calcext:value-type="string">
            <text:p>3A+2A</text:p>
          </table:table-cell>
          <table:table-cell table:formula="of:=[$truss_AB_reactions.D24]" office:value-type="string" office:string-value="" calcext:value-type="error">
            <text:p>#REF!</text:p>
          </table:table-cell>
          <table:table-cell table:formula="of:=[$truss_AB_reactions.E24]" office:value-type="float" office:value="0" calcext:value-type="float">
            <text:p>0.00</text:p>
          </table:table-cell>
          <table:table-cell table:formula="of:=[$truss_AB_reactions.F24]" office:value-type="float" office:value="7.95592701775904" calcext:value-type="float">
            <text:p>7.96</text:p>
          </table:table-cell>
          <table:table-cell table:formula="of:=[$truss_AB_reactions.G24]" office:value-type="string" office:string-value="" calcext:value-type="error">
            <text:p>#REF!</text:p>
          </table:table-cell>
          <table:table-cell table:formula="of:=[$truss_AB_reactions.H24]" office:value-type="float" office:value="0" calcext:value-type="float">
            <text:p>0.00</text:p>
          </table:table-cell>
          <table:table-cell table:formula="of:=[$truss_AB_reactions.I24]" office:value-type="float" office:value="7.96926344023332" calcext:value-type="float">
            <text:p>7.97</text:p>
          </table:table-cell>
          <table:table-cell table:formula="of:=[$truss_AB_reactions.J24]" office:value-type="float" office:value="15.6273532197693" calcext:value-type="float">
            <text:p>15.63</text:p>
          </table:table-cell>
          <table:table-cell table:formula="of:=[$truss_AB_reactions.K24]" office:value-type="string" office:string-value="3B+2B" calcext:value-type="string">
            <text:p>3B+2B</text:p>
          </table:table-cell>
          <table:table-cell table:formula="of:=[$truss_AB_reactions.L24]" office:value-type="string" office:string-value="" calcext:value-type="error">
            <text:p>#REF!</text:p>
          </table:table-cell>
          <table:table-cell table:formula="of:=[$truss_AB_reactions.M24]" office:value-type="float" office:value="0" calcext:value-type="float">
            <text:p>0.00</text:p>
          </table:table-cell>
          <table:table-cell table:formula="of:=[$truss_AB_reactions.N24]" office:value-type="float" office:value="7.65808977953601" calcext:value-type="float">
            <text:p>7.66</text:p>
          </table:table-cell>
          <table:table-cell table:formula="of:=[$truss_AB_reactions.O24]" office:value-type="string" office:string-value="" calcext:value-type="error">
            <text:p>#REF!</text:p>
          </table:table-cell>
          <table:table-cell table:formula="of:=[$truss_AB_reactions.P24]" office:value-type="string" office:string-value="" calcext:value-type="error">
            <text:p>#REF!</text:p>
          </table:table-cell>
          <table:table-cell table:formula="of:=[$truss_AB_reactions.Q24]" office:value-type="float" office:value="7.67019325033292" calcext:value-type="float">
            <text:p>7.67</text:p>
          </table:table-cell>
          <table:table-cell table:number-columns-repeated="3"/>
          <table:table-cell table:style-name="ce31"/>
          <table:table-cell table:style-name="ce40" office:value-type="string" calcext:value-type="string">
            <text:p>LIVE LOAD</text:p>
          </table:table-cell>
          <table:table-cell table:style-name="ce42" table:formula="of:=([.F24]-[.F23])/[.$T$1]" office:value-type="float" office:value="16.1611199999924" calcext:value-type="float">
            <text:p>16.16</text:p>
          </table:table-cell>
          <table:table-cell table:style-name="ce42" table:formula="of:=([.Q24]-[.Q23])/[.$T$1]" office:value-type="float" office:value="15.5027519999931" calcext:value-type="float">
            <text:p>15.50</text:p>
          </table:table-cell>
          <table:table-cell table:number-columns-repeated="3"/>
          <table:table-cell table:style-name="ce39" table:formula="of:=[.V24]" office:value-type="string" office:string-value="LIVE LOAD" calcext:value-type="string">
            <text:p>LIVE LOAD</text:p>
          </table:table-cell>
          <table:table-cell table:style-name="ce43" table:formula="of:=[.W24]*[.$AA$1]*1000*[.$T$1]" office:value-type="float" office:value="1107.38876090866" calcext:value-type="float">
            <text:p>1,107.39</text:p>
          </table:table-cell>
          <table:table-cell table:style-name="ce43" table:formula="of:=[.X24]*[.$AA$1]*1000*[.$T$1]" office:value-type="float" office:value="1062.27621154689" calcext:value-type="float">
            <text:p>1,062.28</text:p>
          </table:table-cell>
        </table:table-row>
        <table:table-row table:style-name="ro1">
          <table:table-cell table:formula="of:=[$truss_AB_reactions.A25]" office:value-type="string" office:string-value="EQ1610" calcext:value-type="string">
            <text:p>EQ1610</text:p>
          </table:table-cell>
          <table:table-cell/>
          <table:table-cell table:formula="of:=[$truss_AB_reactions.C25]" office:value-type="string" office:string-value="3A+2A" calcext:value-type="string">
            <text:p>3A+2A</text:p>
          </table:table-cell>
          <table:table-cell table:formula="of:=[$truss_AB_reactions.D25]" office:value-type="string" office:string-value="" calcext:value-type="error">
            <text:p>#REF!</text:p>
          </table:table-cell>
          <table:table-cell table:formula="of:=[$truss_AB_reactions.E25]" office:value-type="float" office:value="0" calcext:value-type="float">
            <text:p>0.00</text:p>
          </table:table-cell>
          <table:table-cell table:formula="of:=[$truss_AB_reactions.F25]" office:value-type="float" office:value="6.46789189376116" calcext:value-type="float">
            <text:p>6.47</text:p>
          </table:table-cell>
          <table:table-cell table:formula="of:=[$truss_AB_reactions.G25]" office:value-type="string" office:string-value="" calcext:value-type="error">
            <text:p>#REF!</text:p>
          </table:table-cell>
          <table:table-cell table:formula="of:=[$truss_AB_reactions.H25]" office:value-type="float" office:value="0" calcext:value-type="float">
            <text:p>0.00</text:p>
          </table:table-cell>
          <table:table-cell table:formula="of:=[$truss_AB_reactions.I25]" office:value-type="float" office:value="6.4812283162353" calcext:value-type="float">
            <text:p>6.48</text:p>
          </table:table-cell>
          <table:table-cell table:formula="of:=[$truss_AB_reactions.J25]" office:value-type="float" office:value="12.7119022053741" calcext:value-type="float">
            <text:p>12.71</text:p>
          </table:table-cell>
          <table:table-cell table:formula="of:=[$truss_AB_reactions.K25]" office:value-type="string" office:string-value="3B+2B" calcext:value-type="string">
            <text:p>3B+2B</text:p>
          </table:table-cell>
          <table:table-cell table:formula="of:=[$truss_AB_reactions.L25]" office:value-type="string" office:string-value="" calcext:value-type="error">
            <text:p>#REF!</text:p>
          </table:table-cell>
          <table:table-cell table:formula="of:=[$truss_AB_reactions.M25]" office:value-type="float" office:value="0" calcext:value-type="float">
            <text:p>0.00</text:p>
          </table:table-cell>
          <table:table-cell table:formula="of:=[$truss_AB_reactions.N25]" office:value-type="float" office:value="6.23067388913877" calcext:value-type="float">
            <text:p>6.23</text:p>
          </table:table-cell>
          <table:table-cell table:formula="of:=[$truss_AB_reactions.O25]" office:value-type="string" office:string-value="" calcext:value-type="error">
            <text:p>#REF!</text:p>
          </table:table-cell>
          <table:table-cell table:formula="of:=[$truss_AB_reactions.P25]" office:value-type="string" office:string-value="" calcext:value-type="error">
            <text:p>#REF!</text:p>
          </table:table-cell>
          <table:table-cell table:formula="of:=[$truss_AB_reactions.Q25]" office:value-type="float" office:value="6.24277735993552" calcext:value-type="float">
            <text:p>6.24</text:p>
          </table:table-cell>
          <table:table-cell table:number-columns-repeated="3"/>
          <table:table-cell table:style-name="ce31"/>
          <table:table-cell table:style-name="ce40" office:value-type="string" calcext:value-type="string">
            <text:p>SNOW LOAD</text:p>
          </table:table-cell>
          <table:table-cell table:style-name="ce42" table:formula="of:=([.F25]-[.F23])/[.$T$1]" office:value-type="float" office:value="11.2791149999994" calcext:value-type="float">
            <text:p>11.28</text:p>
          </table:table-cell>
          <table:table-cell table:style-name="ce42" table:formula="of:=([.Q25]-[.Q23])/[.$T$1]" office:value-type="float" office:value="10.8196290000016" calcext:value-type="float">
            <text:p>10.82</text:p>
          </table:table-cell>
          <table:table-cell table:number-columns-repeated="3"/>
          <table:table-cell table:style-name="ce39" table:formula="of:=[.V25]" office:value-type="string" office:string-value="SNOW LOAD" calcext:value-type="string">
            <text:p>SNOW LOAD</text:p>
          </table:table-cell>
          <table:table-cell table:style-name="ce43" table:formula="of:=[.W25]*[.$AA$1]*1000*[.$T$1]" office:value-type="float" office:value="772.865072717825" calcext:value-type="float">
            <text:p>772.87</text:p>
          </table:table-cell>
          <table:table-cell table:style-name="ce43" table:formula="of:=[.X25]*[.$AA$1]*1000*[.$T$1]" office:value-type="float" office:value="741.380272642545" calcext:value-type="float">
            <text:p>741.38</text:p>
          </table:table-cell>
        </table:table-row>
        <table:table-row table:style-name="ro1">
          <table:table-cell table:formula="of:=[$truss_AB_reactions.A26]" office:value-type="string" office:string-value="EQ1611" calcext:value-type="string">
            <text:p>EQ1611</text:p>
          </table:table-cell>
          <table:table-cell/>
          <table:table-cell table:formula="of:=[$truss_AB_reactions.C26]" office:value-type="string" office:string-value="3A+2A" calcext:value-type="string">
            <text:p>3A+2A</text:p>
          </table:table-cell>
          <table:table-cell table:formula="of:=[$truss_AB_reactions.D26]" office:value-type="string" office:string-value="" calcext:value-type="error">
            <text:p>#REF!</text:p>
          </table:table-cell>
          <table:table-cell table:formula="of:=[$truss_AB_reactions.E26]" office:value-type="float" office:value="0" calcext:value-type="float">
            <text:p>0.00</text:p>
          </table:table-cell>
          <table:table-cell table:formula="of:=[$truss_AB_reactions.F26]" office:value-type="float" office:value="9.30285536275948" calcext:value-type="float">
            <text:p>9.30</text:p>
          </table:table-cell>
          <table:table-cell table:formula="of:=[$truss_AB_reactions.G26]" office:value-type="string" office:string-value="" calcext:value-type="error">
            <text:p>#REF!</text:p>
          </table:table-cell>
          <table:table-cell table:formula="of:=[$truss_AB_reactions.H26]" office:value-type="float" office:value="0" calcext:value-type="float">
            <text:p>0.00</text:p>
          </table:table-cell>
          <table:table-cell table:formula="of:=[$truss_AB_reactions.I26]" office:value-type="float" office:value="9.31619178523355" calcext:value-type="float">
            <text:p>9.32</text:p>
          </table:table-cell>
          <table:table-cell table:formula="of:=[$truss_AB_reactions.J26]" office:value-type="float" office:value="18.2663390517705" calcext:value-type="float">
            <text:p>18.27</text:p>
          </table:table-cell>
          <table:table-cell table:formula="of:=[$truss_AB_reactions.K26]" office:value-type="string" office:string-value="3B+2B" calcext:value-type="string">
            <text:p>3B+2B</text:p>
          </table:table-cell>
          <table:table-cell table:formula="of:=[$truss_AB_reactions.L26]" office:value-type="string" office:string-value="" calcext:value-type="error">
            <text:p>#REF!</text:p>
          </table:table-cell>
          <table:table-cell table:formula="of:=[$truss_AB_reactions.M26]" office:value-type="float" office:value="0" calcext:value-type="float">
            <text:p>0.00</text:p>
          </table:table-cell>
          <table:table-cell table:formula="of:=[$truss_AB_reactions.N26]" office:value-type="float" office:value="8.95014726653693" calcext:value-type="float">
            <text:p>8.95</text:p>
          </table:table-cell>
          <table:table-cell table:formula="of:=[$truss_AB_reactions.O26]" office:value-type="string" office:string-value="" calcext:value-type="error">
            <text:p>#REF!</text:p>
          </table:table-cell>
          <table:table-cell table:formula="of:=[$truss_AB_reactions.P26]" office:value-type="string" office:string-value="" calcext:value-type="error">
            <text:p>#REF!</text:p>
          </table:table-cell>
          <table:table-cell table:formula="of:=[$truss_AB_reactions.Q26]" office:value-type="float" office:value="8.96225073733383" calcext:value-type="float">
            <text:p>8.96</text:p>
          </table:table-cell>
          <table:table-cell table:number-columns-repeated="3"/>
          <table:table-cell table:style-name="ce31"/>
          <table:table-cell table:style-name="ce40" office:value-type="string" calcext:value-type="string">
            <text:p>WIND LOAD</text:p>
          </table:table-cell>
          <table:table-cell table:style-name="ce42" table:formula="of:=([.F27]-[.F23])/0.6/[.$T$1]" office:value-type="float" office:value="-7.12660528318549" calcext:value-type="float">
            <text:p>-7.13</text:p>
          </table:table-cell>
          <table:table-cell table:style-name="ce42" table:formula="of:=([.Q27]-[.Q23])/0.6/[.$T$1]" office:value-type="float" office:value="-6.83628327165055" calcext:value-type="float">
            <text:p>-6.84</text:p>
          </table:table-cell>
          <table:table-cell table:number-columns-repeated="3"/>
          <table:table-cell table:style-name="ce39" table:formula="of:=[.V26]" office:value-type="string" office:string-value="WIND LOAD" calcext:value-type="string">
            <text:p>WIND LOAD</text:p>
          </table:table-cell>
          <table:table-cell table:style-name="ce43" table:formula="of:=[.W26]*[.$AA$1]*1000*[.$T$1]" office:value-type="float" office:value="-488.32770216641" calcext:value-type="float">
            <text:p>-488.33</text:p>
          </table:table-cell>
          <table:table-cell table:style-name="ce43" table:formula="of:=[.X26]*[.$AA$1]*1000*[.$T$1]" office:value-type="float" office:value="-468.434320233826" calcext:value-type="float">
            <text:p>-468.43</text:p>
          </table:table-cell>
        </table:table-row>
        <table:table-row table:style-name="ro1">
          <table:table-cell table:formula="of:=[$truss_AB_reactions.A27]" office:value-type="string" office:string-value="EQ1612" calcext:value-type="string">
            <text:p>EQ1612</text:p>
          </table:table-cell>
          <table:table-cell/>
          <table:table-cell table:formula="of:=[$truss_AB_reactions.C27]" office:value-type="string" office:string-value="3A+2A" calcext:value-type="string">
            <text:p>3A+2A</text:p>
          </table:table-cell>
          <table:table-cell table:formula="of:=[$truss_AB_reactions.D27]" office:value-type="string" office:string-value="" calcext:value-type="error">
            <text:p>#REF!</text:p>
          </table:table-cell>
          <table:table-cell table:formula="of:=[$truss_AB_reactions.E27]" office:value-type="float" office:value="0" calcext:value-type="float">
            <text:p>0.00</text:p>
          </table:table-cell>
          <table:table-cell table:formula="of:=[$truss_AB_reactions.F27]" office:value-type="float" office:value="1.72670406757239" calcext:value-type="float">
            <text:p>1.73</text:p>
          </table:table-cell>
          <table:table-cell table:formula="of:=[$truss_AB_reactions.G27]" office:value-type="string" office:string-value="" calcext:value-type="error">
            <text:p>#REF!</text:p>
          </table:table-cell>
          <table:table-cell table:formula="of:=[$truss_AB_reactions.H27]" office:value-type="float" office:value="0" calcext:value-type="float">
            <text:p>0.00</text:p>
          </table:table-cell>
          <table:table-cell table:formula="of:=[$truss_AB_reactions.I27]" office:value-type="float" office:value="1.74004049004703" calcext:value-type="float">
            <text:p>1.74</text:p>
          </table:table-cell>
          <table:table-cell table:formula="of:=[$truss_AB_reactions.J27]" office:value-type="float" office:value="3.4226719752659" calcext:value-type="float">
            <text:p>3.42</text:p>
          </table:table-cell>
          <table:table-cell table:formula="of:=[$truss_AB_reactions.K27]" office:value-type="string" office:string-value="3B+2B" calcext:value-type="string">
            <text:p>3B+2B</text:p>
          </table:table-cell>
          <table:table-cell table:formula="of:=[$truss_AB_reactions.L27]" office:value-type="string" office:string-value="" calcext:value-type="error">
            <text:p>#REF!</text:p>
          </table:table-cell>
          <table:table-cell table:formula="of:=[$truss_AB_reactions.M27]" office:value-type="float" office:value="0" calcext:value-type="float">
            <text:p>0.00</text:p>
          </table:table-cell>
          <table:table-cell table:formula="of:=[$truss_AB_reactions.N27]" office:value-type="float" office:value="1.68263148521888" calcext:value-type="float">
            <text:p>1.68</text:p>
          </table:table-cell>
          <table:table-cell table:formula="of:=[$truss_AB_reactions.O27]" office:value-type="string" office:string-value="" calcext:value-type="error">
            <text:p>#REF!</text:p>
          </table:table-cell>
          <table:table-cell table:formula="of:=[$truss_AB_reactions.P27]" office:value-type="string" office:string-value="" calcext:value-type="error">
            <text:p>#REF!</text:p>
          </table:table-cell>
          <table:table-cell table:formula="of:=[$truss_AB_reactions.Q27]" office:value-type="float" office:value="1.69473495601557" calcext:value-type="float">
            <text:p>1.69</text:p>
          </table:table-cell>
          <table:table-cell table:number-columns-repeated="13"/>
        </table:table-row>
        <table:table-row table:style-name="ro1">
          <table:table-cell table:formula="of:=[$truss_AB_reactions.A28]" office:value-type="string" office:string-value="EQ1613" calcext:value-type="string">
            <text:p>EQ1613</text:p>
          </table:table-cell>
          <table:table-cell/>
          <table:table-cell table:formula="of:=[$truss_AB_reactions.C28]" office:value-type="string" office:string-value="3A+2A" calcext:value-type="string">
            <text:p>3A+2A</text:p>
          </table:table-cell>
          <table:table-cell table:formula="of:=[$truss_AB_reactions.D28]" office:value-type="string" office:string-value="" calcext:value-type="error">
            <text:p>#REF!</text:p>
          </table:table-cell>
          <table:table-cell table:formula="of:=[$truss_AB_reactions.E28]" office:value-type="float" office:value="0" calcext:value-type="float">
            <text:p>0.00</text:p>
          </table:table-cell>
          <table:table-cell table:formula="of:=[$truss_AB_reactions.F28]" office:value-type="float" office:value="8.32537024685404" calcext:value-type="float">
            <text:p>8.33</text:p>
          </table:table-cell>
          <table:table-cell table:formula="of:=[$truss_AB_reactions.G28]" office:value-type="string" office:string-value="" calcext:value-type="error">
            <text:p>#REF!</text:p>
          </table:table-cell>
          <table:table-cell table:formula="of:=[$truss_AB_reactions.H28]" office:value-type="float" office:value="0" calcext:value-type="float">
            <text:p>0.00</text:p>
          </table:table-cell>
          <table:table-cell table:formula="of:=[$truss_AB_reactions.I28]" office:value-type="float" office:value="8.33870666932821" calcext:value-type="float">
            <text:p>8.34</text:p>
          </table:table-cell>
          <table:table-cell table:formula="of:=[$truss_AB_reactions.J28]" office:value-type="float" office:value="16.3511893844247" calcext:value-type="float">
            <text:p>16.35</text:p>
          </table:table-cell>
          <table:table-cell table:formula="of:=[$truss_AB_reactions.K28]" office:value-type="string" office:string-value="3B+2B" calcext:value-type="string">
            <text:p>3B+2B</text:p>
          </table:table-cell>
          <table:table-cell table:formula="of:=[$truss_AB_reactions.L28]" office:value-type="string" office:string-value="" calcext:value-type="error">
            <text:p>#REF!</text:p>
          </table:table-cell>
          <table:table-cell table:formula="of:=[$truss_AB_reactions.M28]" office:value-type="float" office:value="0" calcext:value-type="float">
            <text:p>0.00</text:p>
          </table:table-cell>
          <table:table-cell table:formula="of:=[$truss_AB_reactions.N28]" office:value-type="float" office:value="8.01248271509645" calcext:value-type="float">
            <text:p>8.01</text:p>
          </table:table-cell>
          <table:table-cell table:formula="of:=[$truss_AB_reactions.O28]" office:value-type="string" office:string-value="" calcext:value-type="error">
            <text:p>#REF!</text:p>
          </table:table-cell>
          <table:table-cell table:formula="of:=[$truss_AB_reactions.P28]" office:value-type="string" office:string-value="" calcext:value-type="error">
            <text:p>#REF!</text:p>
          </table:table-cell>
          <table:table-cell table:formula="of:=[$truss_AB_reactions.Q28]" office:value-type="float" office:value="8.02458618589331" calcext:value-type="float">
            <text:p>8.02</text:p>
          </table:table-cell>
          <table:table-cell table:number-columns-repeated="13"/>
        </table:table-row>
        <table:table-row table:style-name="ro1">
          <table:table-cell table:formula="of:=[$truss_AB_reactions.A29]" office:value-type="string" office:string-value="EQ1615" calcext:value-type="string">
            <text:p>EQ1615</text:p>
          </table:table-cell>
          <table:table-cell/>
          <table:table-cell table:formula="of:=[$truss_AB_reactions.C29]" office:value-type="string" office:string-value="3A+2A" calcext:value-type="string">
            <text:p>3A+2A</text:p>
          </table:table-cell>
          <table:table-cell table:formula="of:=[$truss_AB_reactions.D29]" office:value-type="string" office:string-value="" calcext:value-type="error">
            <text:p>#REF!</text:p>
          </table:table-cell>
          <table:table-cell table:formula="of:=[$truss_AB_reactions.E29]" office:value-type="float" office:value="0" calcext:value-type="float">
            <text:p>0.00</text:p>
          </table:table-cell>
          <table:table-cell table:formula="of:=[$truss_AB_reactions.F29]" office:value-type="float" office:value="0.514697083109095" calcext:value-type="float">
            <text:p>0.51</text:p>
          </table:table-cell>
          <table:table-cell table:formula="of:=[$truss_AB_reactions.G29]" office:value-type="string" office:string-value="" calcext:value-type="error">
            <text:p>#REF!</text:p>
          </table:table-cell>
          <table:table-cell table:formula="of:=[$truss_AB_reactions.H29]" office:value-type="float" office:value="0" calcext:value-type="float">
            <text:p>0.00</text:p>
          </table:table-cell>
          <table:table-cell table:formula="of:=[$truss_AB_reactions.I29]" office:value-type="float" office:value="0.522698936911912" calcext:value-type="float">
            <text:p>0.52</text:p>
          </table:table-cell>
          <table:table-cell table:formula="of:=[$truss_AB_reactions.J29]" office:value-type="float" office:value="1.03219010408008" calcext:value-type="float">
            <text:p>1.03</text:p>
          </table:table-cell>
          <table:table-cell table:formula="of:=[$truss_AB_reactions.K29]" office:value-type="string" office:string-value="3B+2B" calcext:value-type="string">
            <text:p>3B+2B</text:p>
          </table:table-cell>
          <table:table-cell table:formula="of:=[$truss_AB_reactions.L29]" office:value-type="string" office:string-value="" calcext:value-type="error">
            <text:p>#REF!</text:p>
          </table:table-cell>
          <table:table-cell table:formula="of:=[$truss_AB_reactions.M29]" office:value-type="float" office:value="0" calcext:value-type="float">
            <text:p>0.00</text:p>
          </table:table-cell>
          <table:table-cell table:formula="of:=[$truss_AB_reactions.N29]" office:value-type="float" office:value="0.509491167168164" calcext:value-type="float">
            <text:p>0.51</text:p>
          </table:table-cell>
          <table:table-cell table:formula="of:=[$truss_AB_reactions.O29]" office:value-type="string" office:string-value="" calcext:value-type="error">
            <text:p>#REF!</text:p>
          </table:table-cell>
          <table:table-cell table:formula="of:=[$truss_AB_reactions.P29]" office:value-type="string" office:string-value="" calcext:value-type="error">
            <text:p>#REF!</text:p>
          </table:table-cell>
          <table:table-cell table:formula="of:=[$truss_AB_reactions.Q29]" office:value-type="float" office:value="0.516753249934745" calcext:value-type="float">
            <text:p>0.52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Loads on bearing wall (kips/foot)</text:p>
          </table:table-cell>
          <table:covered-table-cell/>
          <table:table-cell table:number-columns-repeated="7"/>
        </table:table-row>
        <table:table-row table:style-name="ro1">
          <table:table-cell table:number-columns-repeated="5"/>
          <table:table-cell table:style-name="ce18" table:formula="of:=[$truss_AB_reactions.F30]" office:value-type="float" office:value="9.30285536275948" calcext:value-type="float">
            <text:p>9.30</text:p>
          </table:table-cell>
          <table:table-cell table:style-name="ce18" table:formula="of:=[$truss_AB_reactions.G30]" office:value-type="float" office:value="0" calcext:value-type="float">
            <text:p>0.00</text:p>
          </table:table-cell>
          <table:table-cell table:style-name="ce18" table:formula="of:=[$truss_AB_reactions.H30]" office:value-type="float" office:value="0" calcext:value-type="float">
            <text:p>0.00</text:p>
          </table:table-cell>
          <table:table-cell table:style-name="ce18" table:formula="of:=[$truss_AB_reactions.I30]" office:value-type="float" office:value="9.31619178523355" calcext:value-type="float">
            <text:p>9.32</text:p>
          </table:table-cell>
          <table:table-cell table:style-name="ce18" table:formula="of:=[$truss_AB_reactions.J30]" office:value-type="float" office:value="18.2663390517705" calcext:value-type="float">
            <text:p>18.27</text:p>
          </table:table-cell>
          <table:table-cell table:style-name="ce18" table:number-columns-repeated="3"/>
          <table:table-cell table:style-name="ce18" table:formula="of:=MAX([.N23:.N29])" office:value-type="float" office:value="8.95014726653693" calcext:value-type="float">
            <text:p>8.95</text:p>
          </table:table-cell>
          <table:table-cell table:style-name="ce18" table:number-columns-repeated="2"/>
          <table:table-cell table:style-name="ce18" table:formula="of:=[$truss_AB_reactions.Q30]" office:value-type="float" office:value="8.96225073733383" calcext:value-type="float">
            <text:p>8.96</text:p>
          </table:table-cell>
          <table:table-cell table:style-name="ce17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1" table:formula="of:=[.V23]" office:value-type="string" office:string-value="DEAD LOAD" calcext:value-type="string">
            <text:p>DEAD LOAD</text:p>
          </table:table-cell>
          <table:table-cell table:style-name="ce17" table:formula="of:=[.W23]*0.0685217832" office:value-type="float" office:value="0.681175236026727" calcext:value-type="float">
            <text:p>0.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table:formula="of:=[$truss_AB_reactions.C31]" office:value-type="string" office:string-value="kN/m" calcext:value-type="string">
            <text:p>kN/m</text:p>
          </table:table-cell>
          <table:table-cell table:number-columns-repeated="2"/>
          <table:table-cell table:style-name="ce18" table:formula="of:=[$truss_AB_reactions.F31]" office:value-type="float" office:value="30.5211790116781" calcext:value-type="float">
            <text:p>30.52</text:p>
          </table:table-cell>
          <table:table-cell table:formula="of:=[$truss_AB_reactions.G31]" office:value-type="float" office:value="0" calcext:value-type="float">
            <text:p>0.00</text:p>
          </table:table-cell>
          <table:table-cell table:formula="of:=[$truss_AB_reactions.H31]" office:value-type="float" office:value="0" calcext:value-type="float">
            <text:p>0.00</text:p>
          </table:table-cell>
          <table:table-cell table:style-name="ce18" table:formula="of:=[$truss_AB_reactions.I31]" office:value-type="float" office:value="30.5649336785878" calcext:value-type="float">
            <text:p>30.56</text:p>
          </table:table-cell>
          <table:table-cell table:style-name="ce18" table:formula="of:=[$truss_AB_reactions.J31]" office:value-type="float" office:value="59.9289338968848" calcext:value-type="float">
            <text:p>59.93</text:p>
          </table:table-cell>
          <table:table-cell table:number-columns-repeated="3"/>
          <table:table-cell table:style-name="ce18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18" table:formula="of:=[$truss_AB_reactions.Q31]" office:value-type="float" office:value="29.4037097681556" calcext:value-type="float">
            <text:p>29.40</text:p>
          </table:table-cell>
          <table:table-cell table:number-columns-repeated="4"/>
          <table:table-cell table:style-name="ce21" table:formula="of:=[.V24]" office:value-type="string" office:string-value="LIVE LOAD" calcext:value-type="string">
            <text:p>LIVE LOAD</text:p>
          </table:table-cell>
          <table:table-cell table:style-name="ce17" table:formula="of:=[.W24]*0.0685217832" office:value-type="float" office:value="1.10738876090866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2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21" table:formula="of:=[.V25]" office:value-type="string" office:string-value="SNOW LOAD" calcext:value-type="string">
            <text:p>SNOW LOAD</text:p>
          </table:table-cell>
          <table:table-cell table:style-name="ce17" table:formula="of:=[.W25]*0.0685217832" office:value-type="float" office:value="0.772865072717825" calcext:value-type="float">
            <text:p>0.77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21" table:formula="of:=[.V26]" office:value-type="string" office:string-value="WIND LOAD" calcext:value-type="string">
            <text:p>WIND LOAD</text:p>
          </table:table-cell>
          <table:table-cell table:style-name="ce17" table:formula="of:=[.W26]*0.0685217832" office:value-type="float" office:value="-0.488327702166411" calcext:value-type="float">
            <text:p>-0.49</text:p>
          </table:table-cell>
          <table:table-cell table:number-columns-repeated="7"/>
        </table:table-row>
        <table:table-row table:style-name="ro1">
          <table:table-cell table:formula="of:=[$truss_AB_reactions.A34]" office:value-type="string" office:string-value="EQ1608" calcext:value-type="string">
            <text:p>EQ1608</text:p>
          </table:table-cell>
          <table:table-cell table:formula="of:=[$truss_AB_reactions.B34]" office:value-type="string" office:string-value="2nd floor" calcext:value-type="string">
            <text:p>2nd floor</text:p>
          </table:table-cell>
          <table:table-cell table:formula="of:=[$truss_AB_reactions.C34]" office:value-type="string" office:string-value="1A" calcext:value-type="string">
            <text:p>1A</text:p>
          </table:table-cell>
          <table:table-cell table:formula="of:=[$truss_AB_reactions.D34]" office:value-type="float" office:value="-3.43547412740008E-015" calcext:value-type="float">
            <text:p>0.00</text:p>
          </table:table-cell>
          <table:table-cell table:formula="of:=[$truss_AB_reactions.E34]" office:value-type="float" office:value="0" calcext:value-type="float">
            <text:p>0.00</text:p>
          </table:table-cell>
          <table:table-cell table:formula="of:=[$truss_AB_reactions.F34]" office:value-type="float" office:value="1.61886425190081" calcext:value-type="float">
            <text:p>1.62</text:p>
          </table:table-cell>
          <table:table-cell table:formula="of:=[$truss_AB_reactions.G34]" office:value-type="float" office:value="0.0000000000000279012368764597" calcext:value-type="float">
            <text:p>0.00</text:p>
          </table:table-cell>
          <table:table-cell table:formula="of:=[$truss_AB_reactions.H34]" office:value-type="float" office:value="0" calcext:value-type="float">
            <text:p>0.00</text:p>
          </table:table-cell>
          <table:table-cell table:formula="of:=[$truss_AB_reactions.I34]" office:value-type="float" office:value="1.61886425190072" calcext:value-type="float">
            <text:p>1.62</text:p>
          </table:table-cell>
          <table:table-cell table:formula="of:=[$truss_AB_reactions.J34]" office:value-type="float" office:value="3.16350879043035" calcext:value-type="float">
            <text:p>3.16</text:p>
          </table:table-cell>
          <table:table-cell table:formula="of:=[$truss_AB_reactions.K34]" office:value-type="string" office:string-value="1B" calcext:value-type="string">
            <text:p>1B</text:p>
          </table:table-cell>
          <table:table-cell table:formula="of:=[$truss_AB_reactions.L34]" office:value-type="float" office:value="-0.0000000000000179554149326577" calcext:value-type="float">
            <text:p>0.00</text:p>
          </table:table-cell>
          <table:table-cell table:formula="of:=[$truss_AB_reactions.M34]" office:value-type="float" office:value="0" calcext:value-type="float">
            <text:p>0.00</text:p>
          </table:table-cell>
          <table:table-cell table:formula="of:=[$truss_AB_reactions.N34]" office:value-type="float" office:value="1.54464453852963" calcext:value-type="float">
            <text:p>1.54</text:p>
          </table:table-cell>
          <table:table-cell table:formula="of:=[$truss_AB_reactions.O34]" office:value-type="float" office:value="0.0000000000000789466270134653" calcext:value-type="float">
            <text:p>0.00</text:p>
          </table:table-cell>
          <table:table-cell table:formula="of:=[$truss_AB_reactions.P34]" office:value-type="float" office:value="0" calcext:value-type="float">
            <text:p>0.00</text:p>
          </table:table-cell>
          <table:table-cell table:formula="of:=[$truss_AB_reactions.Q34]" office:value-type="float" office:value="1.54464453852964" calcext:value-type="float">
            <text:p>1.54</text:p>
          </table:table-cell>
          <table:table-cell table:number-columns-repeated="5"/>
          <table:table-cell table:style-name="ce17"/>
          <table:table-cell table:number-columns-repeated="7"/>
        </table:table-row>
        <table:table-row table:style-name="ro1">
          <table:table-cell table:formula="of:=[$truss_AB_reactions.A35]" office:value-type="string" office:string-value="EQ1609" calcext:value-type="string">
            <text:p>EQ1609</text:p>
          </table:table-cell>
          <table:table-cell table:formula="of:=[$truss_AB_reactions.B35]" office:value-type="string" office:string-value="2nd floor" calcext:value-type="string">
            <text:p>2nd floor</text:p>
          </table:table-cell>
          <table:table-cell table:formula="of:=[$truss_AB_reactions.C35]" office:value-type="string" office:string-value="1A" calcext:value-type="string">
            <text:p>1A</text:p>
          </table:table-cell>
          <table:table-cell table:formula="of:=[$truss_AB_reactions.D35]" office:value-type="float" office:value="-0.0000000000000533191268914379" calcext:value-type="float">
            <text:p>0.00</text:p>
          </table:table-cell>
          <table:table-cell table:formula="of:=[$truss_AB_reactions.E35]" office:value-type="float" office:value="0" calcext:value-type="float">
            <text:p>0.00</text:p>
          </table:table-cell>
          <table:table-cell table:formula="of:=[$truss_AB_reactions.F35]" office:value-type="float" office:value="4.66871743590014" calcext:value-type="float">
            <text:p>4.67</text:p>
          </table:table-cell>
          <table:table-cell table:formula="of:=[$truss_AB_reactions.G35]" office:value-type="float" office:value="0.000000000000086174622992985" calcext:value-type="float">
            <text:p>0.00</text:p>
          </table:table-cell>
          <table:table-cell table:formula="of:=[$truss_AB_reactions.H35]" office:value-type="float" office:value="0" calcext:value-type="float">
            <text:p>0.00</text:p>
          </table:table-cell>
          <table:table-cell table:formula="of:=[$truss_AB_reactions.I35]" office:value-type="float" office:value="4.66871743589987" calcext:value-type="float">
            <text:p>4.67</text:p>
          </table:table-cell>
          <table:table-cell table:formula="of:=[$truss_AB_reactions.J35]" office:value-type="float" office:value="9.12943478082979" calcext:value-type="float">
            <text:p>9.13</text:p>
          </table:table-cell>
          <table:table-cell table:formula="of:=[$truss_AB_reactions.K35]" office:value-type="string" office:string-value="1B" calcext:value-type="string">
            <text:p>1B</text:p>
          </table:table-cell>
          <table:table-cell table:formula="of:=[$truss_AB_reactions.L35]" office:value-type="float" office:value="-0.0000000000000291109358840913" calcext:value-type="float">
            <text:p>0.00</text:p>
          </table:table-cell>
          <table:table-cell table:formula="of:=[$truss_AB_reactions.M35]" office:value-type="float" office:value="0" calcext:value-type="float">
            <text:p>0.00</text:p>
          </table:table-cell>
          <table:table-cell table:formula="of:=[$truss_AB_reactions.N35]" office:value-type="float" office:value="4.46071734492992" calcext:value-type="float">
            <text:p>4.46</text:p>
          </table:table-cell>
          <table:table-cell table:formula="of:=[$truss_AB_reactions.O35]" office:value-type="float" office:value="0.000000000000220701679154445" calcext:value-type="float">
            <text:p>0.00</text:p>
          </table:table-cell>
          <table:table-cell table:formula="of:=[$truss_AB_reactions.P35]" office:value-type="float" office:value="0" calcext:value-type="float">
            <text:p>0.00</text:p>
          </table:table-cell>
          <table:table-cell table:formula="of:=[$truss_AB_reactions.Q35]" office:value-type="float" office:value="4.46071734492995" calcext:value-type="float">
            <text:p>4.46</text:p>
          </table:table-cell>
          <table:table-cell table:number-columns-repeated="5"/>
          <table:table-cell table:style-name="ce17"/>
          <table:table-cell table:number-columns-repeated="7"/>
        </table:table-row>
        <table:table-row table:style-name="ro1">
          <table:table-cell table:formula="of:=[$truss_AB_reactions.A36]" office:value-type="string" office:string-value="EQ1610" calcext:value-type="string">
            <text:p>EQ1610</text:p>
          </table:table-cell>
          <table:table-cell table:formula="of:=[$truss_AB_reactions.B36]" office:value-type="string" office:string-value="2nd floor" calcext:value-type="string">
            <text:p>2nd floor</text:p>
          </table:table-cell>
          <table:table-cell table:formula="of:=[$truss_AB_reactions.C36]" office:value-type="string" office:string-value="1A" calcext:value-type="string">
            <text:p>1A</text:p>
          </table:table-cell>
          <table:table-cell table:formula="of:=[$truss_AB_reactions.D36]" office:value-type="float" office:value="-3.43547412740008E-015" calcext:value-type="float">
            <text:p>0.00</text:p>
          </table:table-cell>
          <table:table-cell table:formula="of:=[$truss_AB_reactions.E36]" office:value-type="float" office:value="0" calcext:value-type="float">
            <text:p>0.00</text:p>
          </table:table-cell>
          <table:table-cell table:formula="of:=[$truss_AB_reactions.F36]" office:value-type="float" office:value="1.61886425190081" calcext:value-type="float">
            <text:p>1.62</text:p>
          </table:table-cell>
          <table:table-cell table:formula="of:=[$truss_AB_reactions.G36]" office:value-type="float" office:value="0.0000000000000279012368764597" calcext:value-type="float">
            <text:p>0.00</text:p>
          </table:table-cell>
          <table:table-cell table:formula="of:=[$truss_AB_reactions.H36]" office:value-type="float" office:value="0" calcext:value-type="float">
            <text:p>0.00</text:p>
          </table:table-cell>
          <table:table-cell table:formula="of:=[$truss_AB_reactions.I36]" office:value-type="float" office:value="1.61886425190072" calcext:value-type="float">
            <text:p>1.62</text:p>
          </table:table-cell>
          <table:table-cell table:formula="of:=[$truss_AB_reactions.J36]" office:value-type="float" office:value="3.16350879043035" calcext:value-type="float">
            <text:p>3.16</text:p>
          </table:table-cell>
          <table:table-cell table:formula="of:=[$truss_AB_reactions.K36]" office:value-type="string" office:string-value="1B" calcext:value-type="string">
            <text:p>1B</text:p>
          </table:table-cell>
          <table:table-cell table:formula="of:=[$truss_AB_reactions.L36]" office:value-type="float" office:value="-0.0000000000000179554149326577" calcext:value-type="float">
            <text:p>0.00</text:p>
          </table:table-cell>
          <table:table-cell table:formula="of:=[$truss_AB_reactions.M36]" office:value-type="float" office:value="0" calcext:value-type="float">
            <text:p>0.00</text:p>
          </table:table-cell>
          <table:table-cell table:formula="of:=[$truss_AB_reactions.N36]" office:value-type="float" office:value="1.54464453852963" calcext:value-type="float">
            <text:p>1.54</text:p>
          </table:table-cell>
          <table:table-cell table:formula="of:=[$truss_AB_reactions.O36]" office:value-type="float" office:value="0.0000000000000789466270134653" calcext:value-type="float">
            <text:p>0.00</text:p>
          </table:table-cell>
          <table:table-cell table:formula="of:=[$truss_AB_reactions.P36]" office:value-type="float" office:value="0" calcext:value-type="float">
            <text:p>0.00</text:p>
          </table:table-cell>
          <table:table-cell table:formula="of:=[$truss_AB_reactions.Q36]" office:value-type="float" office:value="1.54464453852964" calcext:value-type="float">
            <text:p>1.54</text:p>
          </table:table-cell>
          <table:table-cell table:number-columns-repeated="5"/>
          <table:table-cell table:style-name="ce17"/>
          <table:table-cell table:number-columns-repeated="7"/>
        </table:table-row>
        <table:table-row table:style-name="ro1">
          <table:table-cell table:formula="of:=[$truss_AB_reactions.A37]" office:value-type="string" office:string-value="EQ1611" calcext:value-type="string">
            <text:p>EQ1611</text:p>
          </table:table-cell>
          <table:table-cell table:formula="of:=[$truss_AB_reactions.B37]" office:value-type="string" office:string-value="2nd floor" calcext:value-type="string">
            <text:p>2nd floor</text:p>
          </table:table-cell>
          <table:table-cell table:formula="of:=[$truss_AB_reactions.C37]" office:value-type="string" office:string-value="1A" calcext:value-type="string">
            <text:p>1A</text:p>
          </table:table-cell>
          <table:table-cell table:formula="of:=[$truss_AB_reactions.D37]" office:value-type="float" office:value="-0.0000000000000107149844552623" calcext:value-type="float">
            <text:p>0.00</text:p>
          </table:table-cell>
          <table:table-cell table:formula="of:=[$truss_AB_reactions.E37]" office:value-type="float" office:value="0" calcext:value-type="float">
            <text:p>0.00</text:p>
          </table:table-cell>
          <table:table-cell table:formula="of:=[$truss_AB_reactions.F37]" office:value-type="float" office:value="3.90625413990031" calcext:value-type="float">
            <text:p>3.91</text:p>
          </table:table-cell>
          <table:table-cell table:formula="of:=[$truss_AB_reactions.G37]" office:value-type="float" office:value="0.0000000000000411262135457946" calcext:value-type="float">
            <text:p>0.00</text:p>
          </table:table-cell>
          <table:table-cell table:formula="of:=[$truss_AB_reactions.H37]" office:value-type="float" office:value="0" calcext:value-type="float">
            <text:p>0.00</text:p>
          </table:table-cell>
          <table:table-cell table:formula="of:=[$truss_AB_reactions.I37]" office:value-type="float" office:value="3.90625413990009" calcext:value-type="float">
            <text:p>3.91</text:p>
          </table:table-cell>
          <table:table-cell table:formula="of:=[$truss_AB_reactions.J37]" office:value-type="float" office:value="7.63795328322993" calcext:value-type="float">
            <text:p>7.64</text:p>
          </table:table-cell>
          <table:table-cell table:formula="of:=[$truss_AB_reactions.K37]" office:value-type="string" office:string-value="1B" calcext:value-type="string">
            <text:p>1B</text:p>
          </table:table-cell>
          <table:table-cell table:formula="of:=[$truss_AB_reactions.L37]" office:value-type="float" office:value="-0.0000000000000207762695936253" calcext:value-type="float">
            <text:p>0.00</text:p>
          </table:table-cell>
          <table:table-cell table:formula="of:=[$truss_AB_reactions.M37]" office:value-type="float" office:value="0" calcext:value-type="float">
            <text:p>0.00</text:p>
          </table:table-cell>
          <table:table-cell table:formula="of:=[$truss_AB_reactions.N37]" office:value-type="float" office:value="3.73169914332984" calcext:value-type="float">
            <text:p>3.73</text:p>
          </table:table-cell>
          <table:table-cell table:formula="of:=[$truss_AB_reactions.O37]" office:value-type="float" office:value="0.000000000000186531678991742" calcext:value-type="float">
            <text:p>0.00</text:p>
          </table:table-cell>
          <table:table-cell table:formula="of:=[$truss_AB_reactions.P37]" office:value-type="float" office:value="0" calcext:value-type="float">
            <text:p>0.00</text:p>
          </table:table-cell>
          <table:table-cell table:formula="of:=[$truss_AB_reactions.Q37]" office:value-type="float" office:value="3.73169914332987" calcext:value-type="float">
            <text:p>3.73</text:p>
          </table:table-cell>
          <table:table-cell table:number-columns-repeated="5"/>
          <table:table-cell table:style-name="ce17"/>
          <table:table-cell table:number-columns-repeated="7"/>
        </table:table-row>
        <table:table-row table:style-name="ro1">
          <table:table-cell table:formula="of:=[$truss_AB_reactions.A38]" office:value-type="string" office:string-value="EQ1612" calcext:value-type="string">
            <text:p>EQ1612</text:p>
          </table:table-cell>
          <table:table-cell table:formula="of:=[$truss_AB_reactions.B38]" office:value-type="string" office:string-value="2nd floor" calcext:value-type="string">
            <text:p>2nd floor</text:p>
          </table:table-cell>
          <table:table-cell table:formula="of:=[$truss_AB_reactions.C38]" office:value-type="string" office:string-value="1A" calcext:value-type="string">
            <text:p>1A</text:p>
          </table:table-cell>
          <table:table-cell table:formula="of:=[$truss_AB_reactions.D38]" office:value-type="float" office:value="-3.43547412740008E-015" calcext:value-type="float">
            <text:p>0.00</text:p>
          </table:table-cell>
          <table:table-cell table:formula="of:=[$truss_AB_reactions.E38]" office:value-type="float" office:value="0" calcext:value-type="float">
            <text:p>0.00</text:p>
          </table:table-cell>
          <table:table-cell table:formula="of:=[$truss_AB_reactions.F38]" office:value-type="float" office:value="1.61886425190081" calcext:value-type="float">
            <text:p>1.62</text:p>
          </table:table-cell>
          <table:table-cell table:formula="of:=[$truss_AB_reactions.G38]" office:value-type="float" office:value="0.0000000000000279012368764597" calcext:value-type="float">
            <text:p>0.00</text:p>
          </table:table-cell>
          <table:table-cell table:formula="of:=[$truss_AB_reactions.H38]" office:value-type="float" office:value="0" calcext:value-type="float">
            <text:p>0.00</text:p>
          </table:table-cell>
          <table:table-cell table:formula="of:=[$truss_AB_reactions.I38]" office:value-type="float" office:value="1.61886425190072" calcext:value-type="float">
            <text:p>1.62</text:p>
          </table:table-cell>
          <table:table-cell table:formula="of:=[$truss_AB_reactions.J38]" office:value-type="float" office:value="3.16350879043035" calcext:value-type="float">
            <text:p>3.16</text:p>
          </table:table-cell>
          <table:table-cell table:formula="of:=[$truss_AB_reactions.K38]" office:value-type="string" office:string-value="1B" calcext:value-type="string">
            <text:p>1B</text:p>
          </table:table-cell>
          <table:table-cell table:formula="of:=[$truss_AB_reactions.L38]" office:value-type="float" office:value="-0.0000000000000179554149326577" calcext:value-type="float">
            <text:p>0.00</text:p>
          </table:table-cell>
          <table:table-cell table:formula="of:=[$truss_AB_reactions.M38]" office:value-type="float" office:value="0" calcext:value-type="float">
            <text:p>0.00</text:p>
          </table:table-cell>
          <table:table-cell table:formula="of:=[$truss_AB_reactions.N38]" office:value-type="float" office:value="1.54464453852963" calcext:value-type="float">
            <text:p>1.54</text:p>
          </table:table-cell>
          <table:table-cell table:formula="of:=[$truss_AB_reactions.O38]" office:value-type="float" office:value="0.0000000000000789466270134653" calcext:value-type="float">
            <text:p>0.00</text:p>
          </table:table-cell>
          <table:table-cell table:formula="of:=[$truss_AB_reactions.P38]" office:value-type="float" office:value="0" calcext:value-type="float">
            <text:p>0.00</text:p>
          </table:table-cell>
          <table:table-cell table:formula="of:=[$truss_AB_reactions.Q38]" office:value-type="float" office:value="1.54464453852964" calcext:value-type="float">
            <text:p>1.54</text:p>
          </table:table-cell>
          <table:table-cell table:number-columns-repeated="13"/>
        </table:table-row>
        <table:table-row table:style-name="ro1">
          <table:table-cell table:formula="of:=[$truss_AB_reactions.A39]" office:value-type="string" office:string-value="EQ1613" calcext:value-type="string">
            <text:p>EQ1613</text:p>
          </table:table-cell>
          <table:table-cell table:formula="of:=[$truss_AB_reactions.B39]" office:value-type="string" office:string-value="2nd floor" calcext:value-type="string">
            <text:p>2nd floor</text:p>
          </table:table-cell>
          <table:table-cell table:formula="of:=[$truss_AB_reactions.C39]" office:value-type="string" office:string-value="1A" calcext:value-type="string">
            <text:p>1A</text:p>
          </table:table-cell>
          <table:table-cell table:formula="of:=[$truss_AB_reactions.D39]" office:value-type="float" office:value="-0.0000000000000107149844552623" calcext:value-type="float">
            <text:p>0.00</text:p>
          </table:table-cell>
          <table:table-cell table:formula="of:=[$truss_AB_reactions.E39]" office:value-type="float" office:value="0" calcext:value-type="float">
            <text:p>0.00</text:p>
          </table:table-cell>
          <table:table-cell table:formula="of:=[$truss_AB_reactions.F39]" office:value-type="float" office:value="3.90625413990031" calcext:value-type="float">
            <text:p>3.91</text:p>
          </table:table-cell>
          <table:table-cell table:formula="of:=[$truss_AB_reactions.G39]" office:value-type="float" office:value="0.0000000000000411262135457946" calcext:value-type="float">
            <text:p>0.00</text:p>
          </table:table-cell>
          <table:table-cell table:formula="of:=[$truss_AB_reactions.H39]" office:value-type="float" office:value="0" calcext:value-type="float">
            <text:p>0.00</text:p>
          </table:table-cell>
          <table:table-cell table:formula="of:=[$truss_AB_reactions.I39]" office:value-type="float" office:value="3.90625413990009" calcext:value-type="float">
            <text:p>3.91</text:p>
          </table:table-cell>
          <table:table-cell table:formula="of:=[$truss_AB_reactions.J39]" office:value-type="float" office:value="7.63795328322993" calcext:value-type="float">
            <text:p>7.64</text:p>
          </table:table-cell>
          <table:table-cell table:formula="of:=[$truss_AB_reactions.K39]" office:value-type="string" office:string-value="1B" calcext:value-type="string">
            <text:p>1B</text:p>
          </table:table-cell>
          <table:table-cell table:formula="of:=[$truss_AB_reactions.L39]" office:value-type="float" office:value="-0.0000000000000207762695936253" calcext:value-type="float">
            <text:p>0.00</text:p>
          </table:table-cell>
          <table:table-cell table:formula="of:=[$truss_AB_reactions.M39]" office:value-type="float" office:value="0" calcext:value-type="float">
            <text:p>0.00</text:p>
          </table:table-cell>
          <table:table-cell table:formula="of:=[$truss_AB_reactions.N39]" office:value-type="float" office:value="3.73169914332984" calcext:value-type="float">
            <text:p>3.73</text:p>
          </table:table-cell>
          <table:table-cell table:formula="of:=[$truss_AB_reactions.O39]" office:value-type="float" office:value="0.000000000000186531678991742" calcext:value-type="float">
            <text:p>0.00</text:p>
          </table:table-cell>
          <table:table-cell table:formula="of:=[$truss_AB_reactions.P39]" office:value-type="float" office:value="0" calcext:value-type="float">
            <text:p>0.00</text:p>
          </table:table-cell>
          <table:table-cell table:formula="of:=[$truss_AB_reactions.Q39]" office:value-type="float" office:value="3.73169914332987" calcext:value-type="float">
            <text:p>3.73</text:p>
          </table:table-cell>
          <table:table-cell table:number-columns-repeated="13"/>
        </table:table-row>
        <table:table-row table:style-name="ro1">
          <table:table-cell table:formula="of:=[$truss_AB_reactions.A40]" office:value-type="string" office:string-value="EQ1615" calcext:value-type="string">
            <text:p>EQ1615</text:p>
          </table:table-cell>
          <table:table-cell table:formula="of:=[$truss_AB_reactions.B40]" office:value-type="string" office:string-value="2nd floor" calcext:value-type="string">
            <text:p>2nd floor</text:p>
          </table:table-cell>
          <table:table-cell table:formula="of:=[$truss_AB_reactions.C40]" office:value-type="string" office:string-value="1A" calcext:value-type="string">
            <text:p>1A</text:p>
          </table:table-cell>
          <table:table-cell table:formula="of:=[$truss_AB_reactions.D40]" office:value-type="float" office:value="-8.80628903132674E-015" calcext:value-type="float">
            <text:p>0.00</text:p>
          </table:table-cell>
          <table:table-cell table:formula="of:=[$truss_AB_reactions.E40]" office:value-type="float" office:value="0" calcext:value-type="float">
            <text:p>0.00</text:p>
          </table:table-cell>
          <table:table-cell table:formula="of:=[$truss_AB_reactions.F40]" office:value-type="float" office:value="0.971318589737218" calcext:value-type="float">
            <text:p>0.97</text:p>
          </table:table-cell>
          <table:table-cell table:formula="of:=[$truss_AB_reactions.G40]" office:value-type="float" office:value="0.00000000000001442401753593" calcext:value-type="float">
            <text:p>0.00</text:p>
          </table:table-cell>
          <table:table-cell table:formula="of:=[$truss_AB_reactions.H40]" office:value-type="float" office:value="0" calcext:value-type="float">
            <text:p>0.00</text:p>
          </table:table-cell>
          <table:table-cell table:formula="of:=[$truss_AB_reactions.I40]" office:value-type="float" office:value="0.971318589737165" calcext:value-type="float">
            <text:p>0.97</text:p>
          </table:table-cell>
          <table:table-cell table:formula="of:=[$truss_AB_reactions.J40]" office:value-type="float" office:value="1.89810534968214" calcext:value-type="float">
            <text:p>1.90</text:p>
          </table:table-cell>
          <table:table-cell table:formula="of:=[$truss_AB_reactions.K40]" office:value-type="string" office:string-value="1B" calcext:value-type="string">
            <text:p>1B</text:p>
          </table:table-cell>
          <table:table-cell table:formula="of:=[$truss_AB_reactions.L40]" office:value-type="float" office:value="-0.0000000000000165352176395572" calcext:value-type="float">
            <text:p>0.00</text:p>
          </table:table-cell>
          <table:table-cell table:formula="of:=[$truss_AB_reactions.M40]" office:value-type="float" office:value="0" calcext:value-type="float">
            <text:p>0.00</text:p>
          </table:table-cell>
          <table:table-cell table:formula="of:=[$truss_AB_reactions.N40]" office:value-type="float" office:value="0.926786759944975" calcext:value-type="float">
            <text:p>0.93</text:p>
          </table:table-cell>
          <table:table-cell table:formula="of:=[$truss_AB_reactions.O40]" office:value-type="float" office:value="0.0000000000000458530990954387" calcext:value-type="float">
            <text:p>0.00</text:p>
          </table:table-cell>
          <table:table-cell table:formula="of:=[$truss_AB_reactions.P40]" office:value-type="float" office:value="0" calcext:value-type="float">
            <text:p>0.00</text:p>
          </table:table-cell>
          <table:table-cell table:formula="of:=[$truss_AB_reactions.Q40]" office:value-type="float" office:value="0.926786759944977" calcext:value-type="float">
            <text:p>0.9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8" table:formula="of:=[$truss_AB_reactions.F41]" office:value-type="float" office:value="4.66871743590014" calcext:value-type="float">
            <text:p>4.67</text:p>
          </table:table-cell>
          <table:table-cell table:style-name="ce18" table:formula="of:=[$truss_AB_reactions.G41]" office:value-type="float" office:value="0" calcext:value-type="float">
            <text:p>0.00</text:p>
          </table:table-cell>
          <table:table-cell table:style-name="ce18" table:formula="of:=[$truss_AB_reactions.H41]" office:value-type="float" office:value="0" calcext:value-type="float">
            <text:p>0.00</text:p>
          </table:table-cell>
          <table:table-cell table:style-name="ce18" table:formula="of:=[$truss_AB_reactions.I41]" office:value-type="float" office:value="4.66871743589987" calcext:value-type="float">
            <text:p>4.67</text:p>
          </table:table-cell>
          <table:table-cell table:style-name="ce18" table:formula="of:=[$truss_AB_reactions.J41]" office:value-type="float" office:value="9.12943478082979" calcext:value-type="float">
            <text:p>9.13</text:p>
          </table:table-cell>
          <table:table-cell table:style-name="ce18" table:number-columns-repeated="3"/>
          <table:table-cell table:style-name="ce18" table:formula="of:=MAX([.N34:.N40])" office:value-type="float" office:value="4.46071734492992" calcext:value-type="float">
            <text:p>4.46</text:p>
          </table:table-cell>
          <table:table-cell table:style-name="ce18" table:number-columns-repeated="2"/>
          <table:table-cell table:style-name="ce18" table:formula="of:=[$truss_AB_reactions.Q41]" office:value-type="float" office:value="4.46071734492995" calcext:value-type="float">
            <text:p>4.46</text:p>
          </table:table-cell>
          <table:table-cell table:style-name="ce17" table:formula="of:=MAX([.F41];[.Q41])" office:value-type="float" office:value="4.66871743590014" calcext:value-type="float">
            <text:p>4.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table:formula="of:=[$truss_AB_reactions.C42]" office:value-type="string" office:string-value="kN/m" calcext:value-type="string">
            <text:p>kN/m</text:p>
          </table:table-cell>
          <table:table-cell table:number-columns-repeated="2"/>
          <table:table-cell table:style-name="ce18" table:formula="of:=[$truss_AB_reactions.F42]" office:value-type="float" office:value="15.3173144222446" calcext:value-type="float">
            <text:p>15.32</text:p>
          </table:table-cell>
          <table:table-cell table:formula="of:=[$truss_AB_reactions.G42]" office:value-type="float" office:value="0" calcext:value-type="float">
            <text:p>0.00</text:p>
          </table:table-cell>
          <table:table-cell table:formula="of:=[$truss_AB_reactions.H42]" office:value-type="float" office:value="0" calcext:value-type="float">
            <text:p>0.00</text:p>
          </table:table-cell>
          <table:table-cell table:style-name="ce18" table:formula="of:=[$truss_AB_reactions.I42]" office:value-type="float" office:value="15.3173144222437" calcext:value-type="float">
            <text:p>15.32</text:p>
          </table:table-cell>
          <table:table-cell table:style-name="ce18" table:formula="of:=[$truss_AB_reactions.J42]" office:value-type="float" office:value="29.9522138478668" calcext:value-type="float">
            <text:p>29.95</text:p>
          </table:table-cell>
          <table:table-cell table:number-columns-repeated="3"/>
          <table:table-cell table:style-name="ce18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18" table:formula="of:=[$truss_AB_reactions.Q42]" office:value-type="float" office:value="14.6348994256232" calcext:value-type="float">
            <text:p>14.63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 table:formula="of:=[$truss_AB_reactions.A44]" office:value-type="string" office:string-value="EQ1608" calcext:value-type="string">
            <text:p>EQ1608</text:p>
          </table:table-cell>
          <table:table-cell/>
          <table:table-cell table:formula="of:=[$truss_AB_reactions.C44]" office:value-type="string" office:string-value="3A+2A+1A" calcext:value-type="string">
            <text:p>3A+2A+1A</text:p>
          </table:table-cell>
          <table:table-cell table:formula="of:=[$truss_AB_reactions.D44]" office:value-type="float" office:value="0.0000000000000210178541237837" calcext:value-type="float">
            <text:p>0.00</text:p>
          </table:table-cell>
          <table:table-cell table:formula="of:=[$truss_AB_reactions.E44]" office:value-type="float" office:value="0" calcext:value-type="float">
            <text:p>0.00</text:p>
          </table:table-cell>
          <table:table-cell table:formula="of:=[$truss_AB_reactions.F44]" office:value-type="float" office:value="4.64888189366216" calcext:value-type="float">
            <text:p>4.65</text:p>
          </table:table-cell>
          <table:table-cell table:formula="of:=[$truss_AB_reactions.G44]" office:value-type="float" office:value="0.000000000000277323053410328" calcext:value-type="float">
            <text:p>0.00</text:p>
          </table:table-cell>
          <table:table-cell table:formula="of:=[$truss_AB_reactions.H44]" office:value-type="float" office:value="0" calcext:value-type="float">
            <text:p>0.00</text:p>
          </table:table-cell>
          <table:table-cell table:formula="of:=[$truss_AB_reactions.I44]" office:value-type="float" office:value="4.66221831613656" calcext:value-type="float">
            <text:p>4.66</text:p>
          </table:table-cell>
          <table:table-cell table:formula="of:=[$truss_AB_reactions.J44]" office:value-type="float" office:value="9.1397138246045" calcext:value-type="float">
            <text:p>9.14</text:p>
          </table:table-cell>
          <table:table-cell table:formula="of:=[$truss_AB_reactions.K44]" office:value-type="string" office:string-value="3B+2B+1B" calcext:value-type="string">
            <text:p>3B+2B+1B</text:p>
          </table:table-cell>
          <table:table-cell table:formula="of:=[$truss_AB_reactions.L44]" office:value-type="float" office:value="-0.0000000000000217212914321863" calcext:value-type="float">
            <text:p>0.00</text:p>
          </table:table-cell>
          <table:table-cell table:formula="of:=[$truss_AB_reactions.M44]" office:value-type="float" office:value="0" calcext:value-type="float">
            <text:p>0.00</text:p>
          </table:table-cell>
          <table:table-cell table:formula="of:=[$truss_AB_reactions.N44]" office:value-type="float" office:value="4.47749550846794" calcext:value-type="float">
            <text:p>4.48</text:p>
          </table:table-cell>
          <table:table-cell table:formula="of:=[$truss_AB_reactions.O44]" office:value-type="float" office:value="0.000000000000216241247130711" calcext:value-type="float">
            <text:p>0.00</text:p>
          </table:table-cell>
          <table:table-cell table:formula="of:=[$truss_AB_reactions.P44]" office:value-type="float" office:value="0" calcext:value-type="float">
            <text:p>0.00</text:p>
          </table:table-cell>
          <table:table-cell table:formula="of:=[$truss_AB_reactions.Q4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17" table:formula="of:=[.F44]" office:value-type="float" office:value="4.64888189366216" calcext:value-type="float">
            <text:p>4.65</text:p>
          </table:table-cell>
          <table:table-cell table:style-name="ce17" table:formula="of:=[.W44]/[.$T$1]" office:value-type="float" office:value="15.252237183931" calcext:value-type="float">
            <text:p>15.25</text:p>
          </table:table-cell>
          <table:table-cell table:style-name="ce17" table:formula="of:=[.J44]" office:value-type="float" office:value="9.1397138246045" calcext:value-type="float">
            <text:p>9.14</text:p>
          </table:table-cell>
          <table:table-cell table:style-name="ce17" table:formula="of:=[.Y44]/[.$T$1]" office:value-type="float" office:value="29.9859377447654" calcext:value-type="float">
            <text:p>29.99</text:p>
          </table:table-cell>
          <table:table-cell table:style-name="ce17" table:formula="of:=[.Q44]" office:value-type="float" office:value="4.48959897926466" calcext:value-type="float">
            <text:p>4.49</text:p>
          </table:table-cell>
          <table:table-cell table:style-name="ce17" table:formula="of:=[.AA44]/[.$T$1]" office:value-type="float" office:value="14.7296554437817" calcext:value-type="float">
            <text:p>14.73</text:p>
          </table:table-cell>
          <table:table-cell table:number-columns-repeated="2"/>
        </table:table-row>
        <table:table-row table:style-name="ro1">
          <table:table-cell table:formula="of:=[$truss_AB_reactions.A45]" office:value-type="string" office:string-value="EQ1609" calcext:value-type="string">
            <text:p>EQ1609</text:p>
          </table:table-cell>
          <table:table-cell/>
          <table:table-cell table:formula="of:=[$truss_AB_reactions.C45]" office:value-type="string" office:string-value="3A+2A+1A" calcext:value-type="string">
            <text:p>3A+2A+1A</text:p>
          </table:table-cell>
          <table:table-cell table:formula="of:=[$truss_AB_reactions.D45]" office:value-type="float" office:value="0.0000000000000102868824569669" calcext:value-type="float">
            <text:p>0.00</text:p>
          </table:table-cell>
          <table:table-cell table:formula="of:=[$truss_AB_reactions.E45]" office:value-type="float" office:value="0" calcext:value-type="float">
            <text:p>0.00</text:p>
          </table:table-cell>
          <table:table-cell table:formula="of:=[$truss_AB_reactions.F45]" office:value-type="float" office:value="12.6246444536592" calcext:value-type="float">
            <text:p>12.62</text:p>
          </table:table-cell>
          <table:table-cell table:formula="of:=[$truss_AB_reactions.G45]" office:value-type="float" office:value="0.000000000000737152561214316" calcext:value-type="float">
            <text:p>0.00</text:p>
          </table:table-cell>
          <table:table-cell table:formula="of:=[$truss_AB_reactions.H45]" office:value-type="float" office:value="0" calcext:value-type="float">
            <text:p>0.00</text:p>
          </table:table-cell>
          <table:table-cell table:formula="of:=[$truss_AB_reactions.I45]" office:value-type="float" office:value="12.6379808761332" calcext:value-type="float">
            <text:p>12.64</text:p>
          </table:table-cell>
          <table:table-cell table:formula="of:=[$truss_AB_reactions.J45]" office:value-type="float" office:value="24.7567880005991" calcext:value-type="float">
            <text:p>24.76</text:p>
          </table:table-cell>
          <table:table-cell table:formula="of:=[$truss_AB_reactions.K45]" office:value-type="string" office:string-value="3B+2B+1B" calcext:value-type="string">
            <text:p>3B+2B+1B</text:p>
          </table:table-cell>
          <table:table-cell table:formula="of:=[$truss_AB_reactions.L45]" office:value-type="float" office:value="-0.000000000000129020349959319" calcext:value-type="float">
            <text:p>0.00</text:p>
          </table:table-cell>
          <table:table-cell table:formula="of:=[$truss_AB_reactions.M45]" office:value-type="float" office:value="0" calcext:value-type="float">
            <text:p>0.00</text:p>
          </table:table-cell>
          <table:table-cell table:formula="of:=[$truss_AB_reactions.N45]" office:value-type="float" office:value="12.1188071244659" calcext:value-type="float">
            <text:p>12.12</text:p>
          </table:table-cell>
          <table:table-cell table:formula="of:=[$truss_AB_reactions.O45]" office:value-type="float" office:value="0.000000000000553786350110386" calcext:value-type="float">
            <text:p>0.00</text:p>
          </table:table-cell>
          <table:table-cell table:formula="of:=[$truss_AB_reactions.P45]" office:value-type="float" office:value="0" calcext:value-type="float">
            <text:p>0.00</text:p>
          </table:table-cell>
          <table:table-cell table:formula="of:=[$truss_AB_reactions.Q4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17" table:formula="of:=([.F45]-[.F44])" office:value-type="float" office:value="7.97576255999702" calcext:value-type="float">
            <text:p>7.98</text:p>
          </table:table-cell>
          <table:table-cell table:style-name="ce17" table:formula="of:=[.W45]/[.$T$1]" office:value-type="float" office:value="26.1671999999902" calcext:value-type="float">
            <text:p>26.17</text:p>
          </table:table-cell>
          <table:table-cell table:style-name="ce17" table:formula="of:=([.J45]-[.J44])" office:value-type="float" office:value="15.6170741759946" calcext:value-type="float">
            <text:p>15.62</text:p>
          </table:table-cell>
          <table:table-cell table:style-name="ce17" table:formula="of:=[.Y45]/[.$T$1]" office:value-type="float" office:value="51.2371199999823" calcext:value-type="float">
            <text:p>51.24</text:p>
          </table:table-cell>
          <table:table-cell table:style-name="ce17" table:formula="of:=([.Q45]-[.Q44])" office:value-type="float" office:value="7.64131161599821" calcext:value-type="float">
            <text:p>7.64</text:p>
          </table:table-cell>
          <table:table-cell table:style-name="ce17" table:formula="of:=[.AA45]/[.$T$1]" office:value-type="float" office:value="25.0699199999941" calcext:value-type="float">
            <text:p>25.07</text:p>
          </table:table-cell>
          <table:table-cell table:number-columns-repeated="2"/>
        </table:table-row>
        <table:table-row table:style-name="ro1">
          <table:table-cell table:formula="of:=[$truss_AB_reactions.A46]" office:value-type="string" office:string-value="EQ1610" calcext:value-type="string">
            <text:p>EQ1610</text:p>
          </table:table-cell>
          <table:table-cell/>
          <table:table-cell table:formula="of:=[$truss_AB_reactions.C46]" office:value-type="string" office:string-value="3A+2A+1A" calcext:value-type="string">
            <text:p>3A+2A+1A</text:p>
          </table:table-cell>
          <table:table-cell table:formula="of:=[$truss_AB_reactions.D46]" office:value-type="float" office:value="0.0000000000000315409920403908" calcext:value-type="float">
            <text:p>0.00</text:p>
          </table:table-cell>
          <table:table-cell table:formula="of:=[$truss_AB_reactions.E46]" office:value-type="float" office:value="0" calcext:value-type="float">
            <text:p>0.00</text:p>
          </table:table-cell>
          <table:table-cell table:formula="of:=[$truss_AB_reactions.F46]" office:value-type="float" office:value="8.08675614566197" calcext:value-type="float">
            <text:p>8.09</text:p>
          </table:table-cell>
          <table:table-cell table:formula="of:=[$truss_AB_reactions.G46]" office:value-type="float" office:value="0.00000000000033430147539093" calcext:value-type="float">
            <text:p>0.00</text:p>
          </table:table-cell>
          <table:table-cell table:formula="of:=[$truss_AB_reactions.H46]" office:value-type="float" office:value="0" calcext:value-type="float">
            <text:p>0.00</text:p>
          </table:table-cell>
          <table:table-cell table:formula="of:=[$truss_AB_reactions.I46]" office:value-type="float" office:value="8.10009256813602" calcext:value-type="float">
            <text:p>8.10</text:p>
          </table:table-cell>
          <table:table-cell table:formula="of:=[$truss_AB_reactions.J46]" office:value-type="float" office:value="15.8754109958044" calcext:value-type="float">
            <text:p>15.88</text:p>
          </table:table-cell>
          <table:table-cell table:formula="of:=[$truss_AB_reactions.K46]" office:value-type="string" office:string-value="3B+2B+1B" calcext:value-type="string">
            <text:p>3B+2B+1B</text:p>
          </table:table-cell>
          <table:table-cell table:formula="of:=[$truss_AB_reactions.L46]" office:value-type="float" office:value="-0.000000000000093439922466132" calcext:value-type="float">
            <text:p>0.00</text:p>
          </table:table-cell>
          <table:table-cell table:formula="of:=[$truss_AB_reactions.M46]" office:value-type="float" office:value="0" calcext:value-type="float">
            <text:p>0.00</text:p>
          </table:table-cell>
          <table:table-cell table:formula="of:=[$truss_AB_reactions.N46]" office:value-type="float" office:value="7.7753184276684" calcext:value-type="float">
            <text:p>7.78</text:p>
          </table:table-cell>
          <table:table-cell table:formula="of:=[$truss_AB_reactions.O46]" office:value-type="float" office:value="0.000000000000646311448804227" calcext:value-type="float">
            <text:p>0.00</text:p>
          </table:table-cell>
          <table:table-cell table:formula="of:=[$truss_AB_reactions.P46]" office:value-type="float" office:value="0" calcext:value-type="float">
            <text:p>0.00</text:p>
          </table:table-cell>
          <table:table-cell table:formula="of:=[$truss_AB_reactions.Q4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17" table:formula="of:=([.F46]-[.F44])" office:value-type="float" office:value="3.43787425199981" calcext:value-type="float">
            <text:p>3.44</text:p>
          </table:table-cell>
          <table:table-cell table:style-name="ce17" table:formula="of:=[.W46]/[.$T$1]" office:value-type="float" office:value="11.2791149999994" calcext:value-type="float">
            <text:p>11.28</text:p>
          </table:table-cell>
          <table:table-cell table:style-name="ce17" table:formula="of:=([.J46]-[.J44])" office:value-type="float" office:value="6.73569717119992" calcext:value-type="float">
            <text:p>6.74</text:p>
          </table:table-cell>
          <table:table-cell table:style-name="ce17" table:formula="of:=[.Y46]/[.$T$1]" office:value-type="float" office:value="22.0987439999997" calcext:value-type="float">
            <text:p>22.10</text:p>
          </table:table-cell>
          <table:table-cell table:style-name="ce17" table:formula="of:=([.Q46]-[.Q44])" office:value-type="float" office:value="3.2978229192005" calcext:value-type="float">
            <text:p>3.30</text:p>
          </table:table-cell>
          <table:table-cell table:style-name="ce17" table:formula="of:=[.AA46]/[.$T$1]" office:value-type="float" office:value="10.8196290000016" calcext:value-type="float">
            <text:p>10.82</text:p>
          </table:table-cell>
          <table:table-cell table:number-columns-repeated="2"/>
        </table:table-row>
        <table:table-row table:style-name="ro1">
          <table:table-cell table:formula="of:=[$truss_AB_reactions.A47]" office:value-type="string" office:string-value="EQ1611" calcext:value-type="string">
            <text:p>EQ1611</text:p>
          </table:table-cell>
          <table:table-cell/>
          <table:table-cell table:formula="of:=[$truss_AB_reactions.C47]" office:value-type="string" office:string-value="3A+2A+1A" calcext:value-type="string">
            <text:p>3A+2A+1A</text:p>
          </table:table-cell>
          <table:table-cell table:formula="of:=[$truss_AB_reactions.D47]" office:value-type="float" office:value="0.0000000000000479190020996612" calcext:value-type="float">
            <text:p>0.00</text:p>
          </table:table-cell>
          <table:table-cell table:formula="of:=[$truss_AB_reactions.E47]" office:value-type="float" office:value="0" calcext:value-type="float">
            <text:p>0.00</text:p>
          </table:table-cell>
          <table:table-cell table:formula="of:=[$truss_AB_reactions.F47]" office:value-type="float" office:value="13.2091095026598" calcext:value-type="float">
            <text:p>13.21</text:p>
          </table:table-cell>
          <table:table-cell table:formula="of:=[$truss_AB_reactions.G47]" office:value-type="float" office:value="0.000000000000638234354255473" calcext:value-type="float">
            <text:p>0.00</text:p>
          </table:table-cell>
          <table:table-cell table:formula="of:=[$truss_AB_reactions.H47]" office:value-type="float" office:value="0" calcext:value-type="float">
            <text:p>0.00</text:p>
          </table:table-cell>
          <table:table-cell table:formula="of:=[$truss_AB_reactions.I47]" office:value-type="float" office:value="13.2224459251336" calcext:value-type="float">
            <text:p>13.22</text:p>
          </table:table-cell>
          <table:table-cell table:formula="of:=[$truss_AB_reactions.J47]" office:value-type="float" office:value="25.9042923350004" calcext:value-type="float">
            <text:p>25.90</text:p>
          </table:table-cell>
          <table:table-cell table:formula="of:=[$truss_AB_reactions.K47]" office:value-type="string" office:string-value="3B+2B+1B" calcext:value-type="string">
            <text:p>3B+2B+1B</text:p>
          </table:table-cell>
          <table:table-cell table:formula="of:=[$truss_AB_reactions.L47]" office:value-type="float" office:value="-0.000000000000110873088488006" calcext:value-type="float">
            <text:p>0.00</text:p>
          </table:table-cell>
          <table:table-cell table:formula="of:=[$truss_AB_reactions.M47]" office:value-type="float" office:value="0" calcext:value-type="float">
            <text:p>0.00</text:p>
          </table:table-cell>
          <table:table-cell table:formula="of:=[$truss_AB_reactions.N47]" office:value-type="float" office:value="12.6818464098668" calcext:value-type="float">
            <text:p>12.68</text:p>
          </table:table-cell>
          <table:table-cell table:formula="of:=[$truss_AB_reactions.O47]" office:value-type="float" office:value="0.000000000000794983634477831" calcext:value-type="float">
            <text:p>0.00</text:p>
          </table:table-cell>
          <table:table-cell table:formula="of:=[$truss_AB_reactions.P47]" office:value-type="float" office:value="0" calcext:value-type="float">
            <text:p>0.00</text:p>
          </table:table-cell>
          <table:table-cell table:formula="of:=[$truss_AB_reactions.Q4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17" table:formula="of:=([.F48]-[.F44])/0.6" office:value-type="float" office:value="-2.17218929031494" calcext:value-type="float">
            <text:p>-2.17</text:p>
          </table:table-cell>
          <table:table-cell table:style-name="ce17" table:formula="of:=[.W47]/[.$T$1]" office:value-type="float" office:value="-7.12660528318549" calcext:value-type="float">
            <text:p>-7.13</text:p>
          </table:table-cell>
          <table:table-cell table:style-name="ce17" table:formula="of:=([.J48]-[.J44])/0.6" office:value-type="float" office:value="-4.25588843151374" calcext:value-type="float">
            <text:p>-4.26</text:p>
          </table:table-cell>
          <table:table-cell table:style-name="ce17" table:formula="of:=[.Y47]/[.$T$1]" office:value-type="float" office:value="-13.9628885548351" calcext:value-type="float">
            <text:p>-13.96</text:p>
          </table:table-cell>
          <table:table-cell table:style-name="ce17" table:formula="of:=([.Q48]-[.Q44])/0.6" office:value-type="float" office:value="-2.08369914119909" calcext:value-type="float">
            <text:p>-2.08</text:p>
          </table:table-cell>
          <table:table-cell table:style-name="ce17" table:formula="of:=[.AA47]/[.$T$1]" office:value-type="float" office:value="-6.83628327165054" calcext:value-type="float">
            <text:p>-6.84</text:p>
          </table:table-cell>
          <table:table-cell table:number-columns-repeated="2"/>
        </table:table-row>
        <table:table-row table:style-name="ro1">
          <table:table-cell table:formula="of:=[$truss_AB_reactions.A48]" office:value-type="string" office:string-value="EQ1612" calcext:value-type="string">
            <text:p>EQ1612</text:p>
          </table:table-cell>
          <table:table-cell/>
          <table:table-cell table:formula="of:=[$truss_AB_reactions.C48]" office:value-type="string" office:string-value="3A+2A+1A" calcext:value-type="string">
            <text:p>3A+2A+1A</text:p>
          </table:table-cell>
          <table:table-cell table:formula="of:=[$truss_AB_reactions.D48]" office:value-type="float" office:value="0.0000000000000297557534167936" calcext:value-type="float">
            <text:p>0.00</text:p>
          </table:table-cell>
          <table:table-cell table:formula="of:=[$truss_AB_reactions.E48]" office:value-type="float" office:value="0" calcext:value-type="float">
            <text:p>0.00</text:p>
          </table:table-cell>
          <table:table-cell table:formula="of:=[$truss_AB_reactions.F48]" office:value-type="float" office:value="3.3455683194732" calcext:value-type="float">
            <text:p>3.35</text:p>
          </table:table-cell>
          <table:table-cell table:formula="of:=[$truss_AB_reactions.G48]" office:value-type="float" office:value="0.000000000000253440379793801" calcext:value-type="float">
            <text:p>0.00</text:p>
          </table:table-cell>
          <table:table-cell table:formula="of:=[$truss_AB_reactions.H48]" office:value-type="float" office:value="0" calcext:value-type="float">
            <text:p>0.00</text:p>
          </table:table-cell>
          <table:table-cell table:formula="of:=[$truss_AB_reactions.I48]" office:value-type="float" office:value="3.35890474194774" calcext:value-type="float">
            <text:p>3.36</text:p>
          </table:table-cell>
          <table:table-cell table:formula="of:=[$truss_AB_reactions.J48]" office:value-type="float" office:value="6.58618076569625" calcext:value-type="float">
            <text:p>6.59</text:p>
          </table:table-cell>
          <table:table-cell table:formula="of:=[$truss_AB_reactions.K48]" office:value-type="string" office:string-value="3B+2B+1B" calcext:value-type="string">
            <text:p>3B+2B+1B</text:p>
          </table:table-cell>
          <table:table-cell table:formula="of:=[$truss_AB_reactions.L48]" office:value-type="float" office:value="-4.26414459298031E-015" calcext:value-type="float">
            <text:p>0.00</text:p>
          </table:table-cell>
          <table:table-cell table:formula="of:=[$truss_AB_reactions.M48]" office:value-type="float" office:value="0" calcext:value-type="float">
            <text:p>0.00</text:p>
          </table:table-cell>
          <table:table-cell table:formula="of:=[$truss_AB_reactions.N48]" office:value-type="float" office:value="3.22727602374851" calcext:value-type="float">
            <text:p>3.23</text:p>
          </table:table-cell>
          <table:table-cell table:formula="of:=[$truss_AB_reactions.O48]" office:value-type="float" office:value="0.0000000000000526529930766628" calcext:value-type="float">
            <text:p>0.00</text:p>
          </table:table-cell>
          <table:table-cell table:formula="of:=[$truss_AB_reactions.P48]" office:value-type="float" office:value="0" calcext:value-type="float">
            <text:p>0.00</text:p>
          </table:table-cell>
          <table:table-cell table:formula="of:=[$truss_AB_reactions.Q48]" office:value-type="float" office:value="3.23937949454521" calcext:value-type="float">
            <text:p>3.24</text:p>
          </table:table-cell>
          <table:table-cell table:number-columns-repeated="8"/>
          <table:table-cell table:style-name="ce17"/>
          <table:table-cell table:number-columns-repeated="4"/>
        </table:table-row>
        <table:table-row table:style-name="ro1">
          <table:table-cell table:formula="of:=[$truss_AB_reactions.A49]" office:value-type="string" office:string-value="EQ1613" calcext:value-type="string">
            <text:p>EQ1613</text:p>
          </table:table-cell>
          <table:table-cell/>
          <table:table-cell table:formula="of:=[$truss_AB_reactions.C49]" office:value-type="string" office:string-value="3A+2A+1A" calcext:value-type="string">
            <text:p>3A+2A+1A</text:p>
          </table:table-cell>
          <table:table-cell table:formula="of:=[$truss_AB_reactions.D49]" office:value-type="float" office:value="0.0000000000000576356740111805" calcext:value-type="float">
            <text:p>0.00</text:p>
          </table:table-cell>
          <table:table-cell table:formula="of:=[$truss_AB_reactions.E49]" office:value-type="float" office:value="0" calcext:value-type="float">
            <text:p>0.00</text:p>
          </table:table-cell>
          <table:table-cell table:formula="of:=[$truss_AB_reactions.F49]" office:value-type="float" office:value="12.2316243867544" calcext:value-type="float">
            <text:p>12.23</text:p>
          </table:table-cell>
          <table:table-cell table:formula="of:=[$truss_AB_reactions.G49]" office:value-type="float" office:value="0.000000000000615401063441823" calcext:value-type="float">
            <text:p>0.00</text:p>
          </table:table-cell>
          <table:table-cell table:formula="of:=[$truss_AB_reactions.H49]" office:value-type="float" office:value="0" calcext:value-type="float">
            <text:p>0.00</text:p>
          </table:table-cell>
          <table:table-cell table:formula="of:=[$truss_AB_reactions.I49]" office:value-type="float" office:value="12.2449608092283" calcext:value-type="float">
            <text:p>12.24</text:p>
          </table:table-cell>
          <table:table-cell table:formula="of:=[$truss_AB_reactions.J49]" office:value-type="float" office:value="23.9891426676546" calcext:value-type="float">
            <text:p>23.99</text:p>
          </table:table-cell>
          <table:table-cell table:formula="of:=[$truss_AB_reactions.K49]" office:value-type="string" office:string-value="3B+2B+1B" calcext:value-type="string">
            <text:p>3B+2B+1B</text:p>
          </table:table-cell>
          <table:table-cell table:formula="of:=[$truss_AB_reactions.L49]" office:value-type="float" office:value="-0.000000000000111860742890712" calcext:value-type="float">
            <text:p>0.00</text:p>
          </table:table-cell>
          <table:table-cell table:formula="of:=[$truss_AB_reactions.M49]" office:value-type="float" office:value="0" calcext:value-type="float">
            <text:p>0.00</text:p>
          </table:table-cell>
          <table:table-cell table:formula="of:=[$truss_AB_reactions.N49]" office:value-type="float" office:value="11.7441818584263" calcext:value-type="float">
            <text:p>11.74</text:p>
          </table:table-cell>
          <table:table-cell table:formula="of:=[$truss_AB_reactions.O49]" office:value-type="float" office:value="0.000000000000676266154187033" calcext:value-type="float">
            <text:p>0.00</text:p>
          </table:table-cell>
          <table:table-cell table:formula="of:=[$truss_AB_reactions.P49]" office:value-type="float" office:value="0" calcext:value-type="float">
            <text:p>0.00</text:p>
          </table:table-cell>
          <table:table-cell table:formula="of:=[$truss_AB_reactions.Q49]" office:value-type="float" office:value="11.7562853292232" calcext:value-type="float">
            <text:p>11.76</text:p>
          </table:table-cell>
          <table:table-cell table:number-columns-repeated="13"/>
        </table:table-row>
        <table:table-row table:style-name="ro1">
          <table:table-cell table:formula="of:=[$truss_AB_reactions.A50]" office:value-type="string" office:string-value="EQ1615" calcext:value-type="string">
            <text:p>EQ1615</text:p>
          </table:table-cell>
          <table:table-cell/>
          <table:table-cell table:formula="of:=[$truss_AB_reactions.C50]" office:value-type="string" office:string-value="3A+2A+1A" calcext:value-type="string">
            <text:p>3A+2A+1A</text:p>
          </table:table-cell>
          <table:table-cell table:formula="of:=[$truss_AB_reactions.D50]" office:value-type="float" office:value="0.0000000000000251896281611152" calcext:value-type="float">
            <text:p>0.00</text:p>
          </table:table-cell>
          <table:table-cell table:formula="of:=[$truss_AB_reactions.E50]" office:value-type="float" office:value="0" calcext:value-type="float">
            <text:p>0.00</text:p>
          </table:table-cell>
          <table:table-cell table:formula="of:=[$truss_AB_reactions.F50]" office:value-type="float" office:value="1.48601567284631" calcext:value-type="float">
            <text:p>1.49</text:p>
          </table:table-cell>
          <table:table-cell table:formula="of:=[$truss_AB_reactions.G50]" office:value-type="float" office:value="0.000000000000130662591857344" calcext:value-type="float">
            <text:p>0.00</text:p>
          </table:table-cell>
          <table:table-cell table:formula="of:=[$truss_AB_reactions.H50]" office:value-type="float" office:value="0" calcext:value-type="float">
            <text:p>0.00</text:p>
          </table:table-cell>
          <table:table-cell table:formula="of:=[$truss_AB_reactions.I50]" office:value-type="float" office:value="1.49401752664908" calcext:value-type="float">
            <text:p>1.49</text:p>
          </table:table-cell>
          <table:table-cell table:formula="of:=[$truss_AB_reactions.J50]" office:value-type="float" office:value="2.93029545376222" calcext:value-type="float">
            <text:p>2.93</text:p>
          </table:table-cell>
          <table:table-cell table:formula="of:=[$truss_AB_reactions.K50]" office:value-type="string" office:string-value="3B+2B+1B" calcext:value-type="string">
            <text:p>3B+2B+1B</text:p>
          </table:table-cell>
          <table:table-cell table:formula="of:=[$truss_AB_reactions.L50]" office:value-type="float" office:value="-0.0000000000000255120369274664" calcext:value-type="float">
            <text:p>0.00</text:p>
          </table:table-cell>
          <table:table-cell table:formula="of:=[$truss_AB_reactions.M50]" office:value-type="float" office:value="0" calcext:value-type="float">
            <text:p>0.00</text:p>
          </table:table-cell>
          <table:table-cell table:formula="of:=[$truss_AB_reactions.N50]" office:value-type="float" office:value="1.43627792711314" calcext:value-type="float">
            <text:p>1.44</text:p>
          </table:table-cell>
          <table:table-cell table:formula="of:=[$truss_AB_reactions.O50]" office:value-type="float" office:value="-0.0000000000000379802855832167" calcext:value-type="float">
            <text:p>0.00</text:p>
          </table:table-cell>
          <table:table-cell table:formula="of:=[$truss_AB_reactions.P50]" office:value-type="float" office:value="0" calcext:value-type="float">
            <text:p>0.00</text:p>
          </table:table-cell>
          <table:table-cell table:formula="of:=[$truss_AB_reactions.Q50]" office:value-type="float" office:value="1.44354000987972" calcext:value-type="float">
            <text:p>1.44</text:p>
          </table:table-cell>
          <table:table-cell table:number-columns-repeated="4"/>
          <table:table-cell table:style-name="ce22" office:value-type="string" calcext:value-type="string" table:number-columns-spanned="3" table:number-rows-spanned="1">
            <text:p>WL1 Loads on bearing wall (kips/foot)</text:p>
          </table:table-cell>
          <table:covered-table-cell table:style-name="ce22"/>
          <table:covered-table-cell/>
          <table:table-cell table:number-columns-repeated="2"/>
          <table:table-cell table:style-name="ce22" office:value-type="string" calcext:value-type="string" table:number-columns-spanned="2" table:number-rows-spanned="1">
            <text:p>Wall self weight (kips(foot)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style-name="ce18" table:formula="of:=[$truss_AB_reactions.F51]" office:value-type="float" office:value="13.2091095026598" calcext:value-type="float">
            <text:p>13.21</text:p>
          </table:table-cell>
          <table:table-cell table:style-name="ce18" table:formula="of:=[$truss_AB_reactions.G51]" office:value-type="float" office:value="0" calcext:value-type="float">
            <text:p>0.00</text:p>
          </table:table-cell>
          <table:table-cell table:style-name="ce18" table:formula="of:=[$truss_AB_reactions.H51]" office:value-type="float" office:value="0" calcext:value-type="float">
            <text:p>0.00</text:p>
          </table:table-cell>
          <table:table-cell table:style-name="ce18" table:formula="of:=[$truss_AB_reactions.I51]" office:value-type="float" office:value="13.2224459251336" calcext:value-type="float">
            <text:p>13.22</text:p>
          </table:table-cell>
          <table:table-cell table:style-name="ce18" table:formula="of:=[$truss_AB_reactions.J51]" office:value-type="float" office:value="25.9042923350004" calcext:value-type="float">
            <text:p>25.90</text:p>
          </table:table-cell>
          <table:table-cell table:style-name="ce18" table:number-columns-repeated="3"/>
          <table:table-cell table:style-name="ce18" table:formula="of:=MAX([.N44:.N50])" office:value-type="float" office:value="12.6818464098668" calcext:value-type="float">
            <text:p>12.68</text:p>
          </table:table-cell>
          <table:table-cell table:style-name="ce18" table:number-columns-repeated="2"/>
          <table:table-cell table:style-name="ce18" table:formula="of:=[$truss_AB_reactions.Q51]" office:value-type="float" office:value="12.6939498806637" calcext:value-type="float">
            <text:p>12.69</text:p>
          </table:table-cell>
          <table:table-cell table:style-name="ce17" table:formula="of:=MAX([.F51];[.Q51])" office:value-type="float" office:value="13.2091095026598" calcext:value-type="float">
            <text:p>13.21</text:p>
          </table:table-cell>
          <table:table-cell table:number-columns-repeated="3"/>
          <table:table-cell table:formula="of:=[.V44]" office:value-type="string" office:string-value="DEAD LOAD" calcext:value-type="string">
            <text:p>DEAD LOAD</text:p>
          </table:table-cell>
          <table:table-cell/>
          <table:table-cell table:style-name="ce17" table:formula="of:=[.Z44]*0.068521783" office:value-type="float" office:value="2.05468991919833" calcext:value-type="float">
            <text:p>2.05</text:p>
          </table:table-cell>
          <table:table-cell table:number-columns-repeated="2"/>
          <table:table-cell table:style-name="ce17" table:formula="of:=20*9/0.3048/1000" office:value-type="float" office:value="0.590551181102362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formula="of:=[$truss_AB_reactions.C52]" office:value-type="string" office:string-value="kN/m" calcext:value-type="string">
            <text:p>kN/m</text:p>
          </table:table-cell>
          <table:table-cell table:number-columns-repeated="2"/>
          <table:table-cell table:style-name="ce18" table:formula="of:=[$truss_AB_reactions.F52]" office:value-type="float" office:value="43.3369734339232" calcext:value-type="float">
            <text:p>43.34</text:p>
          </table:table-cell>
          <table:table-cell table:formula="of:=[$truss_AB_reactions.G52]" office:value-type="float" office:value="0" calcext:value-type="float">
            <text:p>0.00</text:p>
          </table:table-cell>
          <table:table-cell table:formula="of:=[$truss_AB_reactions.H52]" office:value-type="float" office:value="0" calcext:value-type="float">
            <text:p>0.00</text:p>
          </table:table-cell>
          <table:table-cell table:style-name="ce18" table:formula="of:=[$truss_AB_reactions.I52]" office:value-type="float" office:value="43.3807281008322" calcext:value-type="float">
            <text:p>43.38</text:p>
          </table:table-cell>
          <table:table-cell table:style-name="ce18" table:formula="of:=[$truss_AB_reactions.J52]" office:value-type="float" office:value="84.987835744752" calcext:value-type="float">
            <text:p>84.99</text:p>
          </table:table-cell>
          <table:table-cell table:number-columns-repeated="3"/>
          <table:table-cell table:style-name="ce18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18" table:formula="of:=[$truss_AB_reactions.Q52]" office:value-type="float" office:value="41.6468171937785" calcext:value-type="float">
            <text:p>41.65</text:p>
          </table:table-cell>
          <table:table-cell table:number-columns-repeated="4"/>
          <table:table-cell table:formula="of:=[.V45]" office:value-type="string" office:string-value="LIVE LOAD" calcext:value-type="string">
            <text:p>LIVE LOAD</text:p>
          </table:table-cell>
          <table:table-cell/>
          <table:table-cell table:style-name="ce17" table:formula="of:=[.Z45]*0.0685217832" office:value-type="float" office:value="3.51085882843117" calcext:value-type="float">
            <text:p>3.51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1"/>
          <table:table-cell table:formula="of:=[.V46]" office:value-type="string" office:string-value="SNOW LOAD" calcext:value-type="string">
            <text:p>SNOW LOAD</text:p>
          </table:table-cell>
          <table:table-cell/>
          <table:table-cell table:style-name="ce17" table:formula="of:=[.Z46]*0.0685217832" office:value-type="float" office:value="1.51424534536028" calcext:value-type="float">
            <text:p>1.51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1"/>
          <table:table-cell table:formula="of:=[.V47]" office:value-type="string" office:string-value="WIND LOAD" calcext:value-type="string">
            <text:p>WIND LOAD</text:p>
          </table:table-cell>
          <table:table-cell/>
          <table:table-cell table:style-name="ce17" table:formula="of:=[.Z47]*0.0685217832" office:value-type="float" office:value="-0.956762022400173" calcext:value-type="float">
            <text:p>-0.96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6"/>
          <table:table-cell table:formula="of:=40*33*2"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93/22*16/2" office:value-type="float" office:value="33.8181818181818" calcext:value-type="float">
            <text:p>33.8181818181818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[.AA56]*0.3048" office:value-type="float" office:value="10.3077818181818" calcext:value-type="float">
            <text:p>10.3077818181818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42*[.AA56]/1000" office:value-type="float" office:value="1.42036363636364" calcext:value-type="float">
            <text:p>1.42036363636364</text:p>
          </table:table-cell>
          <table:table-cell table:number-columns-repeated="3"/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9:45:45.765658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9:51:06.695597581</dc:date>
    <meta:editing-duration>PT10H17M52S</meta:editing-duration>
    <meta:editing-cycles>44</meta:editing-cycles>
    <meta:generator>LibreOffice/6.0.7.3$Linux_X86_64 LibreOffice_project/00m0$Build-3</meta:generator>
    <meta:document-statistic meta:table-count="2" meta:cell-count="1702" meta:object-count="0"/>
  </office:meta>
</office:document-meta>
</file>